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hart_1/content.xml" manifest:media-type="text/xml"/>
  <manifest:file-entry manifest:full-path="chart_1/styles.xml" manifest:media-type="text/xml"/>
  <manifest:file-entry manifest:full-path="chart_1/meta.xml" manifest:media-type="text/xml"/>
  <manifest:file-entry manifest:full-path="chart_1/" manifest:media-type="application/vnd.oasis.opendocument.chart"/>
  <manifest:file-entry manifest:full-path="chart_2/content.xml" manifest:media-type="text/xml"/>
  <manifest:file-entry manifest:full-path="chart_2/styles.xml" manifest:media-type="text/xml"/>
  <manifest:file-entry manifest:full-path="chart_2/meta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hart_3/content.xml" manifest:media-type="text/xml"/>
  <manifest:file-entry manifest:full-path="chart_3/styles.xml" manifest:media-type="text/xml"/>
  <manifest:file-entry manifest:full-path="chart_3/meta.xml" manifest:media-type="text/xml"/>
  <manifest:file-entry manifest:full-path="chart_3/" manifest:media-type="application/vnd.oasis.opendocument.chart"/>
  <manifest:file-entry manifest:full-path="chart_4/content.xml" manifest:media-type="text/xml"/>
  <manifest:file-entry manifest:full-path="chart_4/styles.xml" manifest:media-type="text/xml"/>
  <manifest:file-entry manifest:full-path="chart_4/meta.xml" manifest:media-type="text/xml"/>
  <manifest:file-entry manifest:full-path="chart_4/" manifest:media-type="application/vnd.oasis.opendocument.chart"/>
  <manifest:file-entry manifest:full-path="chart_5/content.xml" manifest:media-type="text/xml"/>
  <manifest:file-entry manifest:full-path="chart_5/styles.xml" manifest:media-type="text/xml"/>
  <manifest:file-entry manifest:full-path="chart_5/meta.xml" manifest:media-type="text/xml"/>
  <manifest:file-entry manifest:full-path="chart_5/" manifest:media-type="application/vnd.oasis.opendocument.chart"/>
  <manifest:file-entry manifest:full-path="ObjectReplacements/chart_1" manifest:media-type="application/x-openoffice-gdimetafile;windows_formatname=&quot;GDIMetaFile&quot;"/>
  <manifest:file-entry manifest:full-path="ObjectReplacements/chart_2" manifest:media-type="application/x-openoffice-gdimetafile;windows_formatname=&quot;GDIMetaFile&quot;"/>
  <manifest:file-entry manifest:full-path="ObjectReplacements/chart_3" manifest:media-type="application/x-openoffice-gdimetafile;windows_formatname=&quot;GDIMetaFile&quot;"/>
  <manifest:file-entry manifest:full-path="ObjectReplacements/chart_4" manifest:media-type="application/x-openoffice-gdimetafile;windows_formatname=&quot;GDIMetaFile&quot;"/>
  <manifest:file-entry manifest:full-path="ObjectReplacements/chart_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Result_5f_CorelPolyGUI" style:data-style-name="N37"/>
    <style:style style:name="ce2" style:family="table-cell" style:parent-style-name="Result_5f_CorelPolyGUI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5563in" svg:height="2.3705in" svg:x="4.4441in" svg:y="14.578in">
            <draw:object draw:notify-on-update-of-ranges="Sheet1.D73:Sheet1.D92 Sheet1.E73:Sheet1.E92 Sheet1.H73:Sheet1.H149 Sheet1.I73:Sheet1.I149" xlink:href="./chart_1" xlink:type="simple" xlink:show="embed" xlink:actuate="onLoad"/>
            <draw:image xlink:href="./ObjectReplacements/chart_1" xlink:type="simple" xlink:show="embed" xlink:actuate="onLoad"/>
          </draw:frame>
          <draw:frame draw:z-index="1" draw:style-name="gr1" draw:text-style-name="P1" svg:width="3.5559in" svg:height="2.3705in" svg:x="8in" svg:y="10.1335in">
            <draw:object draw:notify-on-update-of-ranges="Sheet1.D48:Sheet1.D70 Sheet1.E48:Sheet1.E70 Sheet1.L48:Sheet1.L136 Sheet1.M48:Sheet1.M136" xlink:href="./chart_2" xlink:type="simple" xlink:show="embed" xlink:actuate="onLoad"/>
            <draw:image xlink:href="./ObjectReplacements/chart_2" xlink:type="simple" xlink:show="embed" xlink:actuate="onLoad"/>
          </draw:frame>
          <draw:frame draw:z-index="2" draw:style-name="gr1" draw:text-style-name="P1" svg:width="3.5559in" svg:height="2.3705in" svg:x="11.5555in" svg:y="7.8224in">
            <draw:object draw:notify-on-update-of-ranges="Sheet1.D35:Sheet1.D45 Sheet1.E35:Sheet1.E45 Sheet1.P35:Sheet1.P75 Sheet1.Q35:Sheet1.Q75" xlink:href="./chart_3" xlink:type="simple" xlink:show="embed" xlink:actuate="onLoad"/>
            <draw:image xlink:href="./ObjectReplacements/chart_3" xlink:type="simple" xlink:show="embed" xlink:actuate="onLoad"/>
          </draw:frame>
          <draw:frame draw:z-index="3" draw:style-name="gr1" draw:text-style-name="P1" svg:width="3.5559in" svg:height="2.3705in" svg:x="15.111in" svg:y="4.2669in">
            <draw:object draw:notify-on-update-of-ranges="Sheet1.D15:Sheet1.D32 Sheet1.E15:Sheet1.E32 Sheet1.T15:Sheet1.T83 Sheet1.U15:Sheet1.U83" xlink:href="./chart_4" xlink:type="simple" xlink:show="embed" xlink:actuate="onLoad"/>
            <draw:image xlink:href="./ObjectReplacements/chart_4" xlink:type="simple" xlink:show="embed" xlink:actuate="onLoad"/>
          </draw:frame>
          <draw:frame draw:z-index="4" draw:style-name="gr1" draw:text-style-name="P1" svg:width="3.5559in" svg:height="2.3705in" svg:x="18.6665in" svg:y="1.9559in">
            <draw:object draw:notify-on-update-of-ranges="Sheet1.D2:Sheet1.D12 Sheet1.E2:Sheet1.E12 Sheet1.X2:Sheet1.X42 Sheet1.Y2:Sheet1.Y42" xlink:href="./chart_5" xlink:type="simple" xlink:show="embed" xlink:actuate="onLoad"/>
            <draw:image xlink:href="./ObjectReplacements/chart_5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([.A2]-305)/(-10000)" office:value-type="float" office:value="0.0014" calcext:value-type="float">
            <text:p>0.0014</text:p>
          </table:table-cell>
          <table:table-cell table:formula="of:=([.B2]-51)/(-10000)" office:value-type="float" office:value="0.0017" calcext:value-type="float">
            <text:p>0.0017</text:p>
          </table:table-cell>
          <table:table-cell table:number-columns-repeated="16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0.0014" calcext:value-type="float">
            <text:p>0.0014</text:p>
          </table:table-cell>
          <table:table-cell table:formula="of:= [.W$5]*[.X2]^0 + [.W$6]*[.X2]^1 + [.W$7]*[.X2]^2 + [.W$8]*[.X2]^3" office:value-type="float" office:value="0.00166811310387251" calcext:value-type="float">
            <text:p>0.00166811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A3]-305)/(-10000)" office:value-type="float" office:value="0.0012" calcext:value-type="float">
            <text:p>0.0012</text:p>
          </table:table-cell>
          <table:table-cell table:formula="of:=([.B3]-51)/(-10000)" office:value-type="float" office:value="0.0016" calcext:value-type="float">
            <text:p>0.0016</text:p>
          </table:table-cell>
          <table:table-cell table:number-columns-repeated="16"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D2:D12</text:p>
          </table:table-cell>
          <table:table-cell office:value-type="float" office:value="0.00135" calcext:value-type="float">
            <text:p>0.00135</text:p>
          </table:table-cell>
          <table:table-cell table:formula="of:= [.W$5]*[.X3]^0 + [.W$6]*[.X3]^1 + [.W$7]*[.X3]^2 + [.W$8]*[.X3]^3" office:value-type="float" office:value="0.00167544989425105" calcext:value-type="float">
            <text:p>0.00167544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([.A4]-305)/(-10000)" office:value-type="float" office:value="0.001" calcext:value-type="float">
            <text:p>0.001</text:p>
          </table:table-cell>
          <table:table-cell table:formula="of:=([.B4]-51)/(-10000)" office:value-type="float" office:value="0.0015" calcext:value-type="float">
            <text:p>0.0015</text:p>
          </table:table-cell>
          <table:table-cell table:number-columns-repeated="16"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E2:E12</text:p>
          </table:table-cell>
          <table:table-cell office:value-type="float" office:value="0.0013" calcext:value-type="float">
            <text:p>0.0013</text:p>
          </table:table-cell>
          <table:table-cell table:formula="of:= [.W$5]*[.X4]^0 + [.W$6]*[.X4]^1 + [.W$7]*[.X4]^2 + [.W$8]*[.X4]^3" office:value-type="float" office:value="0.00167372777875051" calcext:value-type="float">
            <text:p>0.00167372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A5]-305)/(-10000)" office:value-type="float" office:value="0.0008" calcext:value-type="float">
            <text:p>0.0008</text:p>
          </table:table-cell>
          <table:table-cell table:formula="of:=([.B5]-51)/(-10000)" office:value-type="float" office:value="0.0014" calcext:value-type="float">
            <text:p>0.0014</text:p>
          </table:table-cell>
          <table:table-cell table:number-columns-repeated="16"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0.001730614195025" calcext:value-type="float">
            <text:p>0.0017306142</text:p>
          </table:table-cell>
          <table:table-cell office:value-type="float" office:value="0.00125" calcext:value-type="float">
            <text:p>0.00125</text:p>
          </table:table-cell>
          <table:table-cell table:formula="of:= [.W$5]*[.X5]^0 + [.W$6]*[.X5]^1 + [.W$7]*[.X5]^2 + [.W$8]*[.X5]^3" office:value-type="float" office:value="0.00166394838660864" calcext:value-type="float">
            <text:p>0.00166394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A6]-305)/(-10000)" office:value-type="float" office:value="0.0006" calcext:value-type="float">
            <text:p>0.0006</text:p>
          </table:table-cell>
          <table:table-cell table:formula="of:=([.B6]-51)/(-10000)" office:value-type="float" office:value="0.0013" calcext:value-type="float">
            <text:p>0.0013</text:p>
          </table:table-cell>
          <table:table-cell table:number-columns-repeated="16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-2.46287595309458" calcext:value-type="float">
            <text:p>-2.4628759531</text:p>
          </table:table-cell>
          <table:table-cell office:value-type="float" office:value="0.0012" calcext:value-type="float">
            <text:p>0.0012</text:p>
          </table:table-cell>
          <table:table-cell table:formula="of:= [.W$5]*[.X6]^0 + [.W$6]*[.X6]^1 + [.W$7]*[.X6]^2 + [.W$8]*[.X6]^3" office:value-type="float" office:value="0.00164711334706319" calcext:value-type="float">
            <text:p>0.00164711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A7]-305)/(-10000)" office:value-type="float" office:value="0.0004" calcext:value-type="float">
            <text:p>0.0004</text:p>
          </table:table-cell>
          <table:table-cell table:formula="of:=([.B7]-51)/(-10000)" office:value-type="float" office:value="0.0013" calcext:value-type="float">
            <text:p>0.0013</text:p>
          </table:table-cell>
          <table:table-cell table:number-columns-repeated="16"/>
          <table:table-cell table:style-name="Result_5f_CorelPolyGUI" office:value-type="string" calcext:value-type="string">
            <text:p>a[2]</text:p>
          </table:table-cell>
          <table:table-cell table:style-name="Result_5f_CorelPolyGUI" office:value-type="float" office:value="3597.01670799267" calcext:value-type="float">
            <text:p>3597.0167079927</text:p>
          </table:table-cell>
          <table:table-cell office:value-type="float" office:value="0.00115" calcext:value-type="float">
            <text:p>0.00115</text:p>
          </table:table-cell>
          <table:table-cell table:formula="of:= [.W$5]*[.X7]^0 + [.W$6]*[.X7]^1 + [.W$7]*[.X7]^2 + [.W$8]*[.X7]^3" office:value-type="float" office:value="0.00162422428935188" calcext:value-type="float">
            <text:p>0.00162422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A8]-305)/(-10000)" office:value-type="float" office:value="0.0002" calcext:value-type="float">
            <text:p>0.0002</text:p>
          </table:table-cell>
          <table:table-cell table:formula="of:=([.B8]-51)/(-10000)" office:value-type="float" office:value="0.0013" calcext:value-type="float">
            <text:p>0.0013</text:p>
          </table:table-cell>
          <table:table-cell table:number-columns-repeated="16"/>
          <table:table-cell table:style-name="Result_5f_CorelPolyGUI" office:value-type="string" calcext:value-type="string">
            <text:p>a[3]</text:p>
          </table:table-cell>
          <table:table-cell table:style-name="Result_5f_CorelPolyGUI" office:value-type="float" office:value="-1335505.65032278" calcext:value-type="float">
            <text:p>-1335505.65032278</text:p>
          </table:table-cell>
          <table:table-cell office:value-type="float" office:value="0.0011" calcext:value-type="float">
            <text:p>0.0011</text:p>
          </table:table-cell>
          <table:table-cell table:formula="of:= [.W$5]*[.X8]^0 + [.W$6]*[.X8]^1 + [.W$7]*[.X8]^2 + [.W$8]*[.X8]^3" office:value-type="float" office:value="0.00159628284271247" calcext:value-type="float">
            <text:p>0.00159628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A9]-305)/(-10000)" office:value-type="float" office:value="0.0001" calcext:value-type="float">
            <text:p>0.0001</text:p>
          </table:table-cell>
          <table:table-cell table:formula="of:=([.B9]-51)/(-10000)" office:value-type="float" office:value="0.0014" calcext:value-type="float">
            <text:p>0.0014</text:p>
          </table:table-cell>
          <table:table-cell table:number-columns-repeated="16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818585166272077" calcext:value-type="float">
            <text:p>0.8185851663</text:p>
          </table:table-cell>
          <table:table-cell office:value-type="float" office:value="0.00105" calcext:value-type="float">
            <text:p>0.00105</text:p>
          </table:table-cell>
          <table:table-cell table:formula="of:= [.W$5]*[.X9]^0 + [.W$6]*[.X9]^1 + [.W$7]*[.X9]^2 + [.W$8]*[.X9]^3" office:value-type="float" office:value="0.0015642906363827" calcext:value-type="float">
            <text:p>0.00156429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A10]-305)/(-10000)" office:value-type="float" office:value="-0" calcext:value-type="float">
            <text:p>0</text:p>
          </table:table-cell>
          <table:table-cell table:formula="of:=([.B10]-51)/(-10000)" office:value-type="float" office:value="0.0016" calcext:value-type="float">
            <text:p>0.0016</text:p>
          </table:table-cell>
          <table:table-cell table:number-columns-repeated="16"/>
          <table:table-cell table:style-name="Result_5f_CorelPolyGUI" office:value-type="string" calcext:value-type="string">
            <text:p>date</text:p>
          </table:table-cell>
          <table:table-cell table:style-name="ce1" table:formula="of:=DATE(2015;7;10)" office:value-type="date" office:date-value="2015-07-10" calcext:value-type="date">
            <text:p>07/10/15</text:p>
          </table:table-cell>
          <table:table-cell office:value-type="float" office:value="0.001" calcext:value-type="float">
            <text:p>0.001</text:p>
          </table:table-cell>
          <table:table-cell table:formula="of:= [.W$5]*[.X10]^0 + [.W$6]*[.X10]^1 + [.W$7]*[.X10]^2 + [.W$8]*[.X10]^3" office:value-type="float" office:value="0.00152924929960031" calcext:value-type="float">
            <text:p>0.00152924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A11]-305)/(-10000)" office:value-type="float" office:value="-0" calcext:value-type="float">
            <text:p>0</text:p>
          </table:table-cell>
          <table:table-cell table:formula="of:=([.B11]-51)/(-10000)" office:value-type="float" office:value="0.0018" calcext:value-type="float">
            <text:p>0.0018</text:p>
          </table:table-cell>
          <table:table-cell table:number-columns-repeated="16"/>
          <table:table-cell table:style-name="Result_5f_CorelPolyGUI" office:value-type="string" calcext:value-type="string">
            <text:p>time</text:p>
          </table:table-cell>
          <table:table-cell table:style-name="ce2" table:formula="of:=TIME(13;51;20)" office:value-type="time" office:time-value="PT13H51M20S" calcext:value-type="time">
            <text:p>01:51:20 PM</text:p>
          </table:table-cell>
          <table:table-cell office:value-type="float" office:value="0.00095" calcext:value-type="float">
            <text:p>0.00095</text:p>
          </table:table-cell>
          <table:table-cell table:formula="of:= [.W$5]*[.X11]^0 + [.W$6]*[.X11]^1 + [.W$7]*[.X11]^2 + [.W$8]*[.X11]^3" office:value-type="float" office:value="0.00149216046160304" calcext:value-type="float">
            <text:p>0.00149216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.A12]-305)/(-10000)" office:value-type="float" office:value="-0" calcext:value-type="float">
            <text:p>0</text:p>
          </table:table-cell>
          <table:table-cell table:formula="of:=([.B12]-51)/(-10000)" office:value-type="float" office:value="0.0019" calcext:value-type="float">
            <text:p>0.0019</text:p>
          </table:table-cell>
          <table:table-cell table:number-columns-repeated="18"/>
          <table:table-cell office:value-type="float" office:value="0.0009" calcext:value-type="float">
            <text:p>0.0009</text:p>
          </table:table-cell>
          <table:table-cell table:formula="of:= [.W$5]*[.X12]^0 + [.W$6]*[.X12]^1 + [.W$7]*[.X12]^2 + [.W$8]*[.X12]^3" office:value-type="float" office:value="0.00145402575162864" calcext:value-type="float">
            <text:p>0.0014540258</text:p>
          </table:table-cell>
        </table:table-row>
        <table:table-row table:style-name="ro1">
          <table:table-cell table:number-columns-repeated="3"/>
          <table:table-cell table:formula="of:=([.A13]-305)/(-10000)" office:value-type="float" office:value="0.0305" calcext:value-type="float">
            <text:p>0.0305</text:p>
          </table:table-cell>
          <table:table-cell table:formula="of:=([.B13]-51)/(-10000)" office:value-type="float" office:value="0.0051" calcext:value-type="float">
            <text:p>0.0051</text:p>
          </table:table-cell>
          <table:table-cell table:number-columns-repeated="18"/>
          <table:table-cell office:value-type="float" office:value="0.00085" calcext:value-type="float">
            <text:p>0.00085</text:p>
          </table:table-cell>
          <table:table-cell table:formula="of:= [.W$5]*[.X13]^0 + [.W$6]*[.X13]^1 + [.W$7]*[.X13]^2 + [.W$8]*[.X13]^3" office:value-type="float" office:value="0.00141584679891484" calcext:value-type="float">
            <text:p>0.0014158468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2"/>
          <table:table-cell table:formula="of:=([.A14]-305)/(-10000)" office:value-type="string" office:string-value="" calcext:value-type="error">
            <text:p>#VALUE!</text:p>
          </table:table-cell>
          <table:table-cell table:formula="of:=([.B14]-51)/(-10000)" office:value-type="float" office:value="0.0051" calcext:value-type="float">
            <text:p>0.0051</text:p>
          </table:table-cell>
          <table:table-cell table:number-columns-repeated="18"/>
          <table:table-cell office:value-type="float" office:value="0.0008" calcext:value-type="float">
            <text:p>0.0008</text:p>
          </table:table-cell>
          <table:table-cell table:formula="of:= [.W$5]*[.X14]^0 + [.W$6]*[.X14]^1 + [.W$7]*[.X14]^2 + [.W$8]*[.X14]^3" office:value-type="float" office:value="0.00137862523269938" calcext:value-type="float">
            <text:p>0.00137862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A15]-305)/(-10000)" office:value-type="float" office:value="-0" calcext:value-type="float">
            <text:p>0</text:p>
          </table:table-cell>
          <table:table-cell table:formula="of:=([.B15]-51)/(-10000)" office:value-type="float" office:value="0.0018" calcext:value-type="float">
            <text:p>0.0018</text:p>
          </table:table-cell>
          <table:table-cell table:number-columns-repeated="12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-0" calcext:value-type="float">
            <text:p>0</text:p>
          </table:table-cell>
          <table:table-cell table:formula="of:= [.S$18]*[.T15]^0 + [.S$19]*[.T15]^1 + [.S$20]*[.T15]^2 + [.S$21]*[.T15]^3" office:value-type="float" office:value="0.00205288369790491" calcext:value-type="float">
            <text:p>0.0020528837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table:formula="of:= [.W$5]*[.X15]^0 + [.W$6]*[.X15]^1 + [.W$7]*[.X15]^2 + [.W$8]*[.X15]^3" office:value-type="float" office:value="0.00134336268222002" calcext:value-type="float">
            <text:p>0.00134336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16]-305)/(-10000)" office:value-type="float" office:value="0.0001" calcext:value-type="float">
            <text:p>0.0001</text:p>
          </table:table-cell>
          <table:table-cell table:formula="of:=([.B16]-51)/(-10000)" office:value-type="float" office:value="0.0021" calcext:value-type="float">
            <text:p>0.0021</text:p>
          </table:table-cell>
          <table:table-cell table:number-columns-repeated="12"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D15:D32</text:p>
          </table:table-cell>
          <table:table-cell office:value-type="float" office:value="0.000025" calcext:value-type="float">
            <text:p>0.000025</text:p>
          </table:table-cell>
          <table:table-cell table:formula="of:= [.S$18]*[.T16]^0 + [.S$19]*[.T16]^1 + [.S$20]*[.T16]^2 + [.S$21]*[.T16]^3" office:value-type="float" office:value="0.00208687482880676" calcext:value-type="float">
            <text:p>0.0020868748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 [.W$5]*[.X16]^0 + [.W$6]*[.X16]^1 + [.W$7]*[.X16]^2 + [.W$8]*[.X16]^3" office:value-type="float" office:value="0.00131106077671449" calcext:value-type="float">
            <text:p>0.00131106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A17]-305)/(-10000)" office:value-type="float" office:value="0.0003" calcext:value-type="float">
            <text:p>0.0003</text:p>
          </table:table-cell>
          <table:table-cell table:formula="of:=([.B17]-51)/(-10000)" office:value-type="float" office:value="0.0025" calcext:value-type="float">
            <text:p>0.0025</text:p>
          </table:table-cell>
          <table:table-cell table:number-columns-repeated="12"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E15:E32</text:p>
          </table:table-cell>
          <table:table-cell office:value-type="float" office:value="0.00005" calcext:value-type="float">
            <text:p>0.00005</text:p>
          </table:table-cell>
          <table:table-cell table:formula="of:= [.S$18]*[.T17]^0 + [.S$19]*[.T17]^1 + [.S$20]*[.T17]^2 + [.S$21]*[.T17]^3" office:value-type="float" office:value="0.00212060826248994" calcext:value-type="float">
            <text:p>0.0021206083</text:p>
          </table:table-cell>
          <table:table-cell table:number-columns-repeated="2"/>
          <table:table-cell office:value-type="float" office:value="0.00065" calcext:value-type="float">
            <text:p>0.00065</text:p>
          </table:table-cell>
          <table:table-cell table:formula="of:= [.W$5]*[.X17]^0 + [.W$6]*[.X17]^1 + [.W$7]*[.X17]^2 + [.W$8]*[.X17]^3" office:value-type="float" office:value="0.00128272114542054" calcext:value-type="float">
            <text:p>0.00128272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A18]-305)/(-10000)" office:value-type="float" office:value="0.0006" calcext:value-type="float">
            <text:p>0.0006</text:p>
          </table:table-cell>
          <table:table-cell table:formula="of:=([.B18]-51)/(-10000)" office:value-type="float" office:value="0.003" calcext:value-type="float">
            <text:p>0.003</text:p>
          </table:table-cell>
          <table:table-cell table:number-columns-repeated="12"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0.00205288369790491" calcext:value-type="float">
            <text:p>0.0020528837</text:p>
          </table:table-cell>
          <table:table-cell office:value-type="float" office:value="0.000075" calcext:value-type="float">
            <text:p>0.000075</text:p>
          </table:table-cell>
          <table:table-cell table:formula="of:= [.S$18]*[.T18]^0 + [.S$19]*[.T18]^1 + [.S$20]*[.T18]^2 + [.S$21]*[.T18]^3" office:value-type="float" office:value="0.00215408494889019" calcext:value-type="float">
            <text:p>0.0021540849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 [.W$5]*[.X18]^0 + [.W$6]*[.X18]^1 + [.W$7]*[.X18]^2 + [.W$8]*[.X18]^3" office:value-type="float" office:value="0.00125934541757589" calcext:value-type="float">
            <text:p>0.00125934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A19]-305)/(-10000)" office:value-type="float" office:value="0.001" calcext:value-type="float">
            <text:p>0.001</text:p>
          </table:table-cell>
          <table:table-cell table:formula="of:=([.B19]-51)/(-10000)" office:value-type="float" office:value="0.0034" calcext:value-type="float">
            <text:p>0.0034</text:p>
          </table:table-cell>
          <table:table-cell table:number-columns-repeated="12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1.36481184625815" calcext:value-type="float">
            <text:p>1.3648118463</text:p>
          </table:table-cell>
          <table:table-cell office:value-type="float" office:value="0.0001" calcext:value-type="float">
            <text:p>0.0001</text:p>
          </table:table-cell>
          <table:table-cell table:formula="of:= [.S$18]*[.T19]^0 + [.S$19]*[.T19]^1 + [.S$20]*[.T19]^2 + [.S$21]*[.T19]^3" office:value-type="float" office:value="0.00218730583794331" calcext:value-type="float">
            <text:p>0.0021873058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table:formula="of:= [.W$5]*[.X19]^0 + [.W$6]*[.X19]^1 + [.W$7]*[.X19]^2 + [.W$8]*[.X19]^3" office:value-type="float" office:value="0.00124193522241831" calcext:value-type="float">
            <text:p>0.00124193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20]-305)/(-10000)" office:value-type="float" office:value="0.0014" calcext:value-type="float">
            <text:p>0.0014</text:p>
          </table:table-cell>
          <table:table-cell table:formula="of:=([.B20]-51)/(-10000)" office:value-type="float" office:value="0.0037" calcext:value-type="float">
            <text:p>0.0037</text:p>
          </table:table-cell>
          <table:table-cell table:number-columns-repeated="12"/>
          <table:table-cell table:style-name="Result_5f_CorelPolyGUI" office:value-type="string" calcext:value-type="string">
            <text:p>a[2]</text:p>
          </table:table-cell>
          <table:table-cell table:style-name="Result_5f_CorelPolyGUI" office:value-type="float" office:value="-206.917723560969" calcext:value-type="float">
            <text:p>-206.917723561</text:p>
          </table:table-cell>
          <table:table-cell office:value-type="float" office:value="0.00015" calcext:value-type="float">
            <text:p>0.00015</text:p>
          </table:table-cell>
          <table:table-cell table:formula="of:= [.S$18]*[.T20]^0 + [.S$19]*[.T20]^1 + [.S$20]*[.T20]^2 + [.S$21]*[.T20]^3" office:value-type="float" office:value="0.00225298402375116" calcext:value-type="float">
            <text:p>0.00225298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 [.W$5]*[.X20]^0 + [.W$6]*[.X20]^1 + [.W$7]*[.X20]^2 + [.W$8]*[.X20]^3" office:value-type="float" office:value="0.00123149218918553" calcext:value-type="float">
            <text:p>0.00123149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A21]-305)/(-10000)" office:value-type="float" office:value="0.0019" calcext:value-type="float">
            <text:p>0.0019</text:p>
          </table:table-cell>
          <table:table-cell table:formula="of:=([.B21]-51)/(-10000)" office:value-type="float" office:value="0.004" calcext:value-type="float">
            <text:p>0.004</text:p>
          </table:table-cell>
          <table:table-cell table:number-columns-repeated="12"/>
          <table:table-cell table:style-name="Result_5f_CorelPolyGUI" office:value-type="string" calcext:value-type="string">
            <text:p>a[3]</text:p>
          </table:table-cell>
          <table:table-cell table:style-name="Result_5f_CorelPolyGUI" office:value-type="float" office:value="10132.6481928212" calcext:value-type="float">
            <text:p>10132.6481928212</text:p>
          </table:table-cell>
          <table:table-cell office:value-type="float" office:value="0.0002" calcext:value-type="float">
            <text:p>0.0002</text:p>
          </table:table-cell>
          <table:table-cell table:formula="of:= [.S$18]*[.T21]^0 + [.S$19]*[.T21]^1 + [.S$20]*[.T21]^2 + [.S$21]*[.T21]^3" office:value-type="float" office:value="0.00231765041939964" calcext:value-type="float">
            <text:p>0.0023176504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table:formula="of:= [.W$5]*[.X21]^0 + [.W$6]*[.X21]^1 + [.W$7]*[.X21]^2 + [.W$8]*[.X21]^3" office:value-type="float" office:value="0.00122901794711529" calcext:value-type="float">
            <text:p>0.00122901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22]-305)/(-10000)" office:value-type="float" office:value="0.0024" calcext:value-type="float">
            <text:p>0.0024</text:p>
          </table:table-cell>
          <table:table-cell table:formula="of:=([.B22]-51)/(-10000)" office:value-type="float" office:value="0.0042" calcext:value-type="float">
            <text:p>0.0042</text:p>
          </table:table-cell>
          <table:table-cell table:number-columns-repeated="12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89291058010659" calcext:value-type="float">
            <text:p>0.989291058</text:p>
          </table:table-cell>
          <table:table-cell office:value-type="float" office:value="0.00025" calcext:value-type="float">
            <text:p>0.00025</text:p>
          </table:table-cell>
          <table:table-cell table:formula="of:= [.S$18]*[.T22]^0 + [.S$19]*[.T22]^1 + [.S$20]*[.T22]^2 + [.S$21]*[.T22]^3" office:value-type="float" office:value="0.0023813126243749" calcext:value-type="float">
            <text:p>0.0023813126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 [.W$5]*[.X22]^0 + [.W$6]*[.X22]^1 + [.W$7]*[.X22]^2 + [.W$8]*[.X22]^3" office:value-type="float" office:value="0.00123551412544534" calcext:value-type="float">
            <text:p>0.00123551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3]-305)/(-10000)" office:value-type="float" office:value="0.0031" calcext:value-type="float">
            <text:p>0.0031</text:p>
          </table:table-cell>
          <table:table-cell table:formula="of:=([.B23]-51)/(-10000)" office:value-type="float" office:value="0.0045" calcext:value-type="float">
            <text:p>0.0045</text:p>
          </table:table-cell>
          <table:table-cell table:number-columns-repeated="12"/>
          <table:table-cell table:style-name="Result_5f_CorelPolyGUI" office:value-type="string" calcext:value-type="string">
            <text:p>date</text:p>
          </table:table-cell>
          <table:table-cell table:style-name="ce1" table:formula="of:=DATE(2015;7;10)" office:value-type="date" office:date-value="2015-07-10" calcext:value-type="date">
            <text:p>07/10/15</text:p>
          </table:table-cell>
          <table:table-cell office:value-type="float" office:value="0.0003" calcext:value-type="float">
            <text:p>0.0003</text:p>
          </table:table-cell>
          <table:table-cell table:formula="of:= [.S$18]*[.T23]^0 + [.S$19]*[.T23]^1 + [.S$20]*[.T23]^2 + [.S$21]*[.T23]^3" office:value-type="float" office:value="0.00244397823816307" calcext:value-type="float">
            <text:p>0.0024439782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table:formula="of:= [.W$5]*[.X23]^0 + [.W$6]*[.X23]^1 + [.W$7]*[.X23]^2 + [.W$8]*[.X23]^3" office:value-type="float" office:value="0.00125198235341341" calcext:value-type="float">
            <text:p>0.00125198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4]-305)/(-10000)" office:value-type="float" office:value="0.0036" calcext:value-type="float">
            <text:p>0.0036</text:p>
          </table:table-cell>
          <table:table-cell table:formula="of:=([.B24]-51)/(-10000)" office:value-type="float" office:value="0.0047" calcext:value-type="float">
            <text:p>0.0047</text:p>
          </table:table-cell>
          <table:table-cell table:number-columns-repeated="12"/>
          <table:table-cell table:style-name="Result_5f_CorelPolyGUI" office:value-type="string" calcext:value-type="string">
            <text:p>time</text:p>
          </table:table-cell>
          <table:table-cell table:style-name="ce2" table:formula="of:=TIME(13;50;55)" office:value-type="time" office:time-value="PT13H50M55S" calcext:value-type="time">
            <text:p>01:50:55 PM</text:p>
          </table:table-cell>
          <table:table-cell office:value-type="float" office:value="0.000375" calcext:value-type="float">
            <text:p>0.000375</text:p>
          </table:table-cell>
          <table:table-cell table:formula="of:= [.S$18]*[.T24]^0 + [.S$19]*[.T24]^1 + [.S$20]*[.T24]^2 + [.S$21]*[.T24]^3" office:value-type="float" office:value="0.0025361246742455" calcext:value-type="float">
            <text:p>0.002536124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 [.W$5]*[.X24]^0 + [.W$6]*[.X24]^1 + [.W$7]*[.X24]^2 + [.W$8]*[.X24]^3" office:value-type="float" office:value="0.00127942426025725" calcext:value-type="float">
            <text:p>0.00127942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25]-305)/(-10000)" office:value-type="float" office:value="0.0042" calcext:value-type="float">
            <text:p>0.0042</text:p>
          </table:table-cell>
          <table:table-cell table:formula="of:=([.B25]-51)/(-10000)" office:value-type="float" office:value="0.0048" calcext:value-type="float">
            <text:p>0.0048</text:p>
          </table:table-cell>
          <table:table-cell table:number-columns-repeated="14"/>
          <table:table-cell office:value-type="float" office:value="0.00045" calcext:value-type="float">
            <text:p>0.00045</text:p>
          </table:table-cell>
          <table:table-cell table:formula="of:= [.S$18]*[.T25]^0 + [.S$19]*[.T25]^1 + [.S$20]*[.T25]^2 + [.S$21]*[.T25]^3" office:value-type="float" office:value="0.00262607152726655" calcext:value-type="float">
            <text:p>0.0026260715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table:formula="of:= [.W$5]*[.X25]^0 + [.W$6]*[.X25]^1 + [.W$7]*[.X25]^2 + [.W$8]*[.X25]^3" office:value-type="float" office:value="0.00131884147521461" calcext:value-type="float">
            <text:p>0.00131884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6]-305)/(-10000)" office:value-type="float" office:value="0.0048" calcext:value-type="float">
            <text:p>0.0048</text:p>
          </table:table-cell>
          <table:table-cell table:formula="of:=([.B26]-51)/(-10000)" office:value-type="float" office:value="0.0049" calcext:value-type="float">
            <text:p>0.0049</text:p>
          </table:table-cell>
          <table:table-cell table:number-columns-repeated="14"/>
          <table:table-cell office:value-type="float" office:value="0.000525" calcext:value-type="float">
            <text:p>0.000525</text:p>
          </table:table-cell>
          <table:table-cell table:formula="of:= [.S$18]*[.T26]^0 + [.S$19]*[.T26]^1 + [.S$20]*[.T26]^2 + [.S$21]*[.T26]^3" office:value-type="float" office:value="0.00271384444549197" calcext:value-type="float">
            <text:p>0.0027138444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 [.W$5]*[.X26]^0 + [.W$6]*[.X26]^1 + [.W$7]*[.X26]^2 + [.W$8]*[.X26]^3" office:value-type="float" office:value="0.00137123562752321" calcext:value-type="float">
            <text:p>0.00137123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7]-305)/(-10000)" office:value-type="float" office:value="0.0056" calcext:value-type="float">
            <text:p>0.0056</text:p>
          </table:table-cell>
          <table:table-cell table:formula="of:=([.B27]-51)/(-10000)" office:value-type="float" office:value="0.005" calcext:value-type="float">
            <text:p>0.005</text:p>
          </table:table-cell>
          <table:table-cell table:number-columns-repeated="14"/>
          <table:table-cell office:value-type="float" office:value="0.0006" calcext:value-type="float">
            <text:p>0.0006</text:p>
          </table:table-cell>
          <table:table-cell table:formula="of:= [.S$18]*[.T27]^0 + [.S$19]*[.T27]^1 + [.S$20]*[.T27]^2 + [.S$21]*[.T27]^3" office:value-type="float" office:value="0.0027994690771875" calcext:value-type="float">
            <text:p>0.0027994691</text:p>
          </table:table-cell>
          <table:table-cell table:number-columns-repeated="2"/>
          <table:table-cell office:value-type="float" office:value="0.000175" calcext:value-type="float">
            <text:p>0.000175</text:p>
          </table:table-cell>
          <table:table-cell table:formula="of:= [.W$5]*[.X27]^0 + [.W$6]*[.X27]^1 + [.W$7]*[.X27]^2 + [.W$8]*[.X27]^3" office:value-type="float" office:value="0.00140261206432103" calcext:value-type="float">
            <text:p>0.00140261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]-305)/(-10000)" office:value-type="float" office:value="0.0061" calcext:value-type="float">
            <text:p>0.0061</text:p>
          </table:table-cell>
          <table:table-cell table:formula="of:=([.B28]-51)/(-10000)" office:value-type="float" office:value="0.005" calcext:value-type="float">
            <text:p>0.005</text:p>
          </table:table-cell>
          <table:table-cell table:number-columns-repeated="14"/>
          <table:table-cell office:value-type="float" office:value="0.0007" calcext:value-type="float">
            <text:p>0.0007</text:p>
          </table:table-cell>
          <table:table-cell table:formula="of:= [.S$18]*[.T28]^0 + [.S$19]*[.T28]^1 + [.S$20]*[.T28]^2 + [.S$21]*[.T28]^3" office:value-type="float" office:value="0.00291033780407087" calcext:value-type="float">
            <text:p>0.0029103378</text:p>
          </table:table-cell>
          <table:table-cell table:number-columns-repeated="2"/>
          <table:table-cell office:value-type="float" office:value="0.00015" calcext:value-type="float">
            <text:p>0.00015</text:p>
          </table:table-cell>
          <table:table-cell table:formula="of:= [.W$5]*[.X28]^0 + [.W$6]*[.X28]^1 + [.W$7]*[.X28]^2 + [.W$8]*[.X28]^3" office:value-type="float" office:value="0.00143760834642081" calcext:value-type="float">
            <text:p>0.00143760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9]-305)/(-10000)" office:value-type="float" office:value="0.0066" calcext:value-type="float">
            <text:p>0.0066</text:p>
          </table:table-cell>
          <table:table-cell table:formula="of:=([.B29]-51)/(-10000)" office:value-type="float" office:value="0.005" calcext:value-type="float">
            <text:p>0.005</text:p>
          </table:table-cell>
          <table:table-cell table:number-columns-repeated="14"/>
          <table:table-cell office:value-type="float" office:value="0.0008" calcext:value-type="float">
            <text:p>0.0008</text:p>
          </table:table-cell>
          <table:table-cell table:formula="of:= [.S$18]*[.T29]^0 + [.S$19]*[.T29]^1 + [.S$20]*[.T29]^2 + [.S$21]*[.T29]^3" office:value-type="float" office:value="0.00301749374770713" calcext:value-type="float">
            <text:p>0.0030174937</text:p>
          </table:table-cell>
          <table:table-cell table:number-columns-repeated="2"/>
          <table:table-cell office:value-type="float" office:value="0.000125" calcext:value-type="float">
            <text:p>0.000125</text:p>
          </table:table-cell>
          <table:table-cell table:formula="of:= [.W$5]*[.X29]^0 + [.W$6]*[.X29]^1 + [.W$7]*[.X29]^2 + [.W$8]*[.X29]^3" office:value-type="float" office:value="0.00147634967747728" calcext:value-type="float">
            <text:p>0.00147634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0]-305)/(-10000)" office:value-type="float" office:value="0.0076" calcext:value-type="float">
            <text:p>0.0076</text:p>
          </table:table-cell>
          <table:table-cell table:formula="of:=([.B30]-51)/(-10000)" office:value-type="float" office:value="0.005" calcext:value-type="float">
            <text:p>0.005</text:p>
          </table:table-cell>
          <table:table-cell table:number-columns-repeated="14"/>
          <table:table-cell office:value-type="float" office:value="0.0009" calcext:value-type="float">
            <text:p>0.0009</text:p>
          </table:table-cell>
          <table:table-cell table:formula="of:= [.S$18]*[.T30]^0 + [.S$19]*[.T30]^1 + [.S$20]*[.T30]^2 + [.S$21]*[.T30]^3" office:value-type="float" office:value="0.00312099770398542" calcext:value-type="float">
            <text:p>0.0031209977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W$5]*[.X30]^0 + [.W$6]*[.X30]^1 + [.W$7]*[.X30]^2 + [.W$8]*[.X30]^3" office:value-type="float" office:value="0.00151896126114515" calcext:value-type="float">
            <text:p>0.00151896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1]-305)/(-10000)" office:value-type="float" office:value="0.0083" calcext:value-type="float">
            <text:p>0.0083</text:p>
          </table:table-cell>
          <table:table-cell table:formula="of:=([.B31]-51)/(-10000)" office:value-type="float" office:value="0.005" calcext:value-type="float">
            <text:p>0.005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table:formula="of:= [.S$18]*[.T31]^0 + [.S$19]*[.T31]^1 + [.S$20]*[.T31]^2 + [.S$21]*[.T31]^3" office:value-type="float" office:value="0.00322091046879491" calcext:value-type="float">
            <text:p>0.0032209105</text:p>
          </table:table-cell>
          <table:table-cell table:number-columns-repeated="2"/>
          <table:table-cell office:value-type="float" office:value="0.000075" calcext:value-type="float">
            <text:p>0.000075</text:p>
          </table:table-cell>
          <table:table-cell table:formula="of:= [.W$5]*[.X31]^0 + [.W$6]*[.X31]^1 + [.W$7]*[.X31]^2 + [.W$8]*[.X31]^3" office:value-type="float" office:value="0.00156556830107914" calcext:value-type="float">
            <text:p>0.00156556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2]-305)/(-10000)" office:value-type="float" office:value="0.0093" calcext:value-type="float">
            <text:p>0.0093</text:p>
          </table:table-cell>
          <table:table-cell table:formula="of:=([.B32]-51)/(-10000)" office:value-type="float" office:value="0.0049" calcext:value-type="float">
            <text:p>0.0049</text:p>
          </table:table-cell>
          <table:table-cell table:number-columns-repeated="14"/>
          <table:table-cell office:value-type="float" office:value="0.0011" calcext:value-type="float">
            <text:p>0.0011</text:p>
          </table:table-cell>
          <table:table-cell table:formula="of:= [.S$18]*[.T32]^0 + [.S$19]*[.T32]^1 + [.S$20]*[.T32]^2 + [.S$21]*[.T32]^3" office:value-type="float" office:value="0.00331729283802474" calcext:value-type="float">
            <text:p>0.0033172928</text:p>
          </table:table-cell>
          <table:table-cell table:number-columns-repeated="2"/>
          <table:table-cell office:value-type="float" office:value="0.00005" calcext:value-type="float">
            <text:p>0.00005</text:p>
          </table:table-cell>
          <table:table-cell table:formula="of:= [.W$5]*[.X32]^0 + [.W$6]*[.X32]^1 + [.W$7]*[.X32]^2 + [.W$8]*[.X32]^3" office:value-type="float" office:value="0.00161629600093396" calcext:value-type="float">
            <text:p>0.001616296</text:p>
          </table:table-cell>
        </table:table-row>
        <table:table-row table:style-name="ro1">
          <table:table-cell table:number-columns-repeated="3"/>
          <table:table-cell table:formula="of:=([.A33]-305)/(-10000)" office:value-type="float" office:value="0.0305" calcext:value-type="float">
            <text:p>0.0305</text:p>
          </table:table-cell>
          <table:table-cell table:formula="of:=([.B33]-51)/(-10000)" office:value-type="float" office:value="0.0051" calcext:value-type="float">
            <text:p>0.0051</text:p>
          </table:table-cell>
          <table:table-cell table:number-columns-repeated="14"/>
          <table:table-cell office:value-type="float" office:value="0.0012" calcext:value-type="float">
            <text:p>0.0012</text:p>
          </table:table-cell>
          <table:table-cell table:formula="of:= [.S$18]*[.T33]^0 + [.S$19]*[.T33]^1 + [.S$20]*[.T33]^2 + [.S$21]*[.T33]^3" office:value-type="float" office:value="0.00341020560756408" calcext:value-type="float">
            <text:p>0.0034102056</text:p>
          </table:table-cell>
          <table:table-cell table:number-columns-repeated="2"/>
          <table:table-cell office:value-type="float" office:value="0.000025" calcext:value-type="float">
            <text:p>0.000025</text:p>
          </table:table-cell>
          <table:table-cell table:formula="of:= [.W$5]*[.X33]^0 + [.W$6]*[.X33]^1 + [.W$7]*[.X33]^2 + [.W$8]*[.X33]^3" office:value-type="float" office:value="0.00167126956436435" calcext:value-type="float">
            <text:p>0.0016712696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2"/>
          <table:table-cell table:formula="of:=([.A34]-305)/(-10000)" office:value-type="string" office:string-value="" calcext:value-type="error">
            <text:p>#VALUE!</text:p>
          </table:table-cell>
          <table:table-cell table:formula="of:=([.B34]-51)/(-10000)" office:value-type="float" office:value="0.0051" calcext:value-type="float">
            <text:p>0.0051</text:p>
          </table:table-cell>
          <table:table-cell table:number-columns-repeated="14"/>
          <table:table-cell office:value-type="float" office:value="0.0013" calcext:value-type="float">
            <text:p>0.0013</text:p>
          </table:table-cell>
          <table:table-cell table:formula="of:= [.S$18]*[.T34]^0 + [.S$19]*[.T34]^1 + [.S$20]*[.T34]^2 + [.S$21]*[.T34]^3" office:value-type="float" office:value="0.00349970957330209" calcext:value-type="float">
            <text:p>0.0034997096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table:formula="of:= [.W$5]*[.X34]^0 + [.W$6]*[.X34]^1 + [.W$7]*[.X34]^2 + [.W$8]*[.X34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A35]-305)/(-10000)" office:value-type="float" office:value="0.0004" calcext:value-type="float">
            <text:p>0.0004</text:p>
          </table:table-cell>
          <table:table-cell table:formula="of:=([.B35]-51)/(-10000)" office:value-type="float" office:value="0.0013" calcext:value-type="float">
            <text:p>0.0013</text:p>
          </table:table-cell>
          <table:table-cell table:number-columns-repeated="8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0.0004" calcext:value-type="float">
            <text:p>0.0004</text:p>
          </table:table-cell>
          <table:table-cell table:formula="of:= [.O$38]*[.P35]^0 + [.O$39]*[.P35]^1 + [.O$40]*[.P35]^2 + [.O$41]*[.P35]^3" office:value-type="float" office:value="0.00123663921641985" calcext:value-type="float">
            <text:p>0.0012366392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 [.S$18]*[.T35]^0 + [.S$19]*[.T35]^1 + [.S$20]*[.T35]^2 + [.S$21]*[.T35]^3" office:value-type="float" office:value="0.00358586553112792" calcext:value-type="float">
            <text:p>0.00358586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35]^0 + [.W$6]*[.X35]^1 + [.W$7]*[.X35]^2 + [.W$8]*[.X35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A36]-305)/(-10000)" office:value-type="float" office:value="0.0008" calcext:value-type="float">
            <text:p>0.0008</text:p>
          </table:table-cell>
          <table:table-cell table:formula="of:=([.B36]-51)/(-10000)" office:value-type="float" office:value="0.0014" calcext:value-type="float">
            <text:p>0.0014</text:p>
          </table:table-cell>
          <table:table-cell table:number-columns-repeated="8"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D35:D45</text:p>
          </table:table-cell>
          <table:table-cell office:value-type="float" office:value="0.0005" calcext:value-type="float">
            <text:p>0.0005</text:p>
          </table:table-cell>
          <table:table-cell table:formula="of:= [.O$38]*[.P36]^0 + [.O$39]*[.P36]^1 + [.O$40]*[.P36]^2 + [.O$41]*[.P36]^3" office:value-type="float" office:value="0.00129365566745678" calcext:value-type="float">
            <text:p>0.0012936557</text:p>
          </table:table-cell>
          <table:table-cell table:number-columns-repeated="2"/>
          <table:table-cell office:value-type="float" office:value="0.001525" calcext:value-type="float">
            <text:p>0.001525</text:p>
          </table:table-cell>
          <table:table-cell table:formula="of:= [.S$18]*[.T36]^0 + [.S$19]*[.T36]^1 + [.S$20]*[.T36]^2 + [.S$21]*[.T36]^3" office:value-type="float" office:value="0.00368894496102109" calcext:value-type="float">
            <text:p>0.0036889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36]^0 + [.W$6]*[.X36]^1 + [.W$7]*[.X36]^2 + [.W$8]*[.X36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A37]-305)/(-10000)" office:value-type="float" office:value="0.0011" calcext:value-type="float">
            <text:p>0.0011</text:p>
          </table:table-cell>
          <table:table-cell table:formula="of:=([.B37]-51)/(-10000)" office:value-type="float" office:value="0.0016" calcext:value-type="float">
            <text:p>0.0016</text:p>
          </table:table-cell>
          <table:table-cell table:number-columns-repeated="8"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E35:E45</text:p>
          </table:table-cell>
          <table:table-cell office:value-type="float" office:value="0.0006" calcext:value-type="float">
            <text:p>0.0006</text:p>
          </table:table-cell>
          <table:table-cell table:formula="of:= [.O$38]*[.P37]^0 + [.O$39]*[.P37]^1 + [.O$40]*[.P37]^2 + [.O$41]*[.P37]^3" office:value-type="float" office:value="0.00135121386345426" calcext:value-type="float">
            <text:p>0.0013512139</text:p>
          </table:table-cell>
          <table:table-cell table:number-columns-repeated="2"/>
          <table:table-cell office:value-type="float" office:value="0.00165" calcext:value-type="float">
            <text:p>0.00165</text:p>
          </table:table-cell>
          <table:table-cell table:formula="of:= [.S$18]*[.T37]^0 + [.S$19]*[.T37]^1 + [.S$20]*[.T37]^2 + [.S$21]*[.T37]^3" office:value-type="float" office:value="0.00378700686409929" calcext:value-type="float">
            <text:p>0.00378700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37]^0 + [.W$6]*[.X37]^1 + [.W$7]*[.X37]^2 + [.W$8]*[.X37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A38]-305)/(-10000)" office:value-type="float" office:value="0.0014" calcext:value-type="float">
            <text:p>0.0014</text:p>
          </table:table-cell>
          <table:table-cell table:formula="of:=([.B38]-51)/(-10000)" office:value-type="float" office:value="0.0018" calcext:value-type="float">
            <text:p>0.0018</text:p>
          </table:table-cell>
          <table:table-cell table:number-columns-repeated="8"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0.00101549311284535" calcext:value-type="float">
            <text:p>0.0010154931</text:p>
          </table:table-cell>
          <table:table-cell office:value-type="float" office:value="0.0007" calcext:value-type="float">
            <text:p>0.0007</text:p>
          </table:table-cell>
          <table:table-cell table:formula="of:= [.O$38]*[.P38]^0 + [.O$39]*[.P38]^1 + [.O$40]*[.P38]^2 + [.O$41]*[.P38]^3" office:value-type="float" office:value="0.00140923869186392" calcext:value-type="float">
            <text:p>0.0014092387</text:p>
          </table:table-cell>
          <table:table-cell table:number-columns-repeated="2"/>
          <table:table-cell office:value-type="float" office:value="0.001775" calcext:value-type="float">
            <text:p>0.001775</text:p>
          </table:table-cell>
          <table:table-cell table:formula="of:= [.S$18]*[.T38]^0 + [.S$19]*[.T38]^1 + [.S$20]*[.T38]^2 + [.S$21]*[.T38]^3" office:value-type="float" office:value="0.00388016998233354" calcext:value-type="float">
            <text:p>0.00388017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table:formula="of:= [.W$5]*[.X38]^0 + [.W$6]*[.X38]^1 + [.W$7]*[.X38]^2 + [.W$8]*[.X38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39]-305)/(-10000)" office:value-type="float" office:value="0.0018" calcext:value-type="float">
            <text:p>0.0018</text:p>
          </table:table-cell>
          <table:table-cell table:formula="of:=([.B39]-51)/(-10000)" office:value-type="float" office:value="0.0021" calcext:value-type="float">
            <text:p>0.0021</text:p>
          </table:table-cell>
          <table:table-cell table:number-columns-repeated="8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0.536522106176984" calcext:value-type="float">
            <text:p>0.5365221062</text:p>
          </table:table-cell>
          <table:table-cell office:value-type="float" office:value="0.0008" calcext:value-type="float">
            <text:p>0.0008</text:p>
          </table:table-cell>
          <table:table-cell table:formula="of:= [.O$38]*[.P39]^0 + [.O$39]*[.P39]^1 + [.O$40]*[.P39]^2 + [.O$41]*[.P39]^3" office:value-type="float" office:value="0.00146765504013736" calcext:value-type="float">
            <text:p>0.001467655</text:p>
          </table:table-cell>
          <table:table-cell table:number-columns-repeated="2"/>
          <table:table-cell office:value-type="float" office:value="0.0019" calcext:value-type="float">
            <text:p>0.0019</text:p>
          </table:table-cell>
          <table:table-cell table:formula="of:= [.S$18]*[.T39]^0 + [.S$19]*[.T39]^1 + [.S$20]*[.T39]^2 + [.S$21]*[.T39]^3" office:value-type="float" office:value="0.00396855305769485" calcext:value-type="float">
            <text:p>0.00396855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39]^0 + [.W$6]*[.X39]^1 + [.W$7]*[.X39]^2 + [.W$8]*[.X39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([.A40]-305)/(-10000)" office:value-type="float" office:value="0.0023" calcext:value-type="float">
            <text:p>0.0023</text:p>
          </table:table-cell>
          <table:table-cell table:formula="of:=([.B40]-51)/(-10000)" office:value-type="float" office:value="0.0024" calcext:value-type="float">
            <text:p>0.0024</text:p>
          </table:table-cell>
          <table:table-cell table:number-columns-repeated="8"/>
          <table:table-cell table:style-name="Result_5f_CorelPolyGUI" office:value-type="string" calcext:value-type="string">
            <text:p>a[2]</text:p>
          </table:table-cell>
          <table:table-cell table:style-name="Result_5f_CorelPolyGUI" office:value-type="float" office:value="45.8653851237236" calcext:value-type="float">
            <text:p>45.8653851237</text:p>
          </table:table-cell>
          <table:table-cell office:value-type="float" office:value="0.000875" calcext:value-type="float">
            <text:p>0.000875</text:p>
          </table:table-cell>
          <table:table-cell table:formula="of:= [.O$38]*[.P40]^0 + [.O$39]*[.P40]^1 + [.O$40]*[.P40]^2 + [.O$41]*[.P40]^3" office:value-type="float" office:value="0.00151167905136067" calcext:value-type="float">
            <text:p>0.0015116791</text:p>
          </table:table-cell>
          <table:table-cell table:number-columns-repeated="2"/>
          <table:table-cell office:value-type="float" office:value="0.002025" calcext:value-type="float">
            <text:p>0.002025</text:p>
          </table:table-cell>
          <table:table-cell table:formula="of:= [.S$18]*[.T40]^0 + [.S$19]*[.T40]^1 + [.S$20]*[.T40]^2 + [.S$21]*[.T40]^3" office:value-type="float" office:value="0.00405227483215422" calcext:value-type="float">
            <text:p>0.0040522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40]^0 + [.W$6]*[.X40]^1 + [.W$7]*[.X40]^2 + [.W$8]*[.X40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A41]-305)/(-10000)" office:value-type="float" office:value="0.003" calcext:value-type="float">
            <text:p>0.003</text:p>
          </table:table-cell>
          <table:table-cell table:formula="of:=([.B41]-51)/(-10000)" office:value-type="float" office:value="0.0027" calcext:value-type="float">
            <text:p>0.0027</text:p>
          </table:table-cell>
          <table:table-cell table:number-columns-repeated="8"/>
          <table:table-cell table:style-name="Result_5f_CorelPolyGUI" office:value-type="string" calcext:value-type="string">
            <text:p>a[3]</text:p>
          </table:table-cell>
          <table:table-cell table:style-name="Result_5f_CorelPolyGUI" office:value-type="float" office:value="-12518.7580639904" calcext:value-type="float">
            <text:p>-12518.7580639904</text:p>
          </table:table-cell>
          <table:table-cell office:value-type="float" office:value="0.00095" calcext:value-type="float">
            <text:p>0.00095</text:p>
          </table:table-cell>
          <table:table-cell table:formula="of:= [.O$38]*[.P41]^0 + [.O$39]*[.P41]^1 + [.O$40]*[.P41]^2 + [.O$41]*[.P41]^3" office:value-type="float" office:value="0.00155584935359254" calcext:value-type="float">
            <text:p>0.0015558494</text:p>
          </table:table-cell>
          <table:table-cell table:number-columns-repeated="2"/>
          <table:table-cell office:value-type="float" office:value="0.00215" calcext:value-type="float">
            <text:p>0.00215</text:p>
          </table:table-cell>
          <table:table-cell table:formula="of:= [.S$18]*[.T41]^0 + [.S$19]*[.T41]^1 + [.S$20]*[.T41]^2 + [.S$21]*[.T41]^3" office:value-type="float" office:value="0.00413145404768268" calcext:value-type="float">
            <text:p>0.0041314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 [.W$5]*[.X41]^0 + [.W$6]*[.X41]^1 + [.W$7]*[.X41]^2 + [.W$8]*[.X41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([.A42]-305)/(-10000)" office:value-type="float" office:value="0.0035" calcext:value-type="float">
            <text:p>0.0035</text:p>
          </table:table-cell>
          <table:table-cell table:formula="of:=([.B42]-51)/(-10000)" office:value-type="float" office:value="0.0029" calcext:value-type="float">
            <text:p>0.0029</text:p>
          </table:table-cell>
          <table:table-cell table:number-columns-repeated="8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6666052353636" calcext:value-type="float">
            <text:p>0.9966660524</text:p>
          </table:table-cell>
          <table:table-cell office:value-type="float" office:value="0.001025" calcext:value-type="float">
            <text:p>0.001025</text:p>
          </table:table-cell>
          <table:table-cell table:formula="of:= [.O$38]*[.P42]^0 + [.O$39]*[.P42]^1 + [.O$40]*[.P42]^2 + [.O$41]*[.P42]^3" office:value-type="float" office:value="0.00160013425872662" calcext:value-type="float">
            <text:p>0.0016001343</text:p>
          </table:table-cell>
          <table:table-cell table:number-columns-repeated="2"/>
          <table:table-cell office:value-type="float" office:value="0.002275" calcext:value-type="float">
            <text:p>0.002275</text:p>
          </table:table-cell>
          <table:table-cell table:formula="of:= [.S$18]*[.T42]^0 + [.S$19]*[.T42]^1 + [.S$20]*[.T42]^2 + [.S$21]*[.T42]^3" office:value-type="float" office:value="0.00420620944625121" calcext:value-type="float">
            <text:p>0.0042062094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table:formula="of:= [.W$5]*[.X42]^0 + [.W$6]*[.X42]^1 + [.W$7]*[.X42]^2 + [.W$8]*[.X42]^3" office:value-type="float" office:value="0.001730614195025" calcext:value-type="float">
            <text:p>0.00173061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A43]-305)/(-10000)" office:value-type="float" office:value="0.0041" calcext:value-type="float">
            <text:p>0.0041</text:p>
          </table:table-cell>
          <table:table-cell table:formula="of:=([.B43]-51)/(-10000)" office:value-type="float" office:value="0.0031" calcext:value-type="float">
            <text:p>0.0031</text:p>
          </table:table-cell>
          <table:table-cell table:number-columns-repeated="8"/>
          <table:table-cell table:style-name="Result_5f_CorelPolyGUI" office:value-type="string" calcext:value-type="string">
            <text:p>date</text:p>
          </table:table-cell>
          <table:table-cell table:style-name="ce1" table:formula="of:=DATE(2015;7;10)" office:value-type="date" office:date-value="2015-07-10" calcext:value-type="date">
            <text:p>07/10/15</text:p>
          </table:table-cell>
          <table:table-cell office:value-type="float" office:value="0.0011" calcext:value-type="float">
            <text:p>0.0011</text:p>
          </table:table-cell>
          <table:table-cell table:formula="of:= [.O$38]*[.P43]^0 + [.O$39]*[.P43]^1 + [.O$40]*[.P43]^2 + [.O$41]*[.P43]^3" office:value-type="float" office:value="0.00164450207865657" calcext:value-type="float">
            <text:p>0.0016445021</text:p>
          </table:table-cell>
          <table:table-cell table:number-columns-repeated="2"/>
          <table:table-cell office:value-type="float" office:value="0.0024" calcext:value-type="float">
            <text:p>0.0024</text:p>
          </table:table-cell>
          <table:table-cell table:formula="of:= [.S$18]*[.T43]^0 + [.S$19]*[.T43]^1 + [.S$20]*[.T43]^2 + [.S$21]*[.T43]^3" office:value-type="float" office:value="0.00427665976983084" calcext:value-type="float">
            <text:p>0.004276659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A44]-305)/(-10000)" office:value-type="float" office:value="0.0045" calcext:value-type="float">
            <text:p>0.0045</text:p>
          </table:table-cell>
          <table:table-cell table:formula="of:=([.B44]-51)/(-10000)" office:value-type="float" office:value="0.0032" calcext:value-type="float">
            <text:p>0.0032</text:p>
          </table:table-cell>
          <table:table-cell table:number-columns-repeated="8"/>
          <table:table-cell table:style-name="Result_5f_CorelPolyGUI" office:value-type="string" calcext:value-type="string">
            <text:p>time</text:p>
          </table:table-cell>
          <table:table-cell table:style-name="ce2" table:formula="of:=TIME(13;49;51)" office:value-type="time" office:time-value="PT13H49M51S" calcext:value-type="time">
            <text:p>01:49:51 PM</text:p>
          </table:table-cell>
          <table:table-cell office:value-type="float" office:value="0.001175" calcext:value-type="float">
            <text:p>0.001175</text:p>
          </table:table-cell>
          <table:table-cell table:formula="of:= [.O$38]*[.P44]^0 + [.O$39]*[.P44]^1 + [.O$40]*[.P44]^2 + [.O$41]*[.P44]^3" office:value-type="float" office:value="0.00168892112527604" calcext:value-type="float">
            <text:p>0.0016889211</text:p>
          </table:table-cell>
          <table:table-cell table:number-columns-repeated="2"/>
          <table:table-cell office:value-type="float" office:value="0.002575" calcext:value-type="float">
            <text:p>0.002575</text:p>
          </table:table-cell>
          <table:table-cell table:formula="of:= [.S$18]*[.T44]^0 + [.S$19]*[.T44]^1 + [.S$20]*[.T44]^2 + [.S$21]*[.T44]^3" office:value-type="float" office:value="0.00436828378157377" calcext:value-type="float">
            <text:p>0.004368283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A45]-305)/(-10000)" office:value-type="float" office:value="0.0049" calcext:value-type="float">
            <text:p>0.0049</text:p>
          </table:table-cell>
          <table:table-cell table:formula="of:=([.B45]-51)/(-10000)" office:value-type="float" office:value="0.0033" calcext:value-type="float">
            <text:p>0.0033</text:p>
          </table:table-cell>
          <table:table-cell table:number-columns-repeated="10"/>
          <table:table-cell office:value-type="float" office:value="0.00125" calcext:value-type="float">
            <text:p>0.00125</text:p>
          </table:table-cell>
          <table:table-cell table:formula="of:= [.O$38]*[.P45]^0 + [.O$39]*[.P45]^1 + [.O$40]*[.P45]^2 + [.O$41]*[.P45]^3" office:value-type="float" office:value="0.00173335971047867" calcext:value-type="float">
            <text:p>0.0017333597</text:p>
          </table:table-cell>
          <table:table-cell table:number-columns-repeated="2"/>
          <table:table-cell office:value-type="float" office:value="0.00275" calcext:value-type="float">
            <text:p>0.00275</text:p>
          </table:table-cell>
          <table:table-cell table:formula="of:= [.S$18]*[.T45]^0 + [.S$19]*[.T45]^1 + [.S$20]*[.T45]^2 + [.S$21]*[.T45]^3" office:value-type="float" office:value="0.00445202840857006" calcext:value-type="float">
            <text:p>0.00445202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([.A46]-305)/(-10000)" office:value-type="float" office:value="0.0305" calcext:value-type="float">
            <text:p>0.0305</text:p>
          </table:table-cell>
          <table:table-cell table:formula="of:=([.B46]-51)/(-10000)" office:value-type="float" office:value="0.0051" calcext:value-type="float">
            <text:p>0.0051</text:p>
          </table:table-cell>
          <table:table-cell table:number-columns-repeated="10"/>
          <table:table-cell office:value-type="float" office:value="0.001325" calcext:value-type="float">
            <text:p>0.001325</text:p>
          </table:table-cell>
          <table:table-cell table:formula="of:= [.O$38]*[.P46]^0 + [.O$39]*[.P46]^1 + [.O$40]*[.P46]^2 + [.O$41]*[.P46]^3" office:value-type="float" office:value="0.00177778614615812" calcext:value-type="float">
            <text:p>0.0017777861</text:p>
          </table:table-cell>
          <table:table-cell table:number-columns-repeated="2"/>
          <table:table-cell office:value-type="float" office:value="0.002925" calcext:value-type="float">
            <text:p>0.002925</text:p>
          </table:table-cell>
          <table:table-cell table:formula="of:= [.S$18]*[.T46]^0 + [.S$19]*[.T46]^1 + [.S$20]*[.T46]^2 + [.S$21]*[.T46]^3" office:value-type="float" office:value="0.00452821947878819" calcext:value-type="float">
            <text:p>0.0045282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/>
          <table:table-cell table:formula="of:=([.A47]-305)/(-10000)" office:value-type="string" office:string-value="" calcext:value-type="error">
            <text:p>#VALUE!</text:p>
          </table:table-cell>
          <table:table-cell table:formula="of:=([.B47]-51)/(-10000)" office:value-type="float" office:value="0.0051" calcext:value-type="float">
            <text:p>0.0051</text:p>
          </table:table-cell>
          <table:table-cell table:number-columns-repeated="10"/>
          <table:table-cell office:value-type="float" office:value="0.0014" calcext:value-type="float">
            <text:p>0.0014</text:p>
          </table:table-cell>
          <table:table-cell table:formula="of:= [.O$38]*[.P47]^0 + [.O$39]*[.P47]^1 + [.O$40]*[.P47]^2 + [.O$41]*[.P47]^3" office:value-type="float" office:value="0.00182216874420804" calcext:value-type="float">
            <text:p>0.0018221687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table:formula="of:= [.S$18]*[.T47]^0 + [.S$19]*[.T47]^1 + [.S$20]*[.T47]^2 + [.S$21]*[.T47]^3" office:value-type="float" office:value="0.00459718282019659" calcext:value-type="float">
            <text:p>0.00459718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[.A48]-305)/(-10000)" office:value-type="float" office:value="0.0301" calcext:value-type="float">
            <text:p>0.0301</text:p>
          </table:table-cell>
          <table:table-cell table:formula="of:=([.B48]-51)/(-10000)" office:value-type="float" office:value="-0" calcext:value-type="float">
            <text:p>0</text:p>
          </table:table-cell>
          <table:table-cell table:number-columns-repeated="4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0.0301" calcext:value-type="float">
            <text:p>0.0301</text:p>
          </table:table-cell>
          <table:table-cell table:formula="of:= [.K$51]*[.L48]^0 + [.K$52]*[.L48]^1 + [.K$53]*[.L48]^2 + [.K$54]*[.L48]^3" office:value-type="float" office:value="0.000348992275246398" calcext:value-type="float">
            <text:p>0.0003489923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table:formula="of:= [.O$38]*[.P48]^0 + [.O$39]*[.P48]^1 + [.O$40]*[.P48]^2 + [.O$41]*[.P48]^3" office:value-type="float" office:value="0.00188122258017324" calcext:value-type="float">
            <text:p>0.0018812226</text:p>
          </table:table-cell>
          <table:table-cell table:number-columns-repeated="2"/>
          <table:table-cell office:value-type="float" office:value="0.003225" calcext:value-type="float">
            <text:p>0.003225</text:p>
          </table:table-cell>
          <table:table-cell table:formula="of:= [.S$18]*[.T48]^0 + [.S$19]*[.T48]^1 + [.S$20]*[.T48]^2 + [.S$21]*[.T48]^3" office:value-type="float" office:value="0.00464219769748237" calcext:value-type="float">
            <text:p>0.00464219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A49]-305)/(-10000)" office:value-type="float" office:value="0.0277" calcext:value-type="float">
            <text:p>0.0277</text:p>
          </table:table-cell>
          <table:table-cell table:formula="of:=([.B49]-51)/(-10000)" office:value-type="float" office:value="0.0007" calcext:value-type="float">
            <text:p>0.0007</text:p>
          </table:table-cell>
          <table:table-cell table:number-columns-repeated="4"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D48:D70</text:p>
          </table:table-cell>
          <table:table-cell office:value-type="float" office:value="0.0295" calcext:value-type="float">
            <text:p>0.0295</text:p>
          </table:table-cell>
          <table:table-cell table:formula="of:= [.K$51]*[.L49]^0 + [.K$52]*[.L49]^1 + [.K$53]*[.L49]^2 + [.K$54]*[.L49]^3" office:value-type="float" office:value="0.000389321752467499" calcext:value-type="float">
            <text:p>0.0003893218</text:p>
          </table:table-cell>
          <table:table-cell table:number-columns-repeated="2"/>
          <table:table-cell office:value-type="float" office:value="0.0016" calcext:value-type="float">
            <text:p>0.0016</text:p>
          </table:table-cell>
          <table:table-cell table:formula="of:= [.O$38]*[.P49]^0 + [.O$39]*[.P49]^1 + [.O$40]*[.P49]^2 + [.O$41]*[.P49]^3" office:value-type="float" office:value="0.00194006703561516" calcext:value-type="float">
            <text:p>0.001940067</text:p>
          </table:table-cell>
          <table:table-cell table:number-columns-repeated="2"/>
          <table:table-cell office:value-type="float" office:value="0.00335" calcext:value-type="float">
            <text:p>0.00335</text:p>
          </table:table-cell>
          <table:table-cell table:formula="of:= [.S$18]*[.T49]^0 + [.S$19]*[.T49]^1 + [.S$20]*[.T49]^2 + [.S$21]*[.T49]^3" office:value-type="float" office:value="0.00468380993875891" calcext:value-type="float">
            <text:p>0.00468380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50]-305)/(-10000)" office:value-type="float" office:value="0.0258" calcext:value-type="float">
            <text:p>0.0258</text:p>
          </table:table-cell>
          <table:table-cell table:formula="of:=([.B50]-51)/(-10000)" office:value-type="float" office:value="0.0012" calcext:value-type="float">
            <text:p>0.0012</text:p>
          </table:table-cell>
          <table:table-cell table:number-columns-repeated="4"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E48:E70</text:p>
          </table:table-cell>
          <table:table-cell office:value-type="float" office:value="0.0289" calcext:value-type="float">
            <text:p>0.0289</text:p>
          </table:table-cell>
          <table:table-cell table:formula="of:= [.K$51]*[.L50]^0 + [.K$52]*[.L50]^1 + [.K$53]*[.L50]^2 + [.K$54]*[.L50]^3" office:value-type="float" office:value="0.000446884148295166" calcext:value-type="float">
            <text:p>0.0004468841</text:p>
          </table:table-cell>
          <table:table-cell table:number-columns-repeated="2"/>
          <table:table-cell office:value-type="float" office:value="0.0017" calcext:value-type="float">
            <text:p>0.0017</text:p>
          </table:table-cell>
          <table:table-cell table:formula="of:= [.O$38]*[.P50]^0 + [.O$39]*[.P50]^1 + [.O$40]*[.P50]^2 + [.O$41]*[.P50]^3" office:value-type="float" office:value="0.0019986269979854" calcext:value-type="float">
            <text:p>0.001998627</text:p>
          </table:table-cell>
          <table:table-cell table:number-columns-repeated="2"/>
          <table:table-cell office:value-type="float" office:value="0.003475" calcext:value-type="float">
            <text:p>0.003475</text:p>
          </table:table-cell>
          <table:table-cell table:formula="of:= [.S$18]*[.T50]^0 + [.S$19]*[.T50]^1 + [.S$20]*[.T50]^2 + [.S$21]*[.T50]^3" office:value-type="float" office:value="0.00472213828599724" calcext:value-type="float">
            <text:p>0.004722138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A51]-305)/(-10000)" office:value-type="float" office:value="0.0242" calcext:value-type="float">
            <text:p>0.0242</text:p>
          </table:table-cell>
          <table:table-cell table:formula="of:=([.B51]-51)/(-10000)" office:value-type="float" office:value="0.0016" calcext:value-type="float">
            <text:p>0.0016</text:p>
          </table:table-cell>
          <table:table-cell table:number-columns-repeated="4"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0.00274959120601587" calcext:value-type="float">
            <text:p>0.0027495912</text:p>
          </table:table-cell>
          <table:table-cell office:value-type="float" office:value="0.0283" calcext:value-type="float">
            <text:p>0.0283</text:p>
          </table:table-cell>
          <table:table-cell table:formula="of:= [.K$51]*[.L51]^0 + [.K$52]*[.L51]^1 + [.K$53]*[.L51]^2 + [.K$54]*[.L51]^3" office:value-type="float" office:value="0.000520625192231738" calcext:value-type="float">
            <text:p>0.0005206252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formula="of:= [.O$38]*[.P51]^0 + [.O$39]*[.P51]^1 + [.O$40]*[.P51]^2 + [.O$41]*[.P51]^3" office:value-type="float" office:value="0.0020568273547356" calcext:value-type="float">
            <text:p>0.0020568274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table:formula="of:= [.S$18]*[.T51]^0 + [.S$19]*[.T51]^1 + [.S$20]*[.T51]^2 + [.S$21]*[.T51]^3" office:value-type="float" office:value="0.00475730148116835" calcext:value-type="float">
            <text:p>0.004757301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52]-305)/(-10000)" office:value-type="float" office:value="0.0223" calcext:value-type="float">
            <text:p>0.0223</text:p>
          </table:table-cell>
          <table:table-cell table:formula="of:=([.B52]-51)/(-10000)" office:value-type="float" office:value="0.0021" calcext:value-type="float">
            <text:p>0.0021</text:p>
          </table:table-cell>
          <table:table-cell table:number-columns-repeated="4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0.629782396209881" calcext:value-type="float">
            <text:p>0.6297823962</text:p>
          </table:table-cell>
          <table:table-cell office:value-type="float" office:value="0.0277" calcext:value-type="float">
            <text:p>0.0277</text:p>
          </table:table-cell>
          <table:table-cell table:formula="of:= [.K$51]*[.L52]^0 + [.K$52]*[.L52]^1 + [.K$53]*[.L52]^2 + [.K$54]*[.L52]^3" office:value-type="float" office:value="0.000609490613779549" calcext:value-type="float">
            <text:p>0.0006094906</text:p>
          </table:table-cell>
          <table:table-cell table:number-columns-repeated="2"/>
          <table:table-cell office:value-type="float" office:value="0.001925" calcext:value-type="float">
            <text:p>0.001925</text:p>
          </table:table-cell>
          <table:table-cell table:formula="of:= [.O$38]*[.P52]^0 + [.O$39]*[.P52]^1 + [.O$40]*[.P52]^2 + [.O$41]*[.P52]^3" office:value-type="float" office:value="0.00212895767599721" calcext:value-type="float">
            <text:p>0.0021289577</text:p>
          </table:table-cell>
          <table:table-cell table:number-columns-repeated="2"/>
          <table:table-cell office:value-type="float" office:value="0.00375" calcext:value-type="float">
            <text:p>0.00375</text:p>
          </table:table-cell>
          <table:table-cell table:formula="of:= [.S$18]*[.T52]^0 + [.S$19]*[.T52]^1 + [.S$20]*[.T52]^2 + [.S$21]*[.T52]^3" office:value-type="float" office:value="0.00479548650334014" calcext:value-type="float">
            <text:p>0.004795486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A53]-305)/(-10000)" office:value-type="float" office:value="0.0204" calcext:value-type="float">
            <text:p>0.0204</text:p>
          </table:table-cell>
          <table:table-cell table:formula="of:=([.B53]-51)/(-10000)" office:value-type="float" office:value="0.0026" calcext:value-type="float">
            <text:p>0.0026</text:p>
          </table:table-cell>
          <table:table-cell table:number-columns-repeated="4"/>
          <table:table-cell table:style-name="Result_5f_CorelPolyGUI" office:value-type="string" calcext:value-type="string">
            <text:p>a[2]</text:p>
          </table:table-cell>
          <table:table-cell table:style-name="Result_5f_CorelPolyGUI" office:value-type="float" office:value="-48.0583993452723" calcext:value-type="float">
            <text:p>-48.0583993453</text:p>
          </table:table-cell>
          <table:table-cell office:value-type="float" office:value="0.027225" calcext:value-type="float">
            <text:p>0.027225</text:p>
          </table:table-cell>
          <table:table-cell table:formula="of:= [.K$51]*[.L53]^0 + [.K$52]*[.L53]^1 + [.K$53]*[.L53]^2 + [.K$54]*[.L53]^3" office:value-type="float" office:value="0.000689872868268687" calcext:value-type="float">
            <text:p>0.0006898729</text:p>
          </table:table-cell>
          <table:table-cell table:number-columns-repeated="2"/>
          <table:table-cell office:value-type="float" office:value="0.00205" calcext:value-type="float">
            <text:p>0.00205</text:p>
          </table:table-cell>
          <table:table-cell table:formula="of:= [.O$38]*[.P53]^0 + [.O$39]*[.P53]^1 + [.O$40]*[.P53]^2 + [.O$41]*[.P53]^3" office:value-type="float" office:value="0.00220026204592458" calcext:value-type="float">
            <text:p>0.002200262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formula="of:= [.S$18]*[.T53]^0 + [.S$19]*[.T53]^1 + [.S$20]*[.T53]^2 + [.S$21]*[.T53]^3" office:value-type="float" office:value="0.00482948988109931" calcext:value-type="float">
            <text:p>0.004829489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A54]-305)/(-10000)" office:value-type="float" office:value="0.0183" calcext:value-type="float">
            <text:p>0.0183</text:p>
          </table:table-cell>
          <table:table-cell table:formula="of:=([.B54]-51)/(-10000)" office:value-type="float" office:value="0.0032" calcext:value-type="float">
            <text:p>0.0032</text:p>
          </table:table-cell>
          <table:table-cell table:number-columns-repeated="4"/>
          <table:table-cell table:style-name="Result_5f_CorelPolyGUI" office:value-type="string" calcext:value-type="string">
            <text:p>a[3]</text:p>
          </table:table-cell>
          <table:table-cell table:style-name="Result_5f_CorelPolyGUI" office:value-type="float" office:value="813.480322271833" calcext:value-type="float">
            <text:p>813.4803222718</text:p>
          </table:table-cell>
          <table:table-cell office:value-type="float" office:value="0.02675" calcext:value-type="float">
            <text:p>0.02675</text:p>
          </table:table-cell>
          <table:table-cell table:formula="of:= [.K$51]*[.L54]^0 + [.K$52]*[.L54]^1 + [.K$53]*[.L54]^2 + [.K$54]*[.L54]^3" office:value-type="float" office:value="0.000778550273704614" calcext:value-type="float">
            <text:p>0.0007785503</text:p>
          </table:table-cell>
          <table:table-cell table:number-columns-repeated="2"/>
          <table:table-cell office:value-type="float" office:value="0.002175" calcext:value-type="float">
            <text:p>0.002175</text:p>
          </table:table-cell>
          <table:table-cell table:formula="of:= [.O$38]*[.P54]^0 + [.O$39]*[.P54]^1 + [.O$40]*[.P54]^2 + [.O$41]*[.P54]^3" office:value-type="float" office:value="0.00227059376032165" calcext:value-type="float">
            <text:p>0.0022705938</text:p>
          </table:table-cell>
          <table:table-cell table:number-columns-repeated="2"/>
          <table:table-cell office:value-type="float" office:value="0.00405" calcext:value-type="float">
            <text:p>0.00405</text:p>
          </table:table-cell>
          <table:table-cell table:formula="of:= [.S$18]*[.T54]^0 + [.S$19]*[.T54]^1 + [.S$20]*[.T54]^2 + [.S$21]*[.T54]^3" office:value-type="float" office:value="0.00485951680057175" calcext:value-type="float">
            <text:p>0.004859516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55]-305)/(-10000)" office:value-type="float" office:value="0.016" calcext:value-type="float">
            <text:p>0.016</text:p>
          </table:table-cell>
          <table:table-cell table:formula="of:=([.B55]-51)/(-10000)" office:value-type="float" office:value="0.0037" calcext:value-type="float">
            <text:p>0.0037</text:p>
          </table:table-cell>
          <table:table-cell table:number-columns-repeated="4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60806358565873" calcext:value-type="float">
            <text:p>0.9608063586</text:p>
          </table:table-cell>
          <table:table-cell office:value-type="float" office:value="0.026275" calcext:value-type="float">
            <text:p>0.026275</text:p>
          </table:table-cell>
          <table:table-cell table:formula="of:= [.K$51]*[.L55]^0 + [.K$52]*[.L55]^1 + [.K$53]*[.L55]^2 + [.K$54]*[.L55]^3" office:value-type="float" office:value="0.000874999736818861" calcext:value-type="float">
            <text:p>0.0008749997</text:p>
          </table:table-cell>
          <table:table-cell table:number-columns-repeated="2"/>
          <table:table-cell office:value-type="float" office:value="0.0023" calcext:value-type="float">
            <text:p>0.0023</text:p>
          </table:table-cell>
          <table:table-cell table:formula="of:= [.O$38]*[.P55]^0 + [.O$39]*[.P55]^1 + [.O$40]*[.P55]^2 + [.O$41]*[.P55]^3" office:value-type="float" office:value="0.00233980611499234" calcext:value-type="float">
            <text:p>0.0023398061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table:formula="of:= [.S$18]*[.T55]^0 + [.S$19]*[.T55]^1 + [.S$20]*[.T55]^2 + [.S$21]*[.T55]^3" office:value-type="float" office:value="0.00488577244788337" calcext:value-type="float">
            <text:p>0.004885772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56]-305)/(-10000)" office:value-type="float" office:value="0.0141" calcext:value-type="float">
            <text:p>0.0141</text:p>
          </table:table-cell>
          <table:table-cell table:formula="of:=([.B56]-51)/(-10000)" office:value-type="float" office:value="0.0041" calcext:value-type="float">
            <text:p>0.0041</text:p>
          </table:table-cell>
          <table:table-cell table:number-columns-repeated="4"/>
          <table:table-cell table:style-name="Result_5f_CorelPolyGUI" office:value-type="string" calcext:value-type="string">
            <text:p>date</text:p>
          </table:table-cell>
          <table:table-cell table:style-name="ce1" table:formula="of:=DATE(2015;7;10)" office:value-type="date" office:date-value="2015-07-10" calcext:value-type="date">
            <text:p>07/10/15</text:p>
          </table:table-cell>
          <table:table-cell office:value-type="float" office:value="0.0258" calcext:value-type="float">
            <text:p>0.0258</text:p>
          </table:table-cell>
          <table:table-cell table:formula="of:= [.K$51]*[.L56]^0 + [.K$52]*[.L56]^1 + [.K$53]*[.L56]^2 + [.K$54]*[.L56]^3" office:value-type="float" office:value="0.000978698164342951" calcext:value-type="float">
            <text:p>0.0009786982</text:p>
          </table:table-cell>
          <table:table-cell table:number-columns-repeated="2"/>
          <table:table-cell office:value-type="float" office:value="0.002475" calcext:value-type="float">
            <text:p>0.002475</text:p>
          </table:table-cell>
          <table:table-cell table:formula="of:= [.O$38]*[.P56]^0 + [.O$39]*[.P56]^1 + [.O$40]*[.P56]^2 + [.O$41]*[.P56]^3" office:value-type="float" office:value="0.00243454356240171" calcext:value-type="float">
            <text:p>0.0024345436</text:p>
          </table:table-cell>
          <table:table-cell table:number-columns-repeated="2"/>
          <table:table-cell office:value-type="float" office:value="0.00435" calcext:value-type="float">
            <text:p>0.00435</text:p>
          </table:table-cell>
          <table:table-cell table:formula="of:= [.S$18]*[.T56]^0 + [.S$19]*[.T56]^1 + [.S$20]*[.T56]^2 + [.S$21]*[.T56]^3" office:value-type="float" office:value="0.00490846200916008" calcext:value-type="float">
            <text:p>0.00490846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57]-305)/(-10000)" office:value-type="float" office:value="0.0127" calcext:value-type="float">
            <text:p>0.0127</text:p>
          </table:table-cell>
          <table:table-cell table:formula="of:=([.B57]-51)/(-10000)" office:value-type="float" office:value="0.0044" calcext:value-type="float">
            <text:p>0.0044</text:p>
          </table:table-cell>
          <table:table-cell table:number-columns-repeated="4"/>
          <table:table-cell table:style-name="Result_5f_CorelPolyGUI" office:value-type="string" calcext:value-type="string">
            <text:p>time</text:p>
          </table:table-cell>
          <table:table-cell table:style-name="ce2" table:formula="of:=TIME(13;49;13)" office:value-type="time" office:time-value="PT13H49M13S" calcext:value-type="time">
            <text:p>01:49:13 PM</text:p>
          </table:table-cell>
          <table:table-cell office:value-type="float" office:value="0.0254" calcext:value-type="float">
            <text:p>0.0254</text:p>
          </table:table-cell>
          <table:table-cell table:formula="of:= [.K$51]*[.L57]^0 + [.K$52]*[.L57]^1 + [.K$53]*[.L57]^2 + [.K$54]*[.L57]^3" office:value-type="float" office:value="0.00107126125196013" calcext:value-type="float">
            <text:p>0.0010712613</text:p>
          </table:table-cell>
          <table:table-cell table:number-columns-repeated="2"/>
          <table:table-cell office:value-type="float" office:value="0.00265" calcext:value-type="float">
            <text:p>0.00265</text:p>
          </table:table-cell>
          <table:table-cell table:formula="of:= [.O$38]*[.P57]^0 + [.O$39]*[.P57]^1 + [.O$40]*[.P57]^2 + [.O$41]*[.P57]^3" office:value-type="float" office:value="0.00252639696820912" calcext:value-type="float">
            <text:p>0.002526397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table:formula="of:= [.S$18]*[.T57]^0 + [.S$19]*[.T57]^1 + [.S$20]*[.T57]^2 + [.S$21]*[.T57]^3" office:value-type="float" office:value="0.00492779067052778" calcext:value-type="float">
            <text:p>0.004927790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58]-305)/(-10000)" office:value-type="float" office:value="0.0113" calcext:value-type="float">
            <text:p>0.0113</text:p>
          </table:table-cell>
          <table:table-cell table:formula="of:=([.B58]-51)/(-10000)" office:value-type="float" office:value="0.0046" calcext:value-type="float">
            <text:p>0.0046</text:p>
          </table:table-cell>
          <table:table-cell table:number-columns-repeated="6"/>
          <table:table-cell office:value-type="float" office:value="0.025" calcext:value-type="float">
            <text:p>0.025</text:p>
          </table:table-cell>
          <table:table-cell table:formula="of:= [.K$51]*[.L58]^0 + [.K$52]*[.L58]^1 + [.K$53]*[.L58]^2 + [.K$54]*[.L58]^3" office:value-type="float" office:value="0.00116828155596511" calcext:value-type="float">
            <text:p>0.0011682816</text:p>
          </table:table-cell>
          <table:table-cell table:number-columns-repeated="2"/>
          <table:table-cell office:value-type="float" office:value="0.002825" calcext:value-type="float">
            <text:p>0.002825</text:p>
          </table:table-cell>
          <table:table-cell table:formula="of:= [.O$38]*[.P58]^0 + [.O$39]*[.P58]^1 + [.O$40]*[.P58]^2 + [.O$41]*[.P58]^3" office:value-type="float" office:value="0.00261496377610058" calcext:value-type="float">
            <text:p>0.0026149638</text:p>
          </table:table-cell>
          <table:table-cell table:number-columns-repeated="2"/>
          <table:table-cell office:value-type="float" office:value="0.00465" calcext:value-type="float">
            <text:p>0.00465</text:p>
          </table:table-cell>
          <table:table-cell table:formula="of:= [.S$18]*[.T58]^0 + [.S$19]*[.T58]^1 + [.S$20]*[.T58]^2 + [.S$21]*[.T58]^3" office:value-type="float" office:value="0.00494396361811238" calcext:value-type="float">
            <text:p>0.004943963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9]-305)/(-10000)" office:value-type="float" office:value="0.0097" calcext:value-type="float">
            <text:p>0.0097</text:p>
          </table:table-cell>
          <table:table-cell table:formula="of:=([.B59]-51)/(-10000)" office:value-type="float" office:value="0.0049" calcext:value-type="float">
            <text:p>0.0049</text:p>
          </table:table-cell>
          <table:table-cell table:number-columns-repeated="6"/>
          <table:table-cell office:value-type="float" office:value="0.0246" calcext:value-type="float">
            <text:p>0.0246</text:p>
          </table:table-cell>
          <table:table-cell table:formula="of:= [.K$51]*[.L59]^0 + [.K$52]*[.L59]^1 + [.K$53]*[.L59]^2 + [.K$54]*[.L59]^3" office:value-type="float" office:value="0.00126944669991412" calcext:value-type="float">
            <text:p>0.0012694467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 [.O$38]*[.P59]^0 + [.O$39]*[.P59]^1 + [.O$40]*[.P59]^2 + [.O$41]*[.P59]^3" office:value-type="float" office:value="0.00269984142976208" calcext:value-type="float">
            <text:p>0.0026998414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table:formula="of:= [.S$18]*[.T59]^0 + [.S$19]*[.T59]^1 + [.S$20]*[.T59]^2 + [.S$21]*[.T59]^3" office:value-type="float" office:value="0.00495718603803977" calcext:value-type="float">
            <text:p>0.00495718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0]-305)/(-10000)" office:value-type="float" office:value="0.0084" calcext:value-type="float">
            <text:p>0.0084</text:p>
          </table:table-cell>
          <table:table-cell table:formula="of:=([.B60]-51)/(-10000)" office:value-type="float" office:value="0.005" calcext:value-type="float">
            <text:p>0.005</text:p>
          </table:table-cell>
          <table:table-cell table:number-columns-repeated="6"/>
          <table:table-cell office:value-type="float" office:value="0.0242" calcext:value-type="float">
            <text:p>0.0242</text:p>
          </table:table-cell>
          <table:table-cell table:formula="of:= [.K$51]*[.L60]^0 + [.K$52]*[.L60]^1 + [.K$53]*[.L60]^2 + [.K$54]*[.L60]^3" office:value-type="float" office:value="0.00137444430736341" calcext:value-type="float">
            <text:p>0.0013744443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formula="of:= [.O$38]*[.P60]^0 + [.O$39]*[.P60]^1 + [.O$40]*[.P60]^2 + [.O$41]*[.P60]^3" office:value-type="float" office:value="0.00275798666900149" calcext:value-type="float">
            <text:p>0.002757986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 [.S$18]*[.T60]^0 + [.S$19]*[.T60]^1 + [.S$20]*[.T60]^2 + [.S$21]*[.T60]^3" office:value-type="float" office:value="0.00497058086427407" calcext:value-type="float">
            <text:p>0.004970580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1]-305)/(-10000)" office:value-type="float" office:value="0.0069" calcext:value-type="float">
            <text:p>0.0069</text:p>
          </table:table-cell>
          <table:table-cell table:formula="of:=([.B61]-51)/(-10000)" office:value-type="float" office:value="0.0051" calcext:value-type="float">
            <text:p>0.0051</text:p>
          </table:table-cell>
          <table:table-cell table:number-columns-repeated="6"/>
          <table:table-cell office:value-type="float" office:value="0.023725" calcext:value-type="float">
            <text:p>0.023725</text:p>
          </table:table-cell>
          <table:table-cell table:formula="of:= [.K$51]*[.L61]^0 + [.K$52]*[.L61]^1 + [.K$53]*[.L61]^2 + [.K$54]*[.L61]^3" office:value-type="float" office:value="0.00150367559657401" calcext:value-type="float">
            <text:p>0.0015036756</text:p>
          </table:table-cell>
          <table:table-cell table:number-columns-repeated="2"/>
          <table:table-cell office:value-type="float" office:value="0.00325" calcext:value-type="float">
            <text:p>0.00325</text:p>
          </table:table-cell>
          <table:table-cell table:formula="of:= [.O$38]*[.P61]^0 + [.O$39]*[.P61]^1 + [.O$40]*[.P61]^2 + [.O$41]*[.P61]^3" office:value-type="float" office:value="0.00281389759662446" calcext:value-type="float">
            <text:p>0.0028138976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table:formula="of:= [.S$18]*[.T61]^0 + [.S$19]*[.T61]^1 + [.S$20]*[.T61]^2 + [.S$21]*[.T61]^3" office:value-type="float" office:value="0.00497958145045488" calcext:value-type="float">
            <text:p>0.004979581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2]-305)/(-10000)" office:value-type="float" office:value="0.0056" calcext:value-type="float">
            <text:p>0.0056</text:p>
          </table:table-cell>
          <table:table-cell table:formula="of:=([.B62]-51)/(-10000)" office:value-type="float" office:value="0.0051" calcext:value-type="float">
            <text:p>0.0051</text:p>
          </table:table-cell>
          <table:table-cell table:number-columns-repeated="6"/>
          <table:table-cell office:value-type="float" office:value="0.02325" calcext:value-type="float">
            <text:p>0.02325</text:p>
          </table:table-cell>
          <table:table-cell table:formula="of:= [.K$51]*[.L62]^0 + [.K$52]*[.L62]^1 + [.K$53]*[.L62]^2 + [.K$54]*[.L62]^3" office:value-type="float" office:value="0.00163734766527943" calcext:value-type="float">
            <text:p>0.0016373477</text:p>
          </table:table-cell>
          <table:table-cell table:number-columns-repeated="2"/>
          <table:table-cell office:value-type="float" office:value="0.003375" calcext:value-type="float">
            <text:p>0.003375</text:p>
          </table:table-cell>
          <table:table-cell table:formula="of:= [.O$38]*[.P62]^0 + [.O$39]*[.P62]^1 + [.O$40]*[.P62]^2 + [.O$41]*[.P62]^3" office:value-type="float" office:value="0.00286742750843493" calcext:value-type="float">
            <text:p>0.002867427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table:formula="of:= [.S$18]*[.T62]^0 + [.S$19]*[.T62]^1 + [.S$20]*[.T62]^2 + [.S$21]*[.T62]^3" office:value-type="float" office:value="0.00498467416369545" calcext:value-type="float">
            <text:p>0.004984674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3]-305)/(-10000)" office:value-type="float" office:value="0.0045" calcext:value-type="float">
            <text:p>0.0045</text:p>
          </table:table-cell>
          <table:table-cell table:formula="of:=([.B63]-51)/(-10000)" office:value-type="float" office:value="0.005" calcext:value-type="float">
            <text:p>0.005</text:p>
          </table:table-cell>
          <table:table-cell table:number-columns-repeated="6"/>
          <table:table-cell office:value-type="float" office:value="0.022775" calcext:value-type="float">
            <text:p>0.022775</text:p>
          </table:table-cell>
          <table:table-cell table:formula="of:= [.K$51]*[.L63]^0 + [.K$52]*[.L63]^1 + [.K$53]*[.L63]^2 + [.K$54]*[.L63]^3" office:value-type="float" office:value="0.00177493742021121" calcext:value-type="float">
            <text:p>0.001774937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table:formula="of:= [.O$38]*[.P63]^0 + [.O$39]*[.P63]^1 + [.O$40]*[.P63]^2 + [.O$41]*[.P63]^3" office:value-type="float" office:value="0.00291842970023682" calcext:value-type="float">
            <text:p>0.0029184297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table:formula="of:= [.S$18]*[.T63]^0 + [.S$19]*[.T63]^1 + [.S$20]*[.T63]^2 + [.S$21]*[.T63]^3" office:value-type="float" office:value="0.00498634537110903" calcext:value-type="float">
            <text:p>0.004986345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4]-305)/(-10000)" office:value-type="float" office:value="0.0033" calcext:value-type="float">
            <text:p>0.0033</text:p>
          </table:table-cell>
          <table:table-cell table:formula="of:=([.B64]-51)/(-10000)" office:value-type="float" office:value="0.0047" calcext:value-type="float">
            <text:p>0.0047</text:p>
          </table:table-cell>
          <table:table-cell table:number-columns-repeated="6"/>
          <table:table-cell office:value-type="float" office:value="0.0223" calcext:value-type="float">
            <text:p>0.0223</text:p>
          </table:table-cell>
          <table:table-cell table:formula="of:= [.K$51]*[.L64]^0 + [.K$52]*[.L64]^1 + [.K$53]*[.L64]^2 + [.K$54]*[.L64]^3" office:value-type="float" office:value="0.00191592176810084" calcext:value-type="float">
            <text:p>0.0019159218</text:p>
          </table:table-cell>
          <table:table-cell table:number-columns-repeated="2"/>
          <table:table-cell office:value-type="float" office:value="0.00365" calcext:value-type="float">
            <text:p>0.00365</text:p>
          </table:table-cell>
          <table:table-cell table:formula="of:= [.O$38]*[.P64]^0 + [.O$39]*[.P64]^1 + [.O$40]*[.P64]^2 + [.O$41]*[.P64]^3" office:value-type="float" office:value="0.00297608918047973" calcext:value-type="float">
            <text:p>0.0029760892</text:p>
          </table:table-cell>
          <table:table-cell table:number-columns-repeated="2"/>
          <table:table-cell office:value-type="float" office:value="0.005725" calcext:value-type="float">
            <text:p>0.005725</text:p>
          </table:table-cell>
          <table:table-cell table:formula="of:= [.S$18]*[.T64]^0 + [.S$19]*[.T64]^1 + [.S$20]*[.T64]^2 + [.S$21]*[.T64]^3" office:value-type="float" office:value="0.004985868502702" calcext:value-type="float">
            <text:p>0.004985868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65]-305)/(-10000)" office:value-type="float" office:value="0.0026" calcext:value-type="float">
            <text:p>0.0026</text:p>
          </table:table-cell>
          <table:table-cell table:formula="of:=([.B65]-51)/(-10000)" office:value-type="float" office:value="0.0045" calcext:value-type="float">
            <text:p>0.0045</text:p>
          </table:table-cell>
          <table:table-cell table:number-columns-repeated="6"/>
          <table:table-cell office:value-type="float" office:value="0.021825" calcext:value-type="float">
            <text:p>0.021825</text:p>
          </table:table-cell>
          <table:table-cell table:formula="of:= [.K$51]*[.L65]^0 + [.K$52]*[.L65]^1 + [.K$53]*[.L65]^2 + [.K$54]*[.L65]^3" office:value-type="float" office:value="0.00205977761567988" calcext:value-type="float">
            <text:p>0.0020597776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table:formula="of:= [.O$38]*[.P65]^0 + [.O$39]*[.P65]^1 + [.O$40]*[.P65]^2 + [.O$41]*[.P65]^3" office:value-type="float" office:value="0.00302964398501718" calcext:value-type="float">
            <text:p>0.003029644</text:p>
          </table:table-cell>
          <table:table-cell table:number-columns-repeated="2"/>
          <table:table-cell office:value-type="float" office:value="0.00585" calcext:value-type="float">
            <text:p>0.00585</text:p>
          </table:table-cell>
          <table:table-cell table:formula="of:= [.S$18]*[.T65]^0 + [.S$19]*[.T65]^1 + [.S$20]*[.T65]^2 + [.S$21]*[.T65]^3" office:value-type="float" office:value="0.00498436383770593" calcext:value-type="float">
            <text:p>0.004984363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66]-305)/(-10000)" office:value-type="float" office:value="0.0017" calcext:value-type="float">
            <text:p>0.0017</text:p>
          </table:table-cell>
          <table:table-cell table:formula="of:=([.B66]-51)/(-10000)" office:value-type="float" office:value="0.0041" calcext:value-type="float">
            <text:p>0.0041</text:p>
          </table:table-cell>
          <table:table-cell table:number-columns-repeated="6"/>
          <table:table-cell office:value-type="float" office:value="0.02135" calcext:value-type="float">
            <text:p>0.02135</text:p>
          </table:table-cell>
          <table:table-cell table:formula="of:= [.K$51]*[.L66]^0 + [.K$52]*[.L66]^1 + [.K$53]*[.L66]^2 + [.K$54]*[.L66]^3" office:value-type="float" office:value="0.00220598186967982" calcext:value-type="float">
            <text:p>0.0022059819</text:p>
          </table:table-cell>
          <table:table-cell table:number-columns-repeated="2"/>
          <table:table-cell office:value-type="float" office:value="0.00395" calcext:value-type="float">
            <text:p>0.00395</text:p>
          </table:table-cell>
          <table:table-cell table:formula="of:= [.O$38]*[.P66]^0 + [.O$39]*[.P66]^1 + [.O$40]*[.P66]^2 + [.O$41]*[.P66]^3" office:value-type="float" office:value="0.00307884060899837" calcext:value-type="float">
            <text:p>0.0030788406</text:p>
          </table:table-cell>
          <table:table-cell table:number-columns-repeated="2"/>
          <table:table-cell office:value-type="float" office:value="0.005975" calcext:value-type="float">
            <text:p>0.005975</text:p>
          </table:table-cell>
          <table:table-cell table:formula="of:= [.S$18]*[.T66]^0 + [.S$19]*[.T66]^1 + [.S$20]*[.T66]^2 + [.S$21]*[.T66]^3" office:value-type="float" office:value="0.00498195011809182" calcext:value-type="float">
            <text:p>0.00498195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67]-305)/(-10000)" office:value-type="float" office:value="0.001" calcext:value-type="float">
            <text:p>0.001</text:p>
          </table:table-cell>
          <table:table-cell table:formula="of:=([.B67]-51)/(-10000)" office:value-type="float" office:value="0.0036" calcext:value-type="float">
            <text:p>0.0036</text:p>
          </table:table-cell>
          <table:table-cell table:number-columns-repeated="6"/>
          <table:table-cell office:value-type="float" office:value="0.020875" calcext:value-type="float">
            <text:p>0.020875</text:p>
          </table:table-cell>
          <table:table-cell table:formula="of:= [.K$51]*[.L67]^0 + [.K$52]*[.L67]^1 + [.K$53]*[.L67]^2 + [.K$54]*[.L67]^3" office:value-type="float" office:value="0.00235401143683219" calcext:value-type="float">
            <text:p>0.0023540114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table:formula="of:= [.O$38]*[.P67]^0 + [.O$39]*[.P67]^1 + [.O$40]*[.P67]^2 + [.O$41]*[.P67]^3" office:value-type="float" office:value="0.0031234255475725" calcext:value-type="float">
            <text:p>0.00312342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table:formula="of:= [.S$18]*[.T67]^0 + [.S$19]*[.T67]^1 + [.S$20]*[.T67]^2 + [.S$21]*[.T67]^3" office:value-type="float" office:value="0.0049787460858307" calcext:value-type="float">
            <text:p>0.004978746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A68]-305)/(-10000)" office:value-type="float" office:value="0.0004" calcext:value-type="float">
            <text:p>0.0004</text:p>
          </table:table-cell>
          <table:table-cell table:formula="of:=([.B68]-51)/(-10000)" office:value-type="float" office:value="0.003" calcext:value-type="float">
            <text:p>0.003</text:p>
          </table:table-cell>
          <table:table-cell table:number-columns-repeated="6"/>
          <table:table-cell office:value-type="float" office:value="0.0204" calcext:value-type="float">
            <text:p>0.0204</text:p>
          </table:table-cell>
          <table:table-cell table:formula="of:= [.K$51]*[.L68]^0 + [.K$52]*[.L68]^1 + [.K$53]*[.L68]^2 + [.K$54]*[.L68]^3" office:value-type="float" office:value="0.00250334322386851" calcext:value-type="float">
            <text:p>0.0025033432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table:formula="of:= [.O$38]*[.P68]^0 + [.O$39]*[.P68]^1 + [.O$40]*[.P68]^2 + [.O$41]*[.P68]^3" office:value-type="float" office:value="0.00315046160492625" calcext:value-type="float">
            <text:p>0.0031504616</text:p>
          </table:table-cell>
          <table:table-cell table:number-columns-repeated="2"/>
          <table:table-cell office:value-type="float" office:value="0.006225" calcext:value-type="float">
            <text:p>0.006225</text:p>
          </table:table-cell>
          <table:table-cell table:formula="of:= [.S$18]*[.T68]^0 + [.S$19]*[.T68]^1 + [.S$20]*[.T68]^2 + [.S$21]*[.T68]^3" office:value-type="float" office:value="0.00497487048289356" calcext:value-type="float">
            <text:p>0.0049748705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([.A69]-305)/(-10000)" office:value-type="float" office:value="0.0001" calcext:value-type="float">
            <text:p>0.0001</text:p>
          </table:table-cell>
          <table:table-cell table:formula="of:=([.B69]-51)/(-10000)" office:value-type="float" office:value="0.0023" calcext:value-type="float">
            <text:p>0.0023</text:p>
          </table:table-cell>
          <table:table-cell table:number-columns-repeated="6"/>
          <table:table-cell office:value-type="float" office:value="0.019875" calcext:value-type="float">
            <text:p>0.019875</text:p>
          </table:table-cell>
          <table:table-cell table:formula="of:= [.K$51]*[.L69]^0 + [.K$52]*[.L69]^1 + [.K$53]*[.L69]^2 + [.K$54]*[.L69]^3" office:value-type="float" office:value="0.00266927925562219" calcext:value-type="float">
            <text:p>0.0026692793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table:formula="of:= [.O$38]*[.P69]^0 + [.O$39]*[.P69]^1 + [.O$40]*[.P69]^2 + [.O$41]*[.P69]^3" office:value-type="float" office:value="0.00317526024295035" calcext:value-type="float">
            <text:p>0.0031752602</text:p>
          </table:table-cell>
          <table:table-cell table:number-columns-repeated="2"/>
          <table:table-cell office:value-type="float" office:value="0.00635" calcext:value-type="float">
            <text:p>0.00635</text:p>
          </table:table-cell>
          <table:table-cell table:formula="of:= [.S$18]*[.T69]^0 + [.S$19]*[.T69]^1 + [.S$20]*[.T69]^2 + [.S$21]*[.T69]^3" office:value-type="float" office:value="0.00497044205125143" calcext:value-type="float">
            <text:p>0.004970442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70]-305)/(-10000)" office:value-type="float" office:value="0.0001" calcext:value-type="float">
            <text:p>0.0001</text:p>
          </table:table-cell>
          <table:table-cell table:formula="of:=([.B70]-51)/(-10000)" office:value-type="float" office:value="0.0021" calcext:value-type="float">
            <text:p>0.0021</text:p>
          </table:table-cell>
          <table:table-cell table:number-columns-repeated="6"/>
          <table:table-cell office:value-type="float" office:value="0.01935" calcext:value-type="float">
            <text:p>0.01935</text:p>
          </table:table-cell>
          <table:table-cell table:formula="of:= [.K$51]*[.L70]^0 + [.K$52]*[.L70]^1 + [.K$53]*[.L70]^2 + [.K$54]*[.L70]^3" office:value-type="float" office:value="0.00283546079476058" calcext:value-type="float">
            <text:p>0.0028354608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table:formula="of:= [.O$38]*[.P70]^0 + [.O$39]*[.P70]^1 + [.O$40]*[.P70]^2 + [.O$41]*[.P70]^3" office:value-type="float" office:value="0.00319774634909641" calcext:value-type="float">
            <text:p>0.0031977463</text:p>
          </table:table-cell>
          <table:table-cell table:number-columns-repeated="2"/>
          <table:table-cell office:value-type="float" office:value="0.006475" calcext:value-type="float">
            <text:p>0.006475</text:p>
          </table:table-cell>
          <table:table-cell table:formula="of:= [.S$18]*[.T70]^0 + [.S$19]*[.T70]^1 + [.S$20]*[.T70]^2 + [.S$21]*[.T70]^3" office:value-type="float" office:value="0.0049655795328753" calcext:value-type="float">
            <text:p>0.00496557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([.A71]-305)/(-10000)" office:value-type="float" office:value="0.0305" calcext:value-type="float">
            <text:p>0.0305</text:p>
          </table:table-cell>
          <table:table-cell table:formula="of:=([.B71]-51)/(-10000)" office:value-type="float" office:value="0.0051" calcext:value-type="float">
            <text:p>0.0051</text:p>
          </table:table-cell>
          <table:table-cell table:number-columns-repeated="6"/>
          <table:table-cell office:value-type="float" office:value="0.018825" calcext:value-type="float">
            <text:p>0.018825</text:p>
          </table:table-cell>
          <table:table-cell table:formula="of:= [.K$51]*[.L71]^0 + [.K$52]*[.L71]^1 + [.K$53]*[.L71]^2 + [.K$54]*[.L71]^3" office:value-type="float" office:value="0.00300118156241509" calcext:value-type="float">
            <text:p>0.0030011816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table:formula="of:= [.O$38]*[.P71]^0 + [.O$39]*[.P71]^1 + [.O$40]*[.P71]^2 + [.O$41]*[.P71]^3" office:value-type="float" office:value="0.00321784481081606" calcext:value-type="float">
            <text:p>0.0032178448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table:formula="of:= [.S$18]*[.T71]^0 + [.S$19]*[.T71]^1 + [.S$20]*[.T71]^2 + [.S$21]*[.T71]^3" office:value-type="float" office:value="0.00496040166973619" calcext:value-type="float">
            <text:p>0.0049604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table:formula="of:=([.A72]-305)/(-10000)" office:value-type="string" office:string-value="" calcext:value-type="error">
            <text:p>#VALUE!</text:p>
          </table:table-cell>
          <table:table-cell table:formula="of:=([.B72]-51)/(-10000)" office:value-type="float" office:value="0.0051" calcext:value-type="float">
            <text:p>0.0051</text:p>
          </table:table-cell>
          <table:table-cell table:number-columns-repeated="6"/>
          <table:table-cell office:value-type="float" office:value="0.0183" calcext:value-type="float">
            <text:p>0.0183</text:p>
          </table:table-cell>
          <table:table-cell table:formula="of:= [.K$51]*[.L72]^0 + [.K$52]*[.L72]^1 + [.K$53]*[.L72]^2 + [.K$54]*[.L72]^3" office:value-type="float" office:value="0.0031657352797172" calcext:value-type="float">
            <text:p>0.0031657353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table:formula="of:= [.O$38]*[.P72]^0 + [.O$39]*[.P72]^1 + [.O$40]*[.P72]^2 + [.O$41]*[.P72]^3" office:value-type="float" office:value="0.0032354805155609" calcext:value-type="float">
            <text:p>0.0032354805</text:p>
          </table:table-cell>
          <table:table-cell table:number-columns-repeated="2"/>
          <table:table-cell office:value-type="float" office:value="0.00685" calcext:value-type="float">
            <text:p>0.00685</text:p>
          </table:table-cell>
          <table:table-cell table:formula="of:= [.S$18]*[.T72]^0 + [.S$19]*[.T72]^1 + [.S$20]*[.T72]^2 + [.S$21]*[.T72]^3" office:value-type="float" office:value="0.00494957487705307" calcext:value-type="float">
            <text:p>0.00494957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[.A73]-305)/(-10000)" office:value-type="float" office:value="0.0301" calcext:value-type="float">
            <text:p>0.0301</text:p>
          </table:table-cell>
          <table:table-cell table:formula="of:=([.B73]-51)/(-10000)" office:value-type="float" office:value="-0" calcext:value-type="float">
            <text:p>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0.0301" calcext:value-type="float">
            <text:p>0.0301</text:p>
          </table:table-cell>
          <table:table-cell table:formula="of:= [.G$76]*[.H73]^0 + [.G$77]*[.H73]^1 + [.G$78]*[.H73]^2 + [.G$79]*[.H73]^3" office:value-type="float" office:value="0.000144116044946858" calcext:value-type="float">
            <text:p>0.000144116</text:p>
          </table:table-cell>
          <table:table-cell table:number-columns-repeated="2"/>
          <table:table-cell office:value-type="float" office:value="0.017725" calcext:value-type="float">
            <text:p>0.017725</text:p>
          </table:table-cell>
          <table:table-cell table:formula="of:= [.K$51]*[.L73]^0 + [.K$52]*[.L73]^1 + [.K$53]*[.L73]^2 + [.K$54]*[.L73]^3" office:value-type="float" office:value="0.00334378560979907" calcext:value-type="float">
            <text:p>0.0033437856</text:p>
          </table:table-cell>
          <table:table-cell table:number-columns-repeated="2"/>
          <table:table-cell office:value-type="float" office:value="0.0047" calcext:value-type="float">
            <text:p>0.0047</text:p>
          </table:table-cell>
          <table:table-cell table:formula="of:= [.O$38]*[.P73]^0 + [.O$39]*[.P73]^1 + [.O$40]*[.P73]^2 + [.O$41]*[.P73]^3" office:value-type="float" office:value="0.00325057835078256" calcext:value-type="float">
            <text:p>0.0032505784</text:p>
          </table:table-cell>
          <table:table-cell table:number-columns-repeated="2"/>
          <table:table-cell office:value-type="float" office:value="0.0071" calcext:value-type="float">
            <text:p>0.0071</text:p>
          </table:table-cell>
          <table:table-cell table:formula="of:= [.S$18]*[.T73]^0 + [.S$19]*[.T73]^1 + [.S$20]*[.T73]^2 + [.S$21]*[.T73]^3" office:value-type="float" office:value="0.00493891160897013" calcext:value-type="float">
            <text:p>0.00493891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A74]-305)/(-10000)" office:value-type="float" office:value="0.0279" calcext:value-type="float">
            <text:p>0.0279</text:p>
          </table:table-cell>
          <table:table-cell table:formula="of:=([.B74]-51)/(-10000)" office:value-type="float" office:value="0.0005" calcext:value-type="float">
            <text:p>0.0005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D73:D92</text:p>
          </table:table-cell>
          <table:table-cell office:value-type="float" office:value="0.02955" calcext:value-type="float">
            <text:p>0.02955</text:p>
          </table:table-cell>
          <table:table-cell table:formula="of:= [.G$76]*[.H74]^0 + [.G$77]*[.H74]^1 + [.G$78]*[.H74]^2 + [.G$79]*[.H74]^3" office:value-type="float" office:value="0.000214501488705127" calcext:value-type="float">
            <text:p>0.0002145015</text:p>
          </table:table-cell>
          <table:table-cell table:number-columns-repeated="2"/>
          <table:table-cell office:value-type="float" office:value="0.01715" calcext:value-type="float">
            <text:p>0.01715</text:p>
          </table:table-cell>
          <table:table-cell table:formula="of:= [.K$51]*[.L74]^0 + [.K$52]*[.L74]^1 + [.K$53]*[.L74]^2 + [.K$54]*[.L74]^3" office:value-type="float" office:value="0.00351866089298435" calcext:value-type="float">
            <text:p>0.0035186609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table:formula="of:= [.O$38]*[.P74]^0 + [.O$39]*[.P74]^1 + [.O$40]*[.P74]^2 + [.O$41]*[.P74]^3" office:value-type="float" office:value="0.00326306320393264" calcext:value-type="float">
            <text:p>0.0032630632</text:p>
          </table:table-cell>
          <table:table-cell table:number-columns-repeated="2"/>
          <table:table-cell office:value-type="float" office:value="0.00735" calcext:value-type="float">
            <text:p>0.00735</text:p>
          </table:table-cell>
          <table:table-cell table:formula="of:= [.S$18]*[.T74]^0 + [.S$19]*[.T74]^1 + [.S$20]*[.T74]^2 + [.S$21]*[.T74]^3" office:value-type="float" office:value="0.00492936180125546" calcext:value-type="float">
            <text:p>0.004929361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A75]-305)/(-10000)" office:value-type="float" office:value="0.0261" calcext:value-type="float">
            <text:p>0.0261</text:p>
          </table:table-cell>
          <table:table-cell table:formula="of:=([.B75]-51)/(-10000)" office:value-type="float" office:value="0.0009" calcext:value-type="float">
            <text:p>0.0009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E73:E92</text:p>
          </table:table-cell>
          <table:table-cell office:value-type="float" office:value="0.029" calcext:value-type="float">
            <text:p>0.029</text:p>
          </table:table-cell>
          <table:table-cell table:formula="of:= [.G$76]*[.H75]^0 + [.G$77]*[.H75]^1 + [.G$78]*[.H75]^2 + [.G$79]*[.H75]^3" office:value-type="float" office:value="0.000293262704559642" calcext:value-type="float">
            <text:p>0.0002932627</text:p>
          </table:table-cell>
          <table:table-cell table:number-columns-repeated="2"/>
          <table:table-cell office:value-type="float" office:value="0.016575" calcext:value-type="float">
            <text:p>0.016575</text:p>
          </table:table-cell>
          <table:table-cell table:formula="of:= [.K$51]*[.L75]^0 + [.K$52]*[.L75]^1 + [.K$53]*[.L75]^2 + [.K$54]*[.L75]^3" office:value-type="float" office:value="0.00368943322785917" calcext:value-type="float">
            <text:p>0.0036894332</text:p>
          </table:table-cell>
          <table:table-cell table:number-columns-repeated="2"/>
          <table:table-cell office:value-type="float" office:value="0.0049" calcext:value-type="float">
            <text:p>0.0049</text:p>
          </table:table-cell>
          <table:table-cell table:formula="of:= [.O$38]*[.P75]^0 + [.O$39]*[.P75]^1 + [.O$40]*[.P75]^2 + [.O$41]*[.P75]^3" office:value-type="float" office:value="0.00327285996246277" calcext:value-type="float">
            <text:p>0.00327286</text:p>
          </table:table-cell>
          <table:table-cell table:number-columns-repeated="2"/>
          <table:table-cell office:value-type="float" office:value="0.0076" calcext:value-type="float">
            <text:p>0.0076</text:p>
          </table:table-cell>
          <table:table-cell table:formula="of:= [.S$18]*[.T75]^0 + [.S$19]*[.T75]^1 + [.S$20]*[.T75]^2 + [.S$21]*[.T75]^3" office:value-type="float" office:value="0.00492187538967713" calcext:value-type="float">
            <text:p>0.004921875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A76]-305)/(-10000)" office:value-type="float" office:value="0.0241" calcext:value-type="float">
            <text:p>0.0241</text:p>
          </table:table-cell>
          <table:table-cell table:formula="of:=([.B76]-51)/(-10000)" office:value-type="float" office:value="0.0014" calcext:value-type="float">
            <text:p>0.0014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0.0011622963337062" calcext:value-type="float">
            <text:p>0.0011622963</text:p>
          </table:table-cell>
          <table:table-cell office:value-type="float" office:value="0.02845" calcext:value-type="float">
            <text:p>0.02845</text:p>
          </table:table-cell>
          <table:table-cell table:formula="of:= [.G$76]*[.H76]^0 + [.G$77]*[.H76]^1 + [.G$78]*[.H76]^2 + [.G$79]*[.H76]^3" office:value-type="float" office:value="0.000379813469396707" calcext:value-type="float">
            <text:p>0.0003798135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table:formula="of:= [.K$51]*[.L76]^0 + [.K$52]*[.L76]^1 + [.K$53]*[.L76]^2 + [.K$54]*[.L76]^3" office:value-type="float" office:value="0.00385517471300969" calcext:value-type="float">
            <text:p>0.0038551747</text:p>
          </table:table-cell>
          <table:table-cell table:number-columns-repeated="6"/>
          <table:table-cell office:value-type="float" office:value="0.007775" calcext:value-type="float">
            <text:p>0.007775</text:p>
          </table:table-cell>
          <table:table-cell table:formula="of:= [.S$18]*[.T76]^0 + [.S$19]*[.T76]^1 + [.S$20]*[.T76]^2 + [.S$21]*[.T76]^3" office:value-type="float" office:value="0.00491837131287723" calcext:value-type="float">
            <text:p>0.004918371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([.A77]-305)/(-10000)" office:value-type="float" office:value="0.0227" calcext:value-type="float">
            <text:p>0.0227</text:p>
          </table:table-cell>
          <table:table-cell table:formula="of:=([.B77]-51)/(-10000)" office:value-type="float" office:value="0.0017" calcext:value-type="float">
            <text:p>0.001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0.584405833415028" calcext:value-type="float">
            <text:p>0.5844058334</text:p>
          </table:table-cell>
          <table:table-cell office:value-type="float" office:value="0.0279" calcext:value-type="float">
            <text:p>0.0279</text:p>
          </table:table-cell>
          <table:table-cell table:formula="of:= [.G$76]*[.H77]^0 + [.G$77]*[.H77]^1 + [.G$78]*[.H77]^2 + [.G$79]*[.H77]^3" office:value-type="float" office:value="0.000473567560102651" calcext:value-type="float">
            <text:p>0.0004735676</text:p>
          </table:table-cell>
          <table:table-cell table:number-columns-repeated="2"/>
          <table:table-cell office:value-type="float" office:value="0.015525" calcext:value-type="float">
            <text:p>0.015525</text:p>
          </table:table-cell>
          <table:table-cell table:formula="of:= [.K$51]*[.L77]^0 + [.K$52]*[.L77]^1 + [.K$53]*[.L77]^2 + [.K$54]*[.L77]^3" office:value-type="float" office:value="0.00398763775661988" calcext:value-type="float">
            <text:p>0.0039876378</text:p>
          </table:table-cell>
          <table:table-cell table:number-columns-repeated="6"/>
          <table:table-cell office:value-type="float" office:value="0.00795" calcext:value-type="float">
            <text:p>0.00795</text:p>
          </table:table-cell>
          <table:table-cell table:formula="of:= [.S$18]*[.T77]^0 + [.S$19]*[.T77]^1 + [.S$20]*[.T77]^2 + [.S$21]*[.T77]^3" office:value-type="float" office:value="0.00491666959667895" calcext:value-type="float">
            <text:p>0.004916669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([.A78]-305)/(-10000)" office:value-type="float" office:value="0.0204" calcext:value-type="float">
            <text:p>0.0204</text:p>
          </table:table-cell>
          <table:table-cell table:formula="of:=([.B78]-51)/(-10000)" office:value-type="float" office:value="0.0022" calcext:value-type="float">
            <text:p>0.0022</text:p>
          </table:table-cell>
          <table:table-cell table:style-name="Result_5f_CorelPolyGUI" office:value-type="string" calcext:value-type="string">
            <text:p>a[2]</text:p>
          </table:table-cell>
          <table:table-cell table:style-name="Result_5f_CorelPolyGUI" office:value-type="float" office:value="-38.2155322501076" calcext:value-type="float">
            <text:p>-38.2155322501</text:p>
          </table:table-cell>
          <table:table-cell office:value-type="float" office:value="0.02745" calcext:value-type="float">
            <text:p>0.02745</text:p>
          </table:table-cell>
          <table:table-cell table:formula="of:= [.G$76]*[.H78]^0 + [.G$77]*[.H78]^1 + [.G$78]*[.H78]^2 + [.G$79]*[.H78]^3" office:value-type="float" office:value="0.000555223690751221" calcext:value-type="float">
            <text:p>0.0005552237</text:p>
          </table:table-cell>
          <table:table-cell table:number-columns-repeated="2"/>
          <table:table-cell office:value-type="float" office:value="0.01505" calcext:value-type="float">
            <text:p>0.01505</text:p>
          </table:table-cell>
          <table:table-cell table:formula="of:= [.K$51]*[.L78]^0 + [.K$52]*[.L78]^1 + [.K$53]*[.L78]^2 + [.K$54]*[.L78]^3" office:value-type="float" office:value="0.00411551133803745" calcext:value-type="float">
            <text:p>0.0041155113</text:p>
          </table:table-cell>
          <table:table-cell table:number-columns-repeated="6"/>
          <table:table-cell office:value-type="float" office:value="0.008125" calcext:value-type="float">
            <text:p>0.008125</text:p>
          </table:table-cell>
          <table:table-cell table:formula="of:= [.S$18]*[.T78]^0 + [.S$19]*[.T78]^1 + [.S$20]*[.T78]^2 + [.S$21]*[.T78]^3" office:value-type="float" office:value="0.00491709606905073" calcext:value-type="float">
            <text:p>0.004917096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A79]-305)/(-10000)" office:value-type="float" office:value="0.0182" calcext:value-type="float">
            <text:p>0.0182</text:p>
          </table:table-cell>
          <table:table-cell table:formula="of:=([.B79]-51)/(-10000)" office:value-type="float" office:value="0.0027" calcext:value-type="float">
            <text:p>0.0027</text:p>
          </table:table-cell>
          <table:table-cell table:style-name="Result_5f_CorelPolyGUI" office:value-type="string" calcext:value-type="string">
            <text:p>a[3]</text:p>
          </table:table-cell>
          <table:table-cell table:style-name="Result_5f_CorelPolyGUI" office:value-type="float" office:value="587.250802581415" calcext:value-type="float">
            <text:p>587.2508025814</text:p>
          </table:table-cell>
          <table:table-cell office:value-type="float" office:value="0.027" calcext:value-type="float">
            <text:p>0.027</text:p>
          </table:table-cell>
          <table:table-cell table:formula="of:= [.G$76]*[.H79]^0 + [.G$77]*[.H79]^1 + [.G$78]*[.H79]^2 + [.G$79]*[.H79]^3" office:value-type="float" office:value="0.000640988372793494" calcext:value-type="float">
            <text:p>0.0006409884</text:p>
          </table:table-cell>
          <table:table-cell table:number-columns-repeated="2"/>
          <table:table-cell office:value-type="float" office:value="0.014575" calcext:value-type="float">
            <text:p>0.014575</text:p>
          </table:table-cell>
          <table:table-cell table:formula="of:= [.K$51]*[.L79]^0 + [.K$52]*[.L79]^1 + [.K$53]*[.L79]^2 + [.K$54]*[.L79]^3" office:value-type="float" office:value="0.00423827236399391" calcext:value-type="float">
            <text:p>0.0042382724</text:p>
          </table:table-cell>
          <table:table-cell table:number-columns-repeated="6"/>
          <table:table-cell office:value-type="float" office:value="0.0083" calcext:value-type="float">
            <text:p>0.0083</text:p>
          </table:table-cell>
          <table:table-cell table:formula="of:= [.S$18]*[.T79]^0 + [.S$19]*[.T79]^1 + [.S$20]*[.T79]^2 + [.S$21]*[.T79]^3" office:value-type="float" office:value="0.00491997655796103" calcext:value-type="float">
            <text:p>0.004919976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A80]-305)/(-10000)" office:value-type="float" office:value="0.0162" calcext:value-type="float">
            <text:p>0.0162</text:p>
          </table:table-cell>
          <table:table-cell table:formula="of:=([.B80]-51)/(-10000)" office:value-type="float" office:value="0.003" calcext:value-type="float">
            <text:p>0.003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88416078455755" calcext:value-type="float">
            <text:p>0.9884160785</text:p>
          </table:table-cell>
          <table:table-cell office:value-type="float" office:value="0.02655" calcext:value-type="float">
            <text:p>0.02655</text:p>
          </table:table-cell>
          <table:table-cell table:formula="of:= [.G$76]*[.H80]^0 + [.G$77]*[.H80]^1 + [.G$78]*[.H80]^2 + [.G$79]*[.H80]^3" office:value-type="float" office:value="0.000730540526853157" calcext:value-type="float">
            <text:p>0.0007305405</text:p>
          </table:table-cell>
          <table:table-cell table:number-columns-repeated="2"/>
          <table:table-cell office:value-type="float" office:value="0.0141" calcext:value-type="float">
            <text:p>0.0141</text:p>
          </table:table-cell>
          <table:table-cell table:formula="of:= [.K$51]*[.L80]^0 + [.K$52]*[.L80]^1 + [.K$53]*[.L80]^2 + [.K$54]*[.L80]^3" office:value-type="float" office:value="0.00435539774122078" calcext:value-type="float">
            <text:p>0.0043553977</text:p>
          </table:table-cell>
          <table:table-cell table:number-columns-repeated="6"/>
          <table:table-cell office:value-type="float" office:value="0.00855" calcext:value-type="float">
            <text:p>0.00855</text:p>
          </table:table-cell>
          <table:table-cell table:formula="of:= [.S$18]*[.T80]^0 + [.S$19]*[.T80]^1 + [.S$20]*[.T80]^2 + [.S$21]*[.T80]^3" office:value-type="float" office:value="0.00492899446590566" calcext:value-type="float">
            <text:p>0.004928994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A81]-305)/(-10000)" office:value-type="float" office:value="0.015" calcext:value-type="float">
            <text:p>0.015</text:p>
          </table:table-cell>
          <table:table-cell table:formula="of:=([.B81]-51)/(-10000)" office:value-type="float" office:value="0.0032" calcext:value-type="float">
            <text:p>0.0032</text:p>
          </table:table-cell>
          <table:table-cell table:style-name="Result_5f_CorelPolyGUI" office:value-type="string" calcext:value-type="string">
            <text:p>date</text:p>
          </table:table-cell>
          <table:table-cell table:style-name="ce1" table:formula="of:=DATE(2015;7;10)" office:value-type="date" office:date-value="2015-07-10" calcext:value-type="date">
            <text:p>07/10/15</text:p>
          </table:table-cell>
          <table:table-cell office:value-type="float" office:value="0.0261" calcext:value-type="float">
            <text:p>0.0261</text:p>
          </table:table-cell>
          <table:table-cell table:formula="of:= [.G$76]*[.H81]^0 + [.G$77]*[.H81]^1 + [.G$78]*[.H81]^2 + [.G$79]*[.H81]^3" office:value-type="float" office:value="0.000823559073553895" calcext:value-type="float">
            <text:p>0.0008235591</text:p>
          </table:table-cell>
          <table:table-cell table:number-columns-repeated="2"/>
          <table:table-cell office:value-type="float" office:value="0.01375" calcext:value-type="float">
            <text:p>0.01375</text:p>
          </table:table-cell>
          <table:table-cell table:formula="of:= [.K$51]*[.L81]^0 + [.K$52]*[.L81]^1 + [.K$53]*[.L81]^2 + [.K$54]*[.L81]^3" office:value-type="float" office:value="0.00443778909984207" calcext:value-type="float">
            <text:p>0.0044377891</text:p>
          </table:table-cell>
          <table:table-cell table:number-columns-repeated="6"/>
          <table:table-cell office:value-type="float" office:value="0.0088" calcext:value-type="float">
            <text:p>0.0088</text:p>
          </table:table-cell>
          <table:table-cell table:formula="of:= [.S$18]*[.T81]^0 + [.S$19]*[.T81]^1 + [.S$20]*[.T81]^2 + [.S$21]*[.T81]^3" office:value-type="float" office:value="0.00494463546167341" calcext:value-type="float">
            <text:p>0.004944635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A82]-305)/(-10000)" office:value-type="float" office:value="0.0133" calcext:value-type="float">
            <text:p>0.0133</text:p>
          </table:table-cell>
          <table:table-cell table:formula="of:=([.B82]-51)/(-10000)" office:value-type="float" office:value="0.0034" calcext:value-type="float">
            <text:p>0.0034</text:p>
          </table:table-cell>
          <table:table-cell table:style-name="Result_5f_CorelPolyGUI" office:value-type="string" calcext:value-type="string">
            <text:p>time</text:p>
          </table:table-cell>
          <table:table-cell table:style-name="ce2" table:formula="of:=TIME(13;47;29)" office:value-type="time" office:time-value="PT13H47M29S" calcext:value-type="time">
            <text:p>01:47:29 PM</text:p>
          </table:table-cell>
          <table:table-cell office:value-type="float" office:value="0.0256" calcext:value-type="float">
            <text:p>0.0256</text:p>
          </table:table-cell>
          <table:table-cell table:formula="of:= [.G$76]*[.H82]^0 + [.G$77]*[.H82]^1 + [.G$78]*[.H82]^2 + [.G$79]*[.H82]^3" office:value-type="float" office:value="0.000930588014782147" calcext:value-type="float">
            <text:p>0.000930588</text:p>
          </table:table-cell>
          <table:table-cell table:number-columns-repeated="2"/>
          <table:table-cell office:value-type="float" office:value="0.0134" calcext:value-type="float">
            <text:p>0.0134</text:p>
          </table:table-cell>
          <table:table-cell table:formula="of:= [.K$51]*[.L82]^0 + [.K$52]*[.L82]^1 + [.K$53]*[.L82]^2 + [.K$54]*[.L82]^3" office:value-type="float" office:value="0.00451662738613073" calcext:value-type="float">
            <text:p>0.0045166274</text:p>
          </table:table-cell>
          <table:table-cell table:number-columns-repeated="6"/>
          <table:table-cell office:value-type="float" office:value="0.00905" calcext:value-type="float">
            <text:p>0.00905</text:p>
          </table:table-cell>
          <table:table-cell table:formula="of:= [.S$18]*[.T82]^0 + [.S$19]*[.T82]^1 + [.S$20]*[.T82]^2 + [.S$21]*[.T82]^3" office:value-type="float" office:value="0.00496784948103234" calcext:value-type="float">
            <text:p>0.004967849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83]-305)/(-10000)" office:value-type="float" office:value="0.0113" calcext:value-type="float">
            <text:p>0.0113</text:p>
          </table:table-cell>
          <table:table-cell table:formula="of:=([.B83]-51)/(-10000)" office:value-type="float" office:value="0.0036" calcext:value-type="float">
            <text:p>0.0036</text:p>
          </table:table-cell>
          <table:table-cell table:number-columns-repeated="2"/>
          <table:table-cell office:value-type="float" office:value="0.0251" calcext:value-type="float">
            <text:p>0.0251</text:p>
          </table:table-cell>
          <table:table-cell table:formula="of:= [.G$76]*[.H83]^0 + [.G$77]*[.H83]^1 + [.G$78]*[.H83]^2 + [.G$79]*[.H83]^3" office:value-type="float" office:value="0.00104105962070446" calcext:value-type="float">
            <text:p>0.0010410596</text:p>
          </table:table-cell>
          <table:table-cell table:number-columns-repeated="2"/>
          <table:table-cell office:value-type="float" office:value="0.01305" calcext:value-type="float">
            <text:p>0.01305</text:p>
          </table:table-cell>
          <table:table-cell table:formula="of:= [.K$51]*[.L83]^0 + [.K$52]*[.L83]^1 + [.K$53]*[.L83]^2 + [.K$54]*[.L83]^3" office:value-type="float" office:value="0.00459170333227386" calcext:value-type="float">
            <text:p>0.0045917033</text:p>
          </table:table-cell>
          <table:table-cell table:number-columns-repeated="6"/>
          <table:table-cell office:value-type="float" office:value="0.0093" calcext:value-type="float">
            <text:p>0.0093</text:p>
          </table:table-cell>
          <table:table-cell table:formula="of:= [.S$18]*[.T83]^0 + [.S$19]*[.T83]^1 + [.S$20]*[.T83]^2 + [.S$21]*[.T83]^3" office:value-type="float" office:value="0.00499958645975054" calcext:value-type="float">
            <text:p>0.004999586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84]-305)/(-10000)" office:value-type="float" office:value="0.0095" calcext:value-type="float">
            <text:p>0.0095</text:p>
          </table:table-cell>
          <table:table-cell table:formula="of:=([.B84]-51)/(-10000)" office:value-type="float" office:value="0.0037" calcext:value-type="float">
            <text:p>0.0037</text:p>
          </table:table-cell>
          <table:table-cell table:number-columns-repeated="2"/>
          <table:table-cell office:value-type="float" office:value="0.0246" calcext:value-type="float">
            <text:p>0.0246</text:p>
          </table:table-cell>
          <table:table-cell table:formula="of:= [.G$76]*[.H84]^0 + [.G$77]*[.H84]^1 + [.G$78]*[.H84]^2 + [.G$79]*[.H84]^3" office:value-type="float" office:value="0.00115453345321892" calcext:value-type="float">
            <text:p>0.0011545335</text:p>
          </table:table-cell>
          <table:table-cell table:number-columns-repeated="2"/>
          <table:table-cell office:value-type="float" office:value="0.0127" calcext:value-type="float">
            <text:p>0.0127</text:p>
          </table:table-cell>
          <table:table-cell table:formula="of:= [.K$51]*[.L84]^0 + [.K$52]*[.L84]^1 + [.K$53]*[.L84]^2 + [.K$54]*[.L84]^3" office:value-type="float" office:value="0.00466280767045854" calcext:value-type="float">
            <text:p>0.0046628077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A85]-305)/(-10000)" office:value-type="float" office:value="0.0078" calcext:value-type="float">
            <text:p>0.0078</text:p>
          </table:table-cell>
          <table:table-cell table:formula="of:=([.B85]-51)/(-10000)" office:value-type="float" office:value="0.0037" calcext:value-type="float">
            <text:p>0.0037</text:p>
          </table:table-cell>
          <table:table-cell table:number-columns-repeated="2"/>
          <table:table-cell office:value-type="float" office:value="0.0241" calcext:value-type="float">
            <text:p>0.0241</text:p>
          </table:table-cell>
          <table:table-cell table:formula="of:= [.G$76]*[.H85]^0 + [.G$77]*[.H85]^1 + [.G$78]*[.H85]^2 + [.G$79]*[.H85]^3" office:value-type="float" office:value="0.00127056907422358" calcext:value-type="float">
            <text:p>0.0012705691</text:p>
          </table:table-cell>
          <table:table-cell table:number-columns-repeated="2"/>
          <table:table-cell office:value-type="float" office:value="0.01235" calcext:value-type="float">
            <text:p>0.01235</text:p>
          </table:table-cell>
          <table:table-cell table:formula="of:= [.K$51]*[.L85]^0 + [.K$52]*[.L85]^1 + [.K$53]*[.L85]^2 + [.K$54]*[.L85]^3" office:value-type="float" office:value="0.00472973113287188" calcext:value-type="float">
            <text:p>0.004729731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86]-305)/(-10000)" office:value-type="float" office:value="0.0063" calcext:value-type="float">
            <text:p>0.0063</text:p>
          </table:table-cell>
          <table:table-cell table:formula="of:=([.B86]-51)/(-10000)" office:value-type="float" office:value="0.0036" calcext:value-type="float">
            <text:p>0.0036</text:p>
          </table:table-cell>
          <table:table-cell table:number-columns-repeated="2"/>
          <table:table-cell office:value-type="float" office:value="0.02375" calcext:value-type="float">
            <text:p>0.02375</text:p>
          </table:table-cell>
          <table:table-cell table:formula="of:= [.G$76]*[.H86]^0 + [.G$77]*[.H86]^1 + [.G$78]*[.H86]^2 + [.G$79]*[.H86]^3" office:value-type="float" office:value="0.00135308241847492" calcext:value-type="float">
            <text:p>0.0013530824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table:formula="of:= [.K$51]*[.L86]^0 + [.K$52]*[.L86]^1 + [.K$53]*[.L86]^2 + [.K$54]*[.L86]^3" office:value-type="float" office:value="0.00479226445170097" calcext:value-type="float">
            <text:p>0.004792264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A87]-305)/(-10000)" office:value-type="float" office:value="0.0049" calcext:value-type="float">
            <text:p>0.0049</text:p>
          </table:table-cell>
          <table:table-cell table:formula="of:=([.B87]-51)/(-10000)" office:value-type="float" office:value="0.0034" calcext:value-type="float">
            <text:p>0.0034</text:p>
          </table:table-cell>
          <table:table-cell table:number-columns-repeated="2"/>
          <table:table-cell office:value-type="float" office:value="0.0234" calcext:value-type="float">
            <text:p>0.0234</text:p>
          </table:table-cell>
          <table:table-cell table:formula="of:= [.G$76]*[.H87]^0 + [.G$77]*[.H87]^1 + [.G$78]*[.H87]^2 + [.G$79]*[.H87]^3" office:value-type="float" office:value="0.00143648415414755" calcext:value-type="float">
            <text:p>0.0014364842</text:p>
          </table:table-cell>
          <table:table-cell table:number-columns-repeated="2"/>
          <table:table-cell office:value-type="float" office:value="0.01165" calcext:value-type="float">
            <text:p>0.01165</text:p>
          </table:table-cell>
          <table:table-cell table:formula="of:= [.K$51]*[.L87]^0 + [.K$52]*[.L87]^1 + [.K$53]*[.L87]^2 + [.K$54]*[.L87]^3" office:value-type="float" office:value="0.0048501983591329" calcext:value-type="float">
            <text:p>0.0048501984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A88]-305)/(-10000)" office:value-type="float" office:value="0.0036" calcext:value-type="float">
            <text:p>0.0036</text:p>
          </table:table-cell>
          <table:table-cell table:formula="of:=([.B88]-51)/(-10000)" office:value-type="float" office:value="0.003" calcext:value-type="float">
            <text:p>0.003</text:p>
          </table:table-cell>
          <table:table-cell table:number-columns-repeated="2"/>
          <table:table-cell office:value-type="float" office:value="0.02305" calcext:value-type="float">
            <text:p>0.02305</text:p>
          </table:table-cell>
          <table:table-cell table:formula="of:= [.G$76]*[.H88]^0 + [.G$77]*[.H88]^1 + [.G$78]*[.H88]^2 + [.G$79]*[.H88]^3" office:value-type="float" office:value="0.0015206232109725" calcext:value-type="float">
            <text:p>0.0015206232</text:p>
          </table:table-cell>
          <table:table-cell table:number-columns-repeated="2"/>
          <table:table-cell office:value-type="float" office:value="0.0113" calcext:value-type="float">
            <text:p>0.0113</text:p>
          </table:table-cell>
          <table:table-cell table:formula="of:= [.K$51]*[.L88]^0 + [.K$52]*[.L88]^1 + [.K$53]*[.L88]^2 + [.K$54]*[.L88]^3" office:value-type="float" office:value="0.00490332358735477" calcext:value-type="float">
            <text:p>0.0049033236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A89]-305)/(-10000)" office:value-type="float" office:value="0.0025" calcext:value-type="float">
            <text:p>0.0025</text:p>
          </table:table-cell>
          <table:table-cell table:formula="of:=([.B89]-51)/(-10000)" office:value-type="float" office:value="0.0025" calcext:value-type="float">
            <text:p>0.0025</text:p>
          </table:table-cell>
          <table:table-cell table:number-columns-repeated="2"/>
          <table:table-cell office:value-type="float" office:value="0.0227" calcext:value-type="float">
            <text:p>0.0227</text:p>
          </table:table-cell>
          <table:table-cell table:formula="of:= [.G$76]*[.H89]^0 + [.G$77]*[.H89]^1 + [.G$78]*[.H89]^2 + [.G$79]*[.H89]^3" office:value-type="float" office:value="0.0016053485186808" calcext:value-type="float">
            <text:p>0.0016053485</text:p>
          </table:table-cell>
          <table:table-cell table:number-columns-repeated="2"/>
          <table:table-cell office:value-type="float" office:value="0.0109" calcext:value-type="float">
            <text:p>0.0109</text:p>
          </table:table-cell>
          <table:table-cell table:formula="of:= [.K$51]*[.L89]^0 + [.K$52]*[.L89]^1 + [.K$53]*[.L89]^2 + [.K$54]*[.L89]^3" office:value-type="float" office:value="0.00495788150676315" calcext:value-type="float">
            <text:p>0.0049578815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A90]-305)/(-10000)" office:value-type="float" office:value="0.0017" calcext:value-type="float">
            <text:p>0.0017</text:p>
          </table:table-cell>
          <table:table-cell table:formula="of:=([.B90]-51)/(-10000)" office:value-type="float" office:value="0.002" calcext:value-type="float">
            <text:p>0.002</text:p>
          </table:table-cell>
          <table:table-cell table:number-columns-repeated="2"/>
          <table:table-cell office:value-type="float" office:value="0.022125" calcext:value-type="float">
            <text:p>0.022125</text:p>
          </table:table-cell>
          <table:table-cell table:formula="of:= [.G$76]*[.H90]^0 + [.G$77]*[.H90]^1 + [.G$78]*[.H90]^2 + [.G$79]*[.H90]^3" office:value-type="float" office:value="0.00174541455981442" calcext:value-type="float">
            <text:p>0.0017454146</text:p>
          </table:table-cell>
          <table:table-cell table:number-columns-repeated="2"/>
          <table:table-cell office:value-type="float" office:value="0.0105" calcext:value-type="float">
            <text:p>0.0105</text:p>
          </table:table-cell>
          <table:table-cell table:formula="of:= [.K$51]*[.L90]^0 + [.K$52]*[.L90]^1 + [.K$53]*[.L90]^2 + [.K$54]*[.L90]^3" office:value-type="float" office:value="0.00500557299647329" calcext:value-type="float">
            <text:p>0.005005573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([.A91]-305)/(-10000)" office:value-type="float" office:value="0.0009" calcext:value-type="float">
            <text:p>0.0009</text:p>
          </table:table-cell>
          <table:table-cell table:formula="of:=([.B91]-51)/(-10000)" office:value-type="float" office:value="0.0015" calcext:value-type="float">
            <text:p>0.0015</text:p>
          </table:table-cell>
          <table:table-cell table:number-columns-repeated="2"/>
          <table:table-cell office:value-type="float" office:value="0.02155" calcext:value-type="float">
            <text:p>0.02155</text:p>
          </table:table-cell>
          <table:table-cell table:formula="of:= [.G$76]*[.H91]^0 + [.G$77]*[.H91]^1 + [.G$78]*[.H91]^2 + [.G$79]*[.H91]^3" office:value-type="float" office:value="0.00188598529324677" calcext:value-type="float">
            <text:p>0.0018859853</text:p>
          </table:table-cell>
          <table:table-cell table:number-columns-repeated="2"/>
          <table:table-cell office:value-type="float" office:value="0.0101" calcext:value-type="float">
            <text:p>0.0101</text:p>
          </table:table-cell>
          <table:table-cell table:formula="of:= [.K$51]*[.L91]^0 + [.K$52]*[.L91]^1 + [.K$53]*[.L91]^2 + [.K$54]*[.L91]^3" office:value-type="float" office:value="0.00504608568004144" calcext:value-type="float">
            <text:p>0.0050460857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A92]-305)/(-10000)" office:value-type="float" office:value="0.0005" calcext:value-type="float">
            <text:p>0.0005</text:p>
          </table:table-cell>
          <table:table-cell table:formula="of:=([.B92]-51)/(-10000)" office:value-type="float" office:value="0.0013" calcext:value-type="float">
            <text:p>0.0013</text:p>
          </table:table-cell>
          <table:table-cell table:number-columns-repeated="2"/>
          <table:table-cell office:value-type="float" office:value="0.020975" calcext:value-type="float">
            <text:p>0.020975</text:p>
          </table:table-cell>
          <table:table-cell table:formula="of:= [.G$76]*[.H92]^0 + [.G$77]*[.H92]^1 + [.G$78]*[.H92]^2 + [.G$79]*[.H92]^3" office:value-type="float" office:value="0.00202639086767957" calcext:value-type="float">
            <text:p>0.0020263909</text:p>
          </table:table-cell>
          <table:table-cell table:number-columns-repeated="2"/>
          <table:table-cell office:value-type="float" office:value="0.0097" calcext:value-type="float">
            <text:p>0.0097</text:p>
          </table:table-cell>
          <table:table-cell table:formula="of:= [.K$51]*[.L92]^0 + [.K$52]*[.L92]^1 + [.K$53]*[.L92]^2 + [.K$54]*[.L92]^3" office:value-type="float" office:value="0.00507910718102385" calcext:value-type="float">
            <text:p>0.005079107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204" calcext:value-type="float">
            <text:p>0.0204</text:p>
          </table:table-cell>
          <table:table-cell table:formula="of:= [.G$76]*[.H93]^0 + [.G$77]*[.H93]^1 + [.G$78]*[.H93]^2 + [.G$79]*[.H93]^3" office:value-type="float" office:value="0.00216596143181453" calcext:value-type="float">
            <text:p>0.0021659614</text:p>
          </table:table-cell>
          <table:table-cell table:number-columns-repeated="2"/>
          <table:table-cell office:value-type="float" office:value="0.009375" calcext:value-type="float">
            <text:p>0.009375</text:p>
          </table:table-cell>
          <table:table-cell table:formula="of:= [.K$51]*[.L93]^0 + [.K$52]*[.L93]^1 + [.K$53]*[.L93]^2 + [.K$54]*[.L93]^3" office:value-type="float" office:value="0.00510020554630612" calcext:value-type="float">
            <text:p>0.005100205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985" calcext:value-type="float">
            <text:p>0.01985</text:p>
          </table:table-cell>
          <table:table-cell table:formula="of:= [.G$76]*[.H94]^0 + [.G$77]*[.H94]^1 + [.G$78]*[.H94]^2 + [.G$79]*[.H94]^3" office:value-type="float" office:value="0.00229806465377516" calcext:value-type="float">
            <text:p>0.0022980647</text:p>
          </table:table-cell>
          <table:table-cell table:number-columns-repeated="2"/>
          <table:table-cell office:value-type="float" office:value="0.00905" calcext:value-type="float">
            <text:p>0.00905</text:p>
          </table:table-cell>
          <table:table-cell table:formula="of:= [.K$51]*[.L94]^0 + [.K$52]*[.L94]^1 + [.K$53]*[.L94]^2 + [.K$54]*[.L94]^3" office:value-type="float" office:value="0.0051159847917977" calcext:value-type="float">
            <text:p>0.005115984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93" calcext:value-type="float">
            <text:p>0.0193</text:p>
          </table:table-cell>
          <table:table-cell table:formula="of:= [.G$76]*[.H95]^0 + [.G$77]*[.H95]^1 + [.G$78]*[.H95]^2 + [.G$79]*[.H95]^3" office:value-type="float" office:value="0.00242820480382719" calcext:value-type="float">
            <text:p>0.0024282048</text:p>
          </table:table-cell>
          <table:table-cell table:number-columns-repeated="2"/>
          <table:table-cell office:value-type="float" office:value="0.008725" calcext:value-type="float">
            <text:p>0.008725</text:p>
          </table:table-cell>
          <table:table-cell table:formula="of:= [.K$51]*[.L95]^0 + [.K$52]*[.L95]^1 + [.K$53]*[.L95]^2 + [.K$54]*[.L95]^3" office:value-type="float" office:value="0.00512627736597345" calcext:value-type="float">
            <text:p>0.005126277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875" calcext:value-type="float">
            <text:p>0.01875</text:p>
          </table:table-cell>
          <table:table-cell table:formula="of:= [.G$76]*[.H96]^0 + [.G$77]*[.H96]^1 + [.G$78]*[.H96]^2 + [.G$79]*[.H96]^3" office:value-type="float" office:value="0.00255579565885693" calcext:value-type="float">
            <text:p>0.0025557957</text:p>
          </table:table-cell>
          <table:table-cell table:number-columns-repeated="2"/>
          <table:table-cell office:value-type="float" office:value="0.0084" calcext:value-type="float">
            <text:p>0.0084</text:p>
          </table:table-cell>
          <table:table-cell table:formula="of:= [.K$51]*[.L96]^0 + [.K$52]*[.L96]^1 + [.K$53]*[.L96]^2 + [.K$54]*[.L96]^3" office:value-type="float" office:value="0.00513091571730827" calcext:value-type="float">
            <text:p>0.005130915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82" calcext:value-type="float">
            <text:p>0.0182</text:p>
          </table:table-cell>
          <table:table-cell table:formula="of:= [.G$76]*[.H97]^0 + [.G$77]*[.H97]^1 + [.G$78]*[.H97]^2 + [.G$79]*[.H97]^3" office:value-type="float" office:value="0.00268025099575069" calcext:value-type="float">
            <text:p>0.002680251</text:p>
          </table:table-cell>
          <table:table-cell table:number-columns-repeated="2"/>
          <table:table-cell office:value-type="float" office:value="0.008025" calcext:value-type="float">
            <text:p>0.008025</text:p>
          </table:table-cell>
          <table:table-cell table:formula="of:= [.K$51]*[.L97]^0 + [.K$52]*[.L97]^1 + [.K$53]*[.L97]^2 + [.K$54]*[.L97]^3" office:value-type="float" office:value="0.00512902282673059" calcext:value-type="float">
            <text:p>0.005129022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77" calcext:value-type="float">
            <text:p>0.0177</text:p>
          </table:table-cell>
          <table:table-cell table:formula="of:= [.G$76]*[.H98]^0 + [.G$77]*[.H98]^1 + [.G$78]*[.H98]^2 + [.G$79]*[.H98]^3" office:value-type="float" office:value="0.00279017801626692" calcext:value-type="float">
            <text:p>0.002790178</text:p>
          </table:table-cell>
          <table:table-cell table:number-columns-repeated="2"/>
          <table:table-cell office:value-type="float" office:value="0.00765" calcext:value-type="float">
            <text:p>0.00765</text:p>
          </table:table-cell>
          <table:table-cell table:formula="of:= [.K$51]*[.L98]^0 + [.K$52]*[.L98]^1 + [.K$53]*[.L98]^2 + [.K$54]*[.L98]^3" office:value-type="float" office:value="0.00511912166286294" calcext:value-type="float">
            <text:p>0.005119121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72" calcext:value-type="float">
            <text:p>0.0172</text:p>
          </table:table-cell>
          <table:table-cell table:formula="of:= [.G$76]*[.H99]^0 + [.G$77]*[.H99]^1 + [.G$78]*[.H99]^2 + [.G$79]*[.H99]^3" office:value-type="float" office:value="0.00289658877946663" calcext:value-type="float">
            <text:p>0.0028965888</text:p>
          </table:table-cell>
          <table:table-cell table:number-columns-repeated="2"/>
          <table:table-cell office:value-type="float" office:value="0.007275" calcext:value-type="float">
            <text:p>0.007275</text:p>
          </table:table-cell>
          <table:table-cell table:formula="of:= [.K$51]*[.L99]^0 + [.K$52]*[.L99]^1 + [.K$53]*[.L99]^2 + [.K$54]*[.L99]^3" office:value-type="float" office:value="0.00510095483544709" calcext:value-type="float">
            <text:p>0.005100954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67" calcext:value-type="float">
            <text:p>0.0167</text:p>
          </table:table-cell>
          <table:table-cell table:formula="of:= [.G$76]*[.H100]^0 + [.G$77]*[.H100]^1 + [.G$78]*[.H100]^2 + [.G$79]*[.H100]^3" office:value-type="float" office:value="0.00299904284724789" calcext:value-type="float">
            <text:p>0.002999042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table:formula="of:= [.K$51]*[.L100]^0 + [.K$52]*[.L100]^1 + [.K$53]*[.L100]^2 + [.K$54]*[.L100]^3" office:value-type="float" office:value="0.00507426495422484" calcext:value-type="float">
            <text:p>0.00507426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62" calcext:value-type="float">
            <text:p>0.0162</text:p>
          </table:table-cell>
          <table:table-cell table:formula="of:= [.G$76]*[.H101]^0 + [.G$77]*[.H101]^1 + [.G$78]*[.H101]^2 + [.G$79]*[.H101]^3" office:value-type="float" office:value="0.00309709978150876" calcext:value-type="float">
            <text:p>0.0030970998</text:p>
          </table:table-cell>
          <table:table-cell table:number-columns-repeated="2"/>
          <table:table-cell office:value-type="float" office:value="0.006575" calcext:value-type="float">
            <text:p>0.006575</text:p>
          </table:table-cell>
          <table:table-cell table:formula="of:= [.K$51]*[.L101]^0 + [.K$52]*[.L101]^1 + [.K$53]*[.L101]^2 + [.K$54]*[.L101]^3" office:value-type="float" office:value="0.00504404057352749" calcext:value-type="float">
            <text:p>0.005044040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59" calcext:value-type="float">
            <text:p>0.0159</text:p>
          </table:table-cell>
          <table:table-cell table:formula="of:= [.G$76]*[.H102]^0 + [.G$77]*[.H102]^1 + [.G$78]*[.H102]^2 + [.G$79]*[.H102]^3" office:value-type="float" office:value="0.00315364009572509" calcext:value-type="float">
            <text:p>0.0031536401</text:p>
          </table:table-cell>
          <table:table-cell table:number-columns-repeated="2"/>
          <table:table-cell office:value-type="float" office:value="0.00625" calcext:value-type="float">
            <text:p>0.00625</text:p>
          </table:table-cell>
          <table:table-cell table:formula="of:= [.K$51]*[.L102]^0 + [.K$52]*[.L102]^1 + [.K$53]*[.L102]^2 + [.K$54]*[.L102]^3" office:value-type="float" office:value="0.00500705355220758" calcext:value-type="float">
            <text:p>0.005007053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56" calcext:value-type="float">
            <text:p>0.0156</text:p>
          </table:table-cell>
          <table:table-cell table:formula="of:= [.G$76]*[.H103]^0 + [.G$77]*[.H103]^1 + [.G$78]*[.H103]^2 + [.G$79]*[.H103]^3" office:value-type="float" office:value="0.00320834374952737" calcext:value-type="float">
            <text:p>0.0032083437</text:p>
          </table:table-cell>
          <table:table-cell table:number-columns-repeated="2"/>
          <table:table-cell office:value-type="float" office:value="0.005925" calcext:value-type="float">
            <text:p>0.005925</text:p>
          </table:table-cell>
          <table:table-cell table:formula="of:= [.K$51]*[.L103]^0 + [.K$52]*[.L103]^1 + [.K$53]*[.L103]^2 + [.K$54]*[.L103]^3" office:value-type="float" office:value="0.00496313633873998" calcext:value-type="float">
            <text:p>0.004963136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53" calcext:value-type="float">
            <text:p>0.0153</text:p>
          </table:table-cell>
          <table:table-cell table:formula="of:= [.G$76]*[.H104]^0 + [.G$77]*[.H104]^1 + [.G$78]*[.H104]^2 + [.G$79]*[.H104]^3" office:value-type="float" office:value="0.00326111560828557" calcext:value-type="float">
            <text:p>0.0032611156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table:formula="of:= [.K$51]*[.L104]^0 + [.K$52]*[.L104]^1 + [.K$53]*[.L104]^2 + [.K$54]*[.L104]^3" office:value-type="float" office:value="0.00491212138159956" calcext:value-type="float">
            <text:p>0.004912121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5" calcext:value-type="float">
            <text:p>0.015</text:p>
          </table:table-cell>
          <table:table-cell table:formula="of:= [.G$76]*[.H105]^0 + [.G$77]*[.H105]^1 + [.G$78]*[.H105]^2 + [.G$79]*[.H105]^3" office:value-type="float" office:value="0.00331186053736968" calcext:value-type="float">
            <text:p>0.0033118605</text:p>
          </table:table-cell>
          <table:table-cell table:number-columns-repeated="2"/>
          <table:table-cell office:value-type="float" office:value="0.005325" calcext:value-type="float">
            <text:p>0.005325</text:p>
          </table:table-cell>
          <table:table-cell table:formula="of:= [.K$51]*[.L105]^0 + [.K$52]*[.L105]^1 + [.K$53]*[.L105]^2 + [.K$54]*[.L105]^3" office:value-type="float" office:value="0.00486328692217785" calcext:value-type="float">
            <text:p>0.004863286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4575" calcext:value-type="float">
            <text:p>0.014575</text:p>
          </table:table-cell>
          <table:table-cell table:formula="of:= [.G$76]*[.H106]^0 + [.G$77]*[.H106]^1 + [.G$78]*[.H106]^2 + [.G$79]*[.H106]^3" office:value-type="float" office:value="0.00338009400710878" calcext:value-type="float">
            <text:p>0.003380094</text:p>
          </table:table-cell>
          <table:table-cell table:number-columns-repeated="2"/>
          <table:table-cell office:value-type="float" office:value="0.00505" calcext:value-type="float">
            <text:p>0.00505</text:p>
          </table:table-cell>
          <table:table-cell table:formula="of:= [.K$51]*[.L106]^0 + [.K$52]*[.L106]^1 + [.K$53]*[.L106]^2 + [.K$54]*[.L106]^3" office:value-type="float" office:value="0.00480914917626259" calcext:value-type="float">
            <text:p>0.004809149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415" calcext:value-type="float">
            <text:p>0.01415</text:p>
          </table:table-cell>
          <table:table-cell table:formula="of:= [.G$76]*[.H107]^0 + [.G$77]*[.H107]^1 + [.G$78]*[.H107]^2 + [.G$79]*[.H107]^3" office:value-type="float" office:value="0.00344379812763265" calcext:value-type="float">
            <text:p>0.0034437981</text:p>
          </table:table-cell>
          <table:table-cell table:number-columns-repeated="2"/>
          <table:table-cell office:value-type="float" office:value="0.004775" calcext:value-type="float">
            <text:p>0.004775</text:p>
          </table:table-cell>
          <table:table-cell table:formula="of:= [.K$51]*[.L107]^0 + [.K$52]*[.L107]^1 + [.K$53]*[.L107]^2 + [.K$54]*[.L107]^3" office:value-type="float" office:value="0.00474960663676233" calcext:value-type="float">
            <text:p>0.004749606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3725" calcext:value-type="float">
            <text:p>0.013725</text:p>
          </table:table-cell>
          <table:table-cell table:formula="of:= [.G$76]*[.H108]^0 + [.G$77]*[.H108]^1 + [.G$78]*[.H108]^2 + [.G$79]*[.H108]^3" office:value-type="float" office:value="0.00350270241489193" calcext:value-type="float">
            <text:p>0.0035027024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table:formula="of:= [.K$51]*[.L108]^0 + [.K$52]*[.L108]^1 + [.K$53]*[.L108]^2 + [.K$54]*[.L108]^3" office:value-type="float" office:value="0.0046845577965856" calcext:value-type="float">
            <text:p>0.004684557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33" calcext:value-type="float">
            <text:p>0.0133</text:p>
          </table:table-cell>
          <table:table-cell table:formula="of:= [.G$76]*[.H109]^0 + [.G$77]*[.H109]^1 + [.G$78]*[.H109]^2 + [.G$79]*[.H109]^3" office:value-type="float" office:value="0.00355653638483726" calcext:value-type="float">
            <text:p>0.0035565364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table:formula="of:= [.K$51]*[.L109]^0 + [.K$52]*[.L109]^1 + [.K$53]*[.L109]^2 + [.K$54]*[.L109]^3" office:value-type="float" office:value="0.00460719623576325" calcext:value-type="float">
            <text:p>0.004607196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28" calcext:value-type="float">
            <text:p>0.0128</text:p>
          </table:table-cell>
          <table:table-cell table:formula="of:= [.G$76]*[.H110]^0 + [.G$77]*[.H110]^1 + [.G$78]*[.H110]^2 + [.G$79]*[.H110]^3" office:value-type="float" office:value="0.00361301239269614" calcext:value-type="float">
            <text:p>0.0036130124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formula="of:= [.K$51]*[.L110]^0 + [.K$52]*[.L110]^1 + [.K$53]*[.L110]^2 + [.K$54]*[.L110]^3" office:value-type="float" office:value="0.00452302913642966" calcext:value-type="float">
            <text:p>0.004523029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23" calcext:value-type="float">
            <text:p>0.0123</text:p>
          </table:table-cell>
          <table:table-cell table:formula="of:= [.G$76]*[.H111]^0 + [.G$77]*[.H111]^1 + [.G$78]*[.H111]^2 + [.G$79]*[.H111]^3" office:value-type="float" office:value="0.00366165584983953" calcext:value-type="float">
            <text:p>0.0036616558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table:formula="of:= [.K$51]*[.L111]^0 + [.K$52]*[.L111]^1 + [.K$53]*[.L111]^2 + [.K$54]*[.L111]^3" office:value-type="float" office:value="0.00443192471477263" calcext:value-type="float">
            <text:p>0.004431924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18" calcext:value-type="float">
            <text:p>0.0118</text:p>
          </table:table-cell>
          <table:table-cell table:formula="of:= [.G$76]*[.H112]^0 + [.G$77]*[.H112]^1 + [.G$78]*[.H112]^2 + [.G$79]*[.H112]^3" office:value-type="float" office:value="0.00370202631816549" calcext:value-type="float">
            <text:p>0.003702026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table:formula="of:= [.K$51]*[.L112]^0 + [.K$52]*[.L112]^1 + [.K$53]*[.L112]^2 + [.K$54]*[.L112]^3" office:value-type="float" office:value="0.00433375118697995" calcext:value-type="float">
            <text:p>0.004333751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13" calcext:value-type="float">
            <text:p>0.0113</text:p>
          </table:table-cell>
          <table:table-cell table:formula="of:= [.G$76]*[.H113]^0 + [.G$77]*[.H113]^1 + [.G$78]*[.H113]^2 + [.G$79]*[.H113]^3" office:value-type="float" office:value="0.00373368335957208" calcext:value-type="float">
            <text:p>0.0037336834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formula="of:= [.K$51]*[.L113]^0 + [.K$52]*[.L113]^1 + [.K$53]*[.L113]^2 + [.K$54]*[.L113]^3" office:value-type="float" office:value="0.00427316633735366" calcext:value-type="float">
            <text:p>0.004273166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085" calcext:value-type="float">
            <text:p>0.01085</text:p>
          </table:table-cell>
          <table:table-cell table:formula="of:= [.G$76]*[.H114]^0 + [.G$77]*[.H114]^1 + [.G$78]*[.H114]^2 + [.G$79]*[.H114]^3" office:value-type="float" office:value="0.00375436069473072" calcext:value-type="float">
            <text:p>0.0037543607</text:p>
          </table:table-cell>
          <table:table-cell table:number-columns-repeated="2"/>
          <table:table-cell office:value-type="float" office:value="0.00295" calcext:value-type="float">
            <text:p>0.00295</text:p>
          </table:table-cell>
          <table:table-cell table:formula="of:= [.K$51]*[.L114]^0 + [.K$52]*[.L114]^1 + [.K$53]*[.L114]^2 + [.K$54]*[.L114]^3" office:value-type="float" office:value="0.00421010502642127" calcext:value-type="float">
            <text:p>0.00421010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104" calcext:value-type="float">
            <text:p>0.0104</text:p>
          </table:table-cell>
          <table:table-cell table:formula="of:= [.G$76]*[.H115]^0 + [.G$77]*[.H115]^1 + [.G$78]*[.H115]^2 + [.G$79]*[.H115]^3" office:value-type="float" office:value="0.00376730231984579" calcext:value-type="float">
            <text:p>0.0037673023</text:p>
          </table:table-cell>
          <table:table-cell table:number-columns-repeated="2"/>
          <table:table-cell office:value-type="float" office:value="0.002775" calcext:value-type="float">
            <text:p>0.002775</text:p>
          </table:table-cell>
          <table:table-cell table:formula="of:= [.K$51]*[.L115]^0 + [.K$52]*[.L115]^1 + [.K$53]*[.L115]^2 + [.K$54]*[.L115]^3" office:value-type="float" office:value="0.00414454109570618" calcext:value-type="float">
            <text:p>0.004144541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995" calcext:value-type="float">
            <text:p>0.00995</text:p>
          </table:table-cell>
          <table:table-cell table:formula="of:= [.G$76]*[.H116]^0 + [.G$77]*[.H116]^1 + [.G$78]*[.H116]^2 + [.G$79]*[.H116]^3" office:value-type="float" office:value="0.00377218715554098" calcext:value-type="float">
            <text:p>0.0037721872</text:p>
          </table:table-cell>
          <table:table-cell table:number-columns-repeated="2"/>
          <table:table-cell office:value-type="float" office:value="0.0026" calcext:value-type="float">
            <text:p>0.0026</text:p>
          </table:table-cell>
          <table:table-cell table:formula="of:= [.K$51]*[.L116]^0 + [.K$52]*[.L116]^1 + [.K$53]*[.L116]^2 + [.K$54]*[.L116]^3" office:value-type="float" office:value="0.00407644838673177" calcext:value-type="float">
            <text:p>0.004076448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95" calcext:value-type="float">
            <text:p>0.0095</text:p>
          </table:table-cell>
          <table:table-cell table:formula="of:= [.G$76]*[.H117]^0 + [.G$77]*[.H117]^1 + [.G$78]*[.H117]^2 + [.G$79]*[.H117]^3" office:value-type="float" office:value="0.00376869412243999" calcext:value-type="float">
            <text:p>0.0037686941</text:p>
          </table:table-cell>
          <table:table-cell table:number-columns-repeated="2"/>
          <table:table-cell office:value-type="float" office:value="0.002375" calcext:value-type="float">
            <text:p>0.002375</text:p>
          </table:table-cell>
          <table:table-cell table:formula="of:= [.K$51]*[.L117]^0 + [.K$52]*[.L117]^1 + [.K$53]*[.L117]^2 + [.K$54]*[.L117]^3" office:value-type="float" office:value="0.0039851427646341" calcext:value-type="float">
            <text:p>0.003985142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9075" calcext:value-type="float">
            <text:p>0.009075</text:p>
          </table:table-cell>
          <table:table-cell table:formula="of:= [.G$76]*[.H118]^0 + [.G$77]*[.H118]^1 + [.G$78]*[.H118]^2 + [.G$79]*[.H118]^3" office:value-type="float" office:value="0.00375741314620328" calcext:value-type="float">
            <text:p>0.0037574131</text:p>
          </table:table-cell>
          <table:table-cell table:number-columns-repeated="2"/>
          <table:table-cell office:value-type="float" office:value="0.00215" calcext:value-type="float">
            <text:p>0.00215</text:p>
          </table:table-cell>
          <table:table-cell table:formula="of:= [.K$51]*[.L118]^0 + [.K$52]*[.L118]^1 + [.K$53]*[.L118]^2 + [.K$54]*[.L118]^3" office:value-type="float" office:value="0.00388955807939146" calcext:value-type="float">
            <text:p>0.003889558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865" calcext:value-type="float">
            <text:p>0.00865</text:p>
          </table:table-cell>
          <table:table-cell table:formula="of:= [.G$76]*[.H119]^0 + [.G$77]*[.H119]^1 + [.G$78]*[.H119]^2 + [.G$79]*[.H119]^3" office:value-type="float" office:value="0.00373810243893619" calcext:value-type="float">
            <text:p>0.0037381024</text:p>
          </table:table-cell>
          <table:table-cell table:number-columns-repeated="2"/>
          <table:table-cell office:value-type="float" office:value="0.001925" calcext:value-type="float">
            <text:p>0.001925</text:p>
          </table:table-cell>
          <table:table-cell table:formula="of:= [.K$51]*[.L119]^0 + [.K$52]*[.L119]^1 + [.K$53]*[.L119]^2 + [.K$54]*[.L119]^3" office:value-type="float" office:value="0.00378963873470807" calcext:value-type="float">
            <text:p>0.003789638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8225" calcext:value-type="float">
            <text:p>0.008225</text:p>
          </table:table-cell>
          <table:table-cell table:formula="of:= [.G$76]*[.H120]^0 + [.G$77]*[.H120]^1 + [.G$78]*[.H120]^2 + [.G$79]*[.H120]^3" office:value-type="float" office:value="0.00371049151658937" calcext:value-type="float">
            <text:p>0.0037104915</text:p>
          </table:table-cell>
          <table:table-cell table:number-columns-repeated="2"/>
          <table:table-cell office:value-type="float" office:value="0.0017" calcext:value-type="float">
            <text:p>0.0017</text:p>
          </table:table-cell>
          <table:table-cell table:formula="of:= [.K$51]*[.L120]^0 + [.K$52]*[.L120]^1 + [.K$53]*[.L120]^2 + [.K$54]*[.L120]^3" office:value-type="float" office:value="0.00368532913428816" calcext:value-type="float">
            <text:p>0.003685329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78" calcext:value-type="float">
            <text:p>0.0078</text:p>
          </table:table-cell>
          <table:table-cell table:formula="of:= [.G$76]*[.H121]^0 + [.G$77]*[.H121]^1 + [.G$78]*[.H121]^2 + [.G$79]*[.H121]^3" office:value-type="float" office:value="0.00367430989511348" calcext:value-type="float">
            <text:p>0.0036743099</text:p>
          </table:table-cell>
          <table:table-cell table:number-columns-repeated="2"/>
          <table:table-cell office:value-type="float" office:value="0.001525" calcext:value-type="float">
            <text:p>0.001525</text:p>
          </table:table-cell>
          <table:table-cell table:formula="of:= [.K$51]*[.L121]^0 + [.K$52]*[.L121]^1 + [.K$53]*[.L121]^2 + [.K$54]*[.L121]^3" office:value-type="float" office:value="0.00360112861677468" calcext:value-type="float">
            <text:p>0.003601128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7425" calcext:value-type="float">
            <text:p>0.007425</text:p>
          </table:table-cell>
          <table:table-cell table:formula="of:= [.G$76]*[.H122]^0 + [.G$77]*[.H122]^1 + [.G$78]*[.H122]^2 + [.G$79]*[.H122]^3" office:value-type="float" office:value="0.00363505158470882" calcext:value-type="float">
            <text:p>0.0036350516</text:p>
          </table:table-cell>
          <table:table-cell table:number-columns-repeated="2"/>
          <table:table-cell office:value-type="float" office:value="0.00135" calcext:value-type="float">
            <text:p>0.00135</text:p>
          </table:table-cell>
          <table:table-cell table:formula="of:= [.K$51]*[.L122]^0 + [.K$52]*[.L122]^1 + [.K$53]*[.L122]^2 + [.K$54]*[.L122]^3" office:value-type="float" office:value="0.00351421247474036" calcext:value-type="float">
            <text:p>0.003514212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705" calcext:value-type="float">
            <text:p>0.00705</text:p>
          </table:table-cell>
          <table:table-cell table:formula="of:= [.G$76]*[.H123]^0 + [.G$77]*[.H123]^1 + [.G$78]*[.H123]^2 + [.G$79]*[.H123]^3" office:value-type="float" office:value="0.00358872419037905" calcext:value-type="float">
            <text:p>0.0035887242</text:p>
          </table:table-cell>
          <table:table-cell table:number-columns-repeated="2"/>
          <table:table-cell office:value-type="float" office:value="0.001175" calcext:value-type="float">
            <text:p>0.001175</text:p>
          </table:table-cell>
          <table:table-cell table:formula="of:= [.K$51]*[.L123]^0 + [.K$52]*[.L123]^1 + [.K$53]*[.L123]^2 + [.K$54]*[.L123]^3" office:value-type="float" office:value="0.00342455454970859" calcext:value-type="float">
            <text:p>0.003424554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6675" calcext:value-type="float">
            <text:p>0.006675</text:p>
          </table:table-cell>
          <table:table-cell table:formula="of:= [.G$76]*[.H124]^0 + [.G$77]*[.H124]^1 + [.G$78]*[.H124]^2 + [.G$79]*[.H124]^3" office:value-type="float" office:value="0.00353514190229992" calcext:value-type="float">
            <text:p>0.003535141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 [.K$51]*[.L124]^0 + [.K$52]*[.L124]^1 + [.K$53]*[.L124]^2 + [.K$54]*[.L124]^3" office:value-type="float" office:value="0.00333212868320275" calcext:value-type="float">
            <text:p>0.003332128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63" calcext:value-type="float">
            <text:p>0.0063</text:p>
          </table:table-cell>
          <table:table-cell table:formula="of:= [.G$76]*[.H125]^0 + [.G$77]*[.H125]^1 + [.G$78]*[.H125]^2 + [.G$79]*[.H125]^3" office:value-type="float" office:value="0.00347411891064717" calcext:value-type="float">
            <text:p>0.0034741189</text:p>
          </table:table-cell>
          <table:table-cell table:number-columns-repeated="2"/>
          <table:table-cell office:value-type="float" office:value="0.00085" calcext:value-type="float">
            <text:p>0.00085</text:p>
          </table:table-cell>
          <table:table-cell table:formula="of:= [.K$51]*[.L125]^0 + [.K$52]*[.L125]^1 + [.K$53]*[.L125]^2 + [.K$54]*[.L125]^3" office:value-type="float" office:value="0.00325068362787023" calcext:value-type="float">
            <text:p>0.003250683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595" calcext:value-type="float">
            <text:p>0.00595</text:p>
          </table:table-cell>
          <table:table-cell table:formula="of:= [.G$76]*[.H126]^0 + [.G$77]*[.H126]^1 + [.G$78]*[.H126]^2 + [.G$79]*[.H126]^3" office:value-type="float" office:value="0.00341028703394459" calcext:value-type="float">
            <text:p>0.0034102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 [.K$51]*[.L126]^0 + [.K$52]*[.L126]^1 + [.K$53]*[.L126]^2 + [.K$54]*[.L126]^3" office:value-type="float" office:value="0.00316716929143415" calcext:value-type="float">
            <text:p>0.003167169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56" calcext:value-type="float">
            <text:p>0.0056</text:p>
          </table:table-cell>
          <table:table-cell table:formula="of:= [.G$76]*[.H127]^0 + [.G$77]*[.H127]^1 + [.G$78]*[.H127]^2 + [.G$79]*[.H127]^3" office:value-type="float" office:value="0.00333966054641311" calcext:value-type="float">
            <text:p>0.003339660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table:formula="of:= [.K$51]*[.L127]^0 + [.K$52]*[.L127]^1 + [.K$53]*[.L127]^2 + [.K$54]*[.L127]^3" office:value-type="float" office:value="0.00308156920091798" calcext:value-type="float">
            <text:p>0.003081569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525" calcext:value-type="float">
            <text:p>0.00525</text:p>
          </table:table-cell>
          <table:table-cell table:formula="of:= [.G$76]*[.H128]^0 + [.G$77]*[.H128]^1 + [.G$78]*[.H128]^2 + [.G$79]*[.H128]^3" office:value-type="float" office:value="0.00326208837778379" calcext:value-type="float">
            <text:p>0.0032620884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 [.K$51]*[.L128]^0 + [.K$52]*[.L128]^1 + [.K$53]*[.L128]^2 + [.K$54]*[.L128]^3" office:value-type="float" office:value="0.00299386688334521" calcext:value-type="float">
            <text:p>0.002993866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49" calcext:value-type="float">
            <text:p>0.0049</text:p>
          </table:table-cell>
          <table:table-cell table:formula="of:= [.G$76]*[.H129]^0 + [.G$77]*[.H129]^1 + [.G$78]*[.H129]^2 + [.G$79]*[.H129]^3" office:value-type="float" office:value="0.00317741945778765" calcext:value-type="float">
            <text:p>0.0031774195</text:p>
          </table:table-cell>
          <table:table-cell table:number-columns-repeated="2"/>
          <table:table-cell office:value-type="float" office:value="0.000325" calcext:value-type="float">
            <text:p>0.000325</text:p>
          </table:table-cell>
          <table:table-cell table:formula="of:= [.K$51]*[.L129]^0 + [.K$52]*[.L129]^1 + [.K$53]*[.L129]^2 + [.K$54]*[.L129]^3" office:value-type="float" office:value="0.00294922224160743" calcext:value-type="float">
            <text:p>0.002949222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4575" calcext:value-type="float">
            <text:p>0.004575</text:p>
          </table:table-cell>
          <table:table-cell table:formula="of:= [.G$76]*[.H130]^0 + [.G$77]*[.H130]^1 + [.G$78]*[.H130]^2 + [.G$79]*[.H130]^3" office:value-type="float" office:value="0.00309231177983628" calcext:value-type="float">
            <text:p>0.0030923118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table:formula="of:= [.K$51]*[.L130]^0 + [.K$52]*[.L130]^1 + [.K$53]*[.L130]^2 + [.K$54]*[.L130]^3" office:value-type="float" office:value="0.0029040458657393" calcext:value-type="float">
            <text:p>0.002904045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425" calcext:value-type="float">
            <text:p>0.00425</text:p>
          </table:table-cell>
          <table:table-cell table:formula="of:= [.G$76]*[.H131]^0 + [.G$77]*[.H131]^1 + [.G$78]*[.H131]^2 + [.G$79]*[.H131]^3" office:value-type="float" office:value="0.00300083374934441" calcext:value-type="float">
            <text:p>0.0030008337</text:p>
          </table:table-cell>
          <table:table-cell table:number-columns-repeated="2"/>
          <table:table-cell office:value-type="float" office:value="0.000175" calcext:value-type="float">
            <text:p>0.000175</text:p>
          </table:table-cell>
          <table:table-cell table:formula="of:= [.K$51]*[.L131]^0 + [.K$52]*[.L131]^1 + [.K$53]*[.L131]^2 + [.K$54]*[.L131]^3" office:value-type="float" office:value="0.00285833569661876" calcext:value-type="float">
            <text:p>0.002858335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3925" calcext:value-type="float">
            <text:p>0.003925</text:p>
          </table:table-cell>
          <table:table-cell table:formula="of:= [.G$76]*[.H132]^0 + [.G$77]*[.H132]^1 + [.G$78]*[.H132]^2 + [.G$79]*[.H132]^3" office:value-type="float" office:value="0.00290286441099827" calcext:value-type="float">
            <text:p>0.0029028644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K$51]*[.L132]^0 + [.K$52]*[.L132]^1 + [.K$53]*[.L132]^2 + [.K$54]*[.L132]^3" office:value-type="float" office:value="0.00281208967512373" calcext:value-type="float">
            <text:p>0.002812089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36" calcext:value-type="float">
            <text:p>0.0036</text:p>
          </table:table-cell>
          <table:table-cell table:formula="of:= [.G$76]*[.H133]^0 + [.G$77]*[.H133]^1 + [.G$78]*[.H133]^2 + [.G$79]*[.H133]^3" office:value-type="float" office:value="0.00279828280948414" calcext:value-type="float">
            <text:p>0.0027982828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K$51]*[.L133]^0 + [.K$52]*[.L133]^1 + [.K$53]*[.L133]^2 + [.K$54]*[.L133]^3" office:value-type="float" office:value="0.00281208967512373" calcext:value-type="float">
            <text:p>0.002812089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3325" calcext:value-type="float">
            <text:p>0.003325</text:p>
          </table:table-cell>
          <table:table-cell table:formula="of:= [.G$76]*[.H134]^0 + [.G$77]*[.H134]^1 + [.G$78]*[.H134]^2 + [.G$79]*[.H134]^3" office:value-type="float" office:value="0.00270453644805408" calcext:value-type="float">
            <text:p>0.0027045364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K$51]*[.L134]^0 + [.K$52]*[.L134]^1 + [.K$53]*[.L134]^2 + [.K$54]*[.L134]^3" office:value-type="float" office:value="0.00281208967512373" calcext:value-type="float">
            <text:p>0.002812089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305" calcext:value-type="float">
            <text:p>0.00305</text:p>
          </table:table-cell>
          <table:table-cell table:formula="of:= [.G$76]*[.H135]^0 + [.G$77]*[.H135]^1 + [.G$78]*[.H135]^2 + [.G$79]*[.H135]^3" office:value-type="float" office:value="0.00260589598366799" calcext:value-type="float">
            <text:p>0.002605896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K$51]*[.L135]^0 + [.K$52]*[.L135]^1 + [.K$53]*[.L135]^2 + [.K$54]*[.L135]^3" office:value-type="float" office:value="0.00281208967512373" calcext:value-type="float">
            <text:p>0.002812089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2775" calcext:value-type="float">
            <text:p>0.002775</text:p>
          </table:table-cell>
          <table:table-cell table:formula="of:= [.G$76]*[.H136]^0 + [.G$77]*[.H136]^1 + [.G$78]*[.H136]^2 + [.G$79]*[.H136]^3" office:value-type="float" office:value="0.00250228813843668" calcext:value-type="float">
            <text:p>0.0025022881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 [.K$51]*[.L136]^0 + [.K$52]*[.L136]^1 + [.K$53]*[.L136]^2 + [.K$54]*[.L136]^3" office:value-type="float" office:value="0.00281208967512373" calcext:value-type="float">
            <text:p>0.002812089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table:formula="of:= [.G$76]*[.H137]^0 + [.G$77]*[.H137]^1 + [.G$78]*[.H137]^2 + [.G$79]*[.H137]^3" office:value-type="float" office:value="0.00239363963447093" calcext:value-type="float">
            <text:p>0.002393639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23" calcext:value-type="float">
            <text:p>0.0023</text:p>
          </table:table-cell>
          <table:table-cell table:formula="of:= [.G$76]*[.H138]^0 + [.G$77]*[.H138]^1 + [.G$78]*[.H138]^2 + [.G$79]*[.H138]^3" office:value-type="float" office:value="0.0023114146654727" calcext:value-type="float">
            <text:p>0.002311414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21" calcext:value-type="float">
            <text:p>0.0021</text:p>
          </table:table-cell>
          <table:table-cell table:formula="of:= [.G$76]*[.H139]^0 + [.G$77]*[.H139]^1 + [.G$78]*[.H139]^2 + [.G$79]*[.H139]^3" office:value-type="float" office:value="0.00222645661633748" calcext:value-type="float">
            <text:p>0.002226456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19" calcext:value-type="float">
            <text:p>0.0019</text:p>
          </table:table-cell>
          <table:table-cell table:formula="of:= [.G$76]*[.H140]^0 + [.G$77]*[.H140]^1 + [.G$78]*[.H140]^2 + [.G$79]*[.H140]^3" office:value-type="float" office:value="0.00213873729902676" calcext:value-type="float">
            <text:p>0.002138737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17" calcext:value-type="float">
            <text:p>0.0017</text:p>
          </table:table-cell>
          <table:table-cell table:formula="of:= [.G$76]*[.H141]^0 + [.G$77]*[.H141]^1 + [.G$78]*[.H141]^2 + [.G$79]*[.H141]^3" office:value-type="float" office:value="0.00204822852550201" calcext:value-type="float">
            <text:p>0.002048228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15" calcext:value-type="float">
            <text:p>0.0015</text:p>
          </table:table-cell>
          <table:table-cell table:formula="of:= [.G$76]*[.H142]^0 + [.G$77]*[.H142]^1 + [.G$78]*[.H142]^2 + [.G$79]*[.H142]^3" office:value-type="float" office:value="0.00195490210772471" calcext:value-type="float">
            <text:p>0.001954902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13" calcext:value-type="float">
            <text:p>0.0013</text:p>
          </table:table-cell>
          <table:table-cell table:formula="of:= [.G$76]*[.H143]^0 + [.G$77]*[.H143]^1 + [.G$78]*[.H143]^2 + [.G$79]*[.H143]^3" office:value-type="float" office:value="0.00185872985765632" calcext:value-type="float">
            <text:p>0.001858729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11" calcext:value-type="float">
            <text:p>0.0011</text:p>
          </table:table-cell>
          <table:table-cell table:formula="of:= [.G$76]*[.H144]^0 + [.G$77]*[.H144]^1 + [.G$78]*[.H144]^2 + [.G$79]*[.H144]^3" office:value-type="float" office:value="0.00175968358725833" calcext:value-type="float">
            <text:p>0.001759683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09" calcext:value-type="float">
            <text:p>0.0009</text:p>
          </table:table-cell>
          <table:table-cell table:formula="of:= [.G$76]*[.H145]^0 + [.G$77]*[.H145]^1 + [.G$78]*[.H145]^2 + [.G$79]*[.H145]^3" office:value-type="float" office:value="0.00165773510849221" calcext:value-type="float">
            <text:p>0.001657735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08" calcext:value-type="float">
            <text:p>0.0008</text:p>
          </table:table-cell>
          <table:table-cell table:formula="of:= [.G$76]*[.H146]^0 + [.G$77]*[.H146]^1 + [.G$78]*[.H146]^2 + [.G$79]*[.H146]^3" office:value-type="float" office:value="0.00160566373220907" calcext:value-type="float">
            <text:p>0.001605663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07" calcext:value-type="float">
            <text:p>0.0007</text:p>
          </table:table-cell>
          <table:table-cell table:formula="of:= [.G$76]*[.H147]^0 + [.G$77]*[.H147]^1 + [.G$78]*[.H147]^2 + [.G$79]*[.H147]^3" office:value-type="float" office:value="0.00155285623331945" calcext:value-type="float">
            <text:p>0.001552856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06" calcext:value-type="float">
            <text:p>0.0006</text:p>
          </table:table-cell>
          <table:table-cell table:formula="of:= [.G$76]*[.H148]^0 + [.G$77]*[.H148]^1 + [.G$78]*[.H148]^2 + [.G$79]*[.H148]^3" office:value-type="float" office:value="0.00149930908831853" calcext:value-type="float">
            <text:p>0.001499309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0005" calcext:value-type="float">
            <text:p>0.0005</text:p>
          </table:table-cell>
          <table:table-cell table:formula="of:= [.G$76]*[.H149]^0 + [.G$77]*[.H149]^1 + [.G$78]*[.H149]^2 + [.G$79]*[.H149]^3" office:value-type="float" office:value="0.0014450187737015" calcext:value-type="float">
            <text:p>0.001445018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138in" fo:padding-left="0.1181in" fo:padding-right="0.0138in" fo:padding-top="0.013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3:33:21.489874275</meta:creation-date>
    <meta:generator>LibreOffice/4.2.8.2$Linux_X86_64 LibreOffice_project/420m0$Build-2</meta:generator>
    <dc:date>2015-07-10T13:54:22.770190000</dc:date>
    <meta:editing-duration>P0D</meta:editing-duration>
    <meta:editing-cycles>1</meta:editing-cycles>
    <meta:document-statistic meta:table-count="1" meta:cell-count="1087" meta:object-count="5"/>
  </office:meta>
</office:document-meta>
</file>

<file path=chart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034cm" svg:height="6.022cm" xlink:href=".." xlink:type="simple" chart:class="chart:scatter" chart:style-name="ch1">
        <chart:plot-area chart:style-name="ch2" table:cell-range-address="Sheet1.D73:Sheet1.E92 Sheet1.I73:Sheet1.I149" svg:x="0.18cm" svg:y="0.12cm" svg:width="8.674cm" svg:height="5.782cm">
          <chartooo:coordinate-region svg:x="1.463cm" svg:y="0.319cm" svg:width="6.966cm" svg:height="4.9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73:Sheet1.E92" chart:class="chart:scatter">
            <chart:domain table:cell-range-address="Sheet1.D73:Sheet1.D92"/>
            <chart:data-point chart:repeated="20"/>
          </chart:series>
          <chart:series chart:style-name="ch6" chart:values-cell-range-address="Sheet1.I73:Sheet1.I149" chart:class="chart:scatter">
            <chart:domain table:cell-range-address="Sheet1.H73:Sheet1.H149"/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1">
                <text:p>0.0301</text:p>
                <draw:g>
                  <svg:desc>Sheet1.D73:Sheet1.D92</svg:desc>
                </draw:g>
              </table:table-cell>
              <table:table-cell office:value-type="float" office:value="-0">
                <text:p>-0</text:p>
                <draw:g>
                  <svg:desc>Sheet1.E73:Sheet1.E92</svg:desc>
                </draw:g>
              </table:table-cell>
              <table:table-cell office:value-type="float" office:value="0.0301">
                <text:p>0.0301</text:p>
                <draw:g>
                  <svg:desc>Sheet1.H73:Sheet1.H149</svg:desc>
                </draw:g>
              </table:table-cell>
              <table:table-cell office:value-type="float" office:value="0.000144116044946858">
                <text:p>0.000144116044946858</text:p>
                <draw:g>
                  <svg:desc>Sheet1.I73:Sheet1.I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9">
                <text:p>0.0279</text:p>
              </table:table-cell>
              <table:table-cell office:value-type="float" office:value="0.0005">
                <text:p>0.0005</text:p>
              </table:table-cell>
              <table:table-cell office:value-type="float" office:value="0.02955">
                <text:p>0.02955</text:p>
              </table:table-cell>
              <table:table-cell office:value-type="float" office:value="0.000214501488705127">
                <text:p>0.000214501488705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1">
                <text:p>0.0261</text:p>
              </table:table-cell>
              <table:table-cell office:value-type="float" office:value="0.0009">
                <text:p>0.0009</text:p>
              </table:table-cell>
              <table:table-cell office:value-type="float" office:value="0.029">
                <text:p>0.029</text:p>
              </table:table-cell>
              <table:table-cell office:value-type="float" office:value="0.000293262704559642">
                <text:p>0.000293262704559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1">
                <text:p>0.0241</text:p>
              </table:table-cell>
              <table:table-cell office:value-type="float" office:value="0.0014">
                <text:p>0.0014</text:p>
              </table:table-cell>
              <table:table-cell office:value-type="float" office:value="0.02845">
                <text:p>0.02845</text:p>
              </table:table-cell>
              <table:table-cell office:value-type="float" office:value="0.000379813469396707">
                <text:p>0.000379813469396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7">
                <text:p>0.0227</text:p>
              </table:table-cell>
              <table:table-cell office:value-type="float" office:value="0.0017">
                <text:p>0.0017</text:p>
              </table:table-cell>
              <table:table-cell office:value-type="float" office:value="0.0279">
                <text:p>0.0279</text:p>
              </table:table-cell>
              <table:table-cell office:value-type="float" office:value="0.000473567560102651">
                <text:p>0.00047356756010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">
                <text:p>0.0204</text:p>
              </table:table-cell>
              <table:table-cell office:value-type="float" office:value="0.0022">
                <text:p>0.0022</text:p>
              </table:table-cell>
              <table:table-cell office:value-type="float" office:value="0.02745">
                <text:p>0.02745</text:p>
              </table:table-cell>
              <table:table-cell office:value-type="float" office:value="0.000555223690751221">
                <text:p>0.000555223690751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2">
                <text:p>0.0182</text:p>
              </table:table-cell>
              <table:table-cell office:value-type="float" office:value="0.0027">
                <text:p>0.0027</text:p>
              </table:table-cell>
              <table:table-cell office:value-type="float" office:value="0.027">
                <text:p>0.027</text:p>
              </table:table-cell>
              <table:table-cell office:value-type="float" office:value="0.000640988372793494">
                <text:p>0.000640988372793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">
                <text:p>0.0162</text:p>
              </table:table-cell>
              <table:table-cell office:value-type="float" office:value="0.003">
                <text:p>0.003</text:p>
              </table:table-cell>
              <table:table-cell office:value-type="float" office:value="0.02655">
                <text:p>0.02655</text:p>
              </table:table-cell>
              <table:table-cell office:value-type="float" office:value="0.000730540526853157">
                <text:p>0.000730540526853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0.0032">
                <text:p>0.0032</text:p>
              </table:table-cell>
              <table:table-cell office:value-type="float" office:value="0.0261">
                <text:p>0.0261</text:p>
              </table:table-cell>
              <table:table-cell office:value-type="float" office:value="0.000823559073553895">
                <text:p>0.000823559073553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3">
                <text:p>0.0133</text:p>
              </table:table-cell>
              <table:table-cell office:value-type="float" office:value="0.0034">
                <text:p>0.0034</text:p>
              </table:table-cell>
              <table:table-cell office:value-type="float" office:value="0.0256">
                <text:p>0.0256</text:p>
              </table:table-cell>
              <table:table-cell office:value-type="float" office:value="0.000930588014782147">
                <text:p>0.000930588014782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3">
                <text:p>0.0113</text:p>
              </table:table-cell>
              <table:table-cell office:value-type="float" office:value="0.0036">
                <text:p>0.0036</text:p>
              </table:table-cell>
              <table:table-cell office:value-type="float" office:value="0.0251">
                <text:p>0.0251</text:p>
              </table:table-cell>
              <table:table-cell office:value-type="float" office:value="0.00104105962070446">
                <text:p>0.0010410596207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5">
                <text:p>0.0095</text:p>
              </table:table-cell>
              <table:table-cell office:value-type="float" office:value="0.0037">
                <text:p>0.0037</text:p>
              </table:table-cell>
              <table:table-cell office:value-type="float" office:value="0.0246">
                <text:p>0.0246</text:p>
              </table:table-cell>
              <table:table-cell office:value-type="float" office:value="0.00115453345321892">
                <text:p>0.0011545334532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">
                <text:p>0.0078</text:p>
              </table:table-cell>
              <table:table-cell office:value-type="float" office:value="0.0037">
                <text:p>0.0037</text:p>
              </table:table-cell>
              <table:table-cell office:value-type="float" office:value="0.0241">
                <text:p>0.0241</text:p>
              </table:table-cell>
              <table:table-cell office:value-type="float" office:value="0.00127056907422358">
                <text:p>0.00127056907422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">
                <text:p>0.0063</text:p>
              </table:table-cell>
              <table:table-cell office:value-type="float" office:value="0.0036">
                <text:p>0.0036</text:p>
              </table:table-cell>
              <table:table-cell office:value-type="float" office:value="0.02375">
                <text:p>0.02375</text:p>
              </table:table-cell>
              <table:table-cell office:value-type="float" office:value="0.00135308241847492">
                <text:p>0.00135308241847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9">
                <text:p>0.0049</text:p>
              </table:table-cell>
              <table:table-cell office:value-type="float" office:value="0.0034">
                <text:p>0.0034</text:p>
              </table:table-cell>
              <table:table-cell office:value-type="float" office:value="0.0234">
                <text:p>0.0234</text:p>
              </table:table-cell>
              <table:table-cell office:value-type="float" office:value="0.00143648415414755">
                <text:p>0.00143648415414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6">
                <text:p>0.0036</text:p>
              </table:table-cell>
              <table:table-cell office:value-type="float" office:value="0.003">
                <text:p>0.003</text:p>
              </table:table-cell>
              <table:table-cell office:value-type="float" office:value="0.02305">
                <text:p>0.02305</text:p>
              </table:table-cell>
              <table:table-cell office:value-type="float" office:value="0.0015206232109725">
                <text:p>0.001520623210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227">
                <text:p>0.0227</text:p>
              </table:table-cell>
              <table:table-cell office:value-type="float" office:value="0.0016053485186808">
                <text:p>0.0016053485186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">
                <text:p>0.0017</text:p>
              </table:table-cell>
              <table:table-cell office:value-type="float" office:value="0.002">
                <text:p>0.002</text:p>
              </table:table-cell>
              <table:table-cell office:value-type="float" office:value="0.022125">
                <text:p>0.022125</text:p>
              </table:table-cell>
              <table:table-cell office:value-type="float" office:value="0.00174541455981442">
                <text:p>0.00174541455981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">
                <text:p>0.0009</text:p>
              </table:table-cell>
              <table:table-cell office:value-type="float" office:value="0.0015">
                <text:p>0.0015</text:p>
              </table:table-cell>
              <table:table-cell office:value-type="float" office:value="0.02155">
                <text:p>0.02155</text:p>
              </table:table-cell>
              <table:table-cell office:value-type="float" office:value="0.00188598529324677">
                <text:p>0.00188598529324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">
                <text:p>0.0005</text:p>
              </table:table-cell>
              <table:table-cell office:value-type="float" office:value="0.0013">
                <text:p>0.0013</text:p>
              </table:table-cell>
              <table:table-cell office:value-type="float" office:value="0.020975">
                <text:p>0.020975</text:p>
              </table:table-cell>
              <table:table-cell office:value-type="float" office:value="0.00202639086767957">
                <text:p>0.00202639086767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">
                <text:p>0.0204</text:p>
              </table:table-cell>
              <table:table-cell office:value-type="float" office:value="0.00216596143181453">
                <text:p>0.0021659614318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5">
                <text:p>0.01985</text:p>
              </table:table-cell>
              <table:table-cell office:value-type="float" office:value="0.00229806465377516">
                <text:p>0.00229806465377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">
                <text:p>0.0193</text:p>
              </table:table-cell>
              <table:table-cell office:value-type="float" office:value="0.00242820480382719">
                <text:p>0.00242820480382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5">
                <text:p>0.01875</text:p>
              </table:table-cell>
              <table:table-cell office:value-type="float" office:value="0.00255579565885693">
                <text:p>0.00255579565885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">
                <text:p>0.0182</text:p>
              </table:table-cell>
              <table:table-cell office:value-type="float" office:value="0.00268025099575069">
                <text:p>0.00268025099575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">
                <text:p>0.0177</text:p>
              </table:table-cell>
              <table:table-cell office:value-type="float" office:value="0.00279017801626692">
                <text:p>0.0027901780162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">
                <text:p>0.0172</text:p>
              </table:table-cell>
              <table:table-cell office:value-type="float" office:value="0.00289658877946663">
                <text:p>0.00289658877946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">
                <text:p>0.0167</text:p>
              </table:table-cell>
              <table:table-cell office:value-type="float" office:value="0.00299904284724789">
                <text:p>0.00299904284724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2">
                <text:p>0.0162</text:p>
              </table:table-cell>
              <table:table-cell office:value-type="float" office:value="0.00309709978150876">
                <text:p>0.00309709978150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">
                <text:p>0.0159</text:p>
              </table:table-cell>
              <table:table-cell office:value-type="float" office:value="0.00315364009572509">
                <text:p>0.00315364009572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">
                <text:p>0.0156</text:p>
              </table:table-cell>
              <table:table-cell office:value-type="float" office:value="0.00320834374952737">
                <text:p>0.00320834374952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">
                <text:p>0.0153</text:p>
              </table:table-cell>
              <table:table-cell office:value-type="float" office:value="0.00326111560828557">
                <text:p>0.00326111560828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0.00331186053736968">
                <text:p>0.00331186053736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5">
                <text:p>0.014575</text:p>
              </table:table-cell>
              <table:table-cell office:value-type="float" office:value="0.00338009400710878">
                <text:p>0.0033800940071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5">
                <text:p>0.01415</text:p>
              </table:table-cell>
              <table:table-cell office:value-type="float" office:value="0.00344379812763265">
                <text:p>0.00344379812763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25">
                <text:p>0.013725</text:p>
              </table:table-cell>
              <table:table-cell office:value-type="float" office:value="0.00350270241489193">
                <text:p>0.0035027024148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3">
                <text:p>0.0133</text:p>
              </table:table-cell>
              <table:table-cell office:value-type="float" office:value="0.00355653638483726">
                <text:p>0.0035565363848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8">
                <text:p>0.0128</text:p>
              </table:table-cell>
              <table:table-cell office:value-type="float" office:value="0.00361301239269614">
                <text:p>0.00361301239269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">
                <text:p>0.0123</text:p>
              </table:table-cell>
              <table:table-cell office:value-type="float" office:value="0.00366165584983953">
                <text:p>0.00366165584983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8">
                <text:p>0.0118</text:p>
              </table:table-cell>
              <table:table-cell office:value-type="float" office:value="0.00370202631816549">
                <text:p>0.0037020263181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">
                <text:p>0.0113</text:p>
              </table:table-cell>
              <table:table-cell office:value-type="float" office:value="0.00373368335957208">
                <text:p>0.00373368335957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5">
                <text:p>0.01085</text:p>
              </table:table-cell>
              <table:table-cell office:value-type="float" office:value="0.00375436069473072">
                <text:p>0.00375436069473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4">
                <text:p>0.0104</text:p>
              </table:table-cell>
              <table:table-cell office:value-type="float" office:value="0.00376730231984579">
                <text:p>0.0037673023198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95">
                <text:p>0.00995</text:p>
              </table:table-cell>
              <table:table-cell office:value-type="float" office:value="0.00377218715554098">
                <text:p>0.0037721871555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0.00376869412243999">
                <text:p>0.00376869412243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75">
                <text:p>0.009075</text:p>
              </table:table-cell>
              <table:table-cell office:value-type="float" office:value="0.00375741314620328">
                <text:p>0.00375741314620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5">
                <text:p>0.00865</text:p>
              </table:table-cell>
              <table:table-cell office:value-type="float" office:value="0.00373810243893619">
                <text:p>0.0037381024389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25">
                <text:p>0.008225</text:p>
              </table:table-cell>
              <table:table-cell office:value-type="float" office:value="0.00371049151658937">
                <text:p>0.0037104915165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">
                <text:p>0.0078</text:p>
              </table:table-cell>
              <table:table-cell office:value-type="float" office:value="0.00367430989511348">
                <text:p>0.00367430989511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25">
                <text:p>0.007425</text:p>
              </table:table-cell>
              <table:table-cell office:value-type="float" office:value="0.00363505158470882">
                <text:p>0.00363505158470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5">
                <text:p>0.00705</text:p>
              </table:table-cell>
              <table:table-cell office:value-type="float" office:value="0.00358872419037905">
                <text:p>0.0035887241903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75">
                <text:p>0.006675</text:p>
              </table:table-cell>
              <table:table-cell office:value-type="float" office:value="0.00353514190229992">
                <text:p>0.00353514190229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0.00347411891064717">
                <text:p>0.00347411891064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5">
                <text:p>0.00595</text:p>
              </table:table-cell>
              <table:table-cell office:value-type="float" office:value="0.00341028703394459">
                <text:p>0.0034102870339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  <table:table-cell office:value-type="float" office:value="0.00333966054641311">
                <text:p>0.00333966054641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">
                <text:p>0.00525</text:p>
              </table:table-cell>
              <table:table-cell office:value-type="float" office:value="0.00326208837778379">
                <text:p>0.0032620883777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0.00317741945778765">
                <text:p>0.0031774194577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75">
                <text:p>0.004575</text:p>
              </table:table-cell>
              <table:table-cell office:value-type="float" office:value="0.00309231177983628">
                <text:p>0.00309231177983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5">
                <text:p>0.00425</text:p>
              </table:table-cell>
              <table:table-cell office:value-type="float" office:value="0.00300083374934441">
                <text:p>0.0030008337493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25">
                <text:p>0.003925</text:p>
              </table:table-cell>
              <table:table-cell office:value-type="float" office:value="0.00290286441099827">
                <text:p>0.00290286441099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0.00279828280948414">
                <text:p>0.00279828280948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70453644805408">
                <text:p>0.00270453644805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">
                <text:p>0.00305</text:p>
              </table:table-cell>
              <table:table-cell office:value-type="float" office:value="0.00260589598366799">
                <text:p>0.0026058959836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5">
                <text:p>0.002775</text:p>
              </table:table-cell>
              <table:table-cell office:value-type="float" office:value="0.00250228813843668">
                <text:p>0.0025022881384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00239363963447093">
                <text:p>0.00239363963447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0.0023114146654727">
                <text:p>0.0023114146654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0.00222645661633748">
                <text:p>0.00222645661633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0.00213873729902676">
                <text:p>0.0021387372990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0.00204822852550201">
                <text:p>0.00204822852550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0.00195490210772471">
                <text:p>0.00195490210772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0.00185872985765632">
                <text:p>0.00185872985765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0.00175968358725833">
                <text:p>0.00175968358725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0.00165773510849221">
                <text:p>0.00165773510849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0.00160566373220907">
                <text:p>0.0016056637322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0.00155285623331945">
                <text:p>0.00155285623331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0.00149930908831853">
                <text:p>0.00149930908831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0.0014450187737015">
                <text:p>0.001445018773701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chart_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chart_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033cm" svg:height="6.022cm" xlink:href=".." xlink:type="simple" chart:class="chart:scatter" chart:style-name="ch1">
        <chart:plot-area chart:style-name="ch2" table:cell-range-address="Sheet1.D48:Sheet1.E70 Sheet1.M48:Sheet1.M136" svg:x="0.18cm" svg:y="0.12cm" svg:width="8.673cm" svg:height="5.782cm">
          <chartooo:coordinate-region svg:x="1.278cm" svg:y="0.32cm" svg:width="7.15cm" svg:height="4.9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48:Sheet1.E70" chart:class="chart:scatter">
            <chart:domain table:cell-range-address="Sheet1.D48:Sheet1.D70"/>
            <chart:data-point chart:repeated="23"/>
          </chart:series>
          <chart:series chart:style-name="ch6" chart:values-cell-range-address="Sheet1.M48:Sheet1.M136" chart:class="chart:scatter">
            <chart:domain table:cell-range-address="Sheet1.L48:Sheet1.L136"/>
            <chart:data-point chart:repeated="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1">
                <text:p>0.0301</text:p>
                <draw:g>
                  <svg:desc>Sheet1.D48:Sheet1.D70</svg:desc>
                </draw:g>
              </table:table-cell>
              <table:table-cell office:value-type="float" office:value="-0">
                <text:p>-0</text:p>
                <draw:g>
                  <svg:desc>Sheet1.E48:Sheet1.E70</svg:desc>
                </draw:g>
              </table:table-cell>
              <table:table-cell office:value-type="float" office:value="0.0301">
                <text:p>0.0301</text:p>
                <draw:g>
                  <svg:desc>Sheet1.L48:Sheet1.L136</svg:desc>
                </draw:g>
              </table:table-cell>
              <table:table-cell office:value-type="float" office:value="0.000348992275246398">
                <text:p>0.000348992275246398</text:p>
                <draw:g>
                  <svg:desc>Sheet1.M48:Sheet1.M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7">
                <text:p>0.0277</text:p>
              </table:table-cell>
              <table:table-cell office:value-type="float" office:value="0.0007">
                <text:p>0.0007</text:p>
              </table:table-cell>
              <table:table-cell office:value-type="float" office:value="0.0295">
                <text:p>0.0295</text:p>
              </table:table-cell>
              <table:table-cell office:value-type="float" office:value="0.000389321752467499">
                <text:p>0.000389321752467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8">
                <text:p>0.0258</text:p>
              </table:table-cell>
              <table:table-cell office:value-type="float" office:value="0.0012">
                <text:p>0.0012</text:p>
              </table:table-cell>
              <table:table-cell office:value-type="float" office:value="0.0289">
                <text:p>0.0289</text:p>
              </table:table-cell>
              <table:table-cell office:value-type="float" office:value="0.000446884148295166">
                <text:p>0.00044688414829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2">
                <text:p>0.0242</text:p>
              </table:table-cell>
              <table:table-cell office:value-type="float" office:value="0.0016">
                <text:p>0.0016</text:p>
              </table:table-cell>
              <table:table-cell office:value-type="float" office:value="0.0283">
                <text:p>0.0283</text:p>
              </table:table-cell>
              <table:table-cell office:value-type="float" office:value="0.000520625192231738">
                <text:p>0.000520625192231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3">
                <text:p>0.0223</text:p>
              </table:table-cell>
              <table:table-cell office:value-type="float" office:value="0.0021">
                <text:p>0.0021</text:p>
              </table:table-cell>
              <table:table-cell office:value-type="float" office:value="0.0277">
                <text:p>0.0277</text:p>
              </table:table-cell>
              <table:table-cell office:value-type="float" office:value="0.000609490613779549">
                <text:p>0.000609490613779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">
                <text:p>0.0204</text:p>
              </table:table-cell>
              <table:table-cell office:value-type="float" office:value="0.0026">
                <text:p>0.0026</text:p>
              </table:table-cell>
              <table:table-cell office:value-type="float" office:value="0.027225">
                <text:p>0.027225</text:p>
              </table:table-cell>
              <table:table-cell office:value-type="float" office:value="0.000689872868268687">
                <text:p>0.00068987286826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3">
                <text:p>0.0183</text:p>
              </table:table-cell>
              <table:table-cell office:value-type="float" office:value="0.0032">
                <text:p>0.0032</text:p>
              </table:table-cell>
              <table:table-cell office:value-type="float" office:value="0.02675">
                <text:p>0.02675</text:p>
              </table:table-cell>
              <table:table-cell office:value-type="float" office:value="0.000778550273704614">
                <text:p>0.000778550273704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">
                <text:p>0.016</text:p>
              </table:table-cell>
              <table:table-cell office:value-type="float" office:value="0.0037">
                <text:p>0.0037</text:p>
              </table:table-cell>
              <table:table-cell office:value-type="float" office:value="0.026275">
                <text:p>0.026275</text:p>
              </table:table-cell>
              <table:table-cell office:value-type="float" office:value="0.000874999736818861">
                <text:p>0.000874999736818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1">
                <text:p>0.0141</text:p>
              </table:table-cell>
              <table:table-cell office:value-type="float" office:value="0.0041">
                <text:p>0.0041</text:p>
              </table:table-cell>
              <table:table-cell office:value-type="float" office:value="0.0258">
                <text:p>0.0258</text:p>
              </table:table-cell>
              <table:table-cell office:value-type="float" office:value="0.000978698164342951">
                <text:p>0.000978698164342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7">
                <text:p>0.0127</text:p>
              </table:table-cell>
              <table:table-cell office:value-type="float" office:value="0.0044">
                <text:p>0.0044</text:p>
              </table:table-cell>
              <table:table-cell office:value-type="float" office:value="0.0254">
                <text:p>0.0254</text:p>
              </table:table-cell>
              <table:table-cell office:value-type="float" office:value="0.00107126125196013">
                <text:p>0.00107126125196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3">
                <text:p>0.0113</text:p>
              </table:table-cell>
              <table:table-cell office:value-type="float" office:value="0.0046">
                <text:p>0.0046</text:p>
              </table:table-cell>
              <table:table-cell office:value-type="float" office:value="0.025">
                <text:p>0.025</text:p>
              </table:table-cell>
              <table:table-cell office:value-type="float" office:value="0.00116828155596511">
                <text:p>0.00116828155596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">
                <text:p>0.0097</text:p>
              </table:table-cell>
              <table:table-cell office:value-type="float" office:value="0.0049">
                <text:p>0.0049</text:p>
              </table:table-cell>
              <table:table-cell office:value-type="float" office:value="0.0246">
                <text:p>0.0246</text:p>
              </table:table-cell>
              <table:table-cell office:value-type="float" office:value="0.00126944669991412">
                <text:p>0.00126944669991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4">
                <text:p>0.0084</text:p>
              </table:table-cell>
              <table:table-cell office:value-type="float" office:value="0.005">
                <text:p>0.005</text:p>
              </table:table-cell>
              <table:table-cell office:value-type="float" office:value="0.0242">
                <text:p>0.0242</text:p>
              </table:table-cell>
              <table:table-cell office:value-type="float" office:value="0.00137444430736341">
                <text:p>0.00137444430736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">
                <text:p>0.0069</text:p>
              </table:table-cell>
              <table:table-cell office:value-type="float" office:value="0.0051">
                <text:p>0.0051</text:p>
              </table:table-cell>
              <table:table-cell office:value-type="float" office:value="0.023725">
                <text:p>0.023725</text:p>
              </table:table-cell>
              <table:table-cell office:value-type="float" office:value="0.00150367559657401">
                <text:p>0.0015036755965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0.0051">
                <text:p>0.0051</text:p>
              </table:table-cell>
              <table:table-cell office:value-type="float" office:value="0.02325">
                <text:p>0.02325</text:p>
              </table:table-cell>
              <table:table-cell office:value-type="float" office:value="0.00163734766527943">
                <text:p>0.00163734766527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22775">
                <text:p>0.022775</text:p>
              </table:table-cell>
              <table:table-cell office:value-type="float" office:value="0.00177493742021121">
                <text:p>0.00177493742021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3">
                <text:p>0.0033</text:p>
              </table:table-cell>
              <table:table-cell office:value-type="float" office:value="0.0047">
                <text:p>0.0047</text:p>
              </table:table-cell>
              <table:table-cell office:value-type="float" office:value="0.0223">
                <text:p>0.0223</text:p>
              </table:table-cell>
              <table:table-cell office:value-type="float" office:value="0.00191592176810084">
                <text:p>0.00191592176810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6">
                <text:p>0.0026</text:p>
              </table:table-cell>
              <table:table-cell office:value-type="float" office:value="0.0045">
                <text:p>0.0045</text:p>
              </table:table-cell>
              <table:table-cell office:value-type="float" office:value="0.021825">
                <text:p>0.021825</text:p>
              </table:table-cell>
              <table:table-cell office:value-type="float" office:value="0.00205977761567988">
                <text:p>0.00205977761567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7">
                <text:p>0.0017</text:p>
              </table:table-cell>
              <table:table-cell office:value-type="float" office:value="0.0041">
                <text:p>0.0041</text:p>
              </table:table-cell>
              <table:table-cell office:value-type="float" office:value="0.02135">
                <text:p>0.02135</text:p>
              </table:table-cell>
              <table:table-cell office:value-type="float" office:value="0.00220598186967982">
                <text:p>0.00220598186967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0036">
                <text:p>0.0036</text:p>
              </table:table-cell>
              <table:table-cell office:value-type="float" office:value="0.020875">
                <text:p>0.020875</text:p>
              </table:table-cell>
              <table:table-cell office:value-type="float" office:value="0.00235401143683219">
                <text:p>0.00235401143683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  <table:table-cell office:value-type="float" office:value="0.0204">
                <text:p>0.0204</text:p>
              </table:table-cell>
              <table:table-cell office:value-type="float" office:value="0.00250334322386851">
                <text:p>0.00250334322386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">
                <text:p>0.0001</text:p>
              </table:table-cell>
              <table:table-cell office:value-type="float" office:value="0.0023">
                <text:p>0.0023</text:p>
              </table:table-cell>
              <table:table-cell office:value-type="float" office:value="0.019875">
                <text:p>0.019875</text:p>
              </table:table-cell>
              <table:table-cell office:value-type="float" office:value="0.00266927925562219">
                <text:p>0.00266927925562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">
                <text:p>0.0001</text:p>
              </table:table-cell>
              <table:table-cell office:value-type="float" office:value="0.0021">
                <text:p>0.0021</text:p>
              </table:table-cell>
              <table:table-cell office:value-type="float" office:value="0.01935">
                <text:p>0.01935</text:p>
              </table:table-cell>
              <table:table-cell office:value-type="float" office:value="0.00283546079476058">
                <text:p>0.00283546079476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25">
                <text:p>0.018825</text:p>
              </table:table-cell>
              <table:table-cell office:value-type="float" office:value="0.00300118156241509">
                <text:p>0.00300118156241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">
                <text:p>0.0183</text:p>
              </table:table-cell>
              <table:table-cell office:value-type="float" office:value="0.0031657352797172">
                <text:p>0.0031657352797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25">
                <text:p>0.017725</text:p>
              </table:table-cell>
              <table:table-cell office:value-type="float" office:value="0.00334378560979907">
                <text:p>0.00334378560979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15">
                <text:p>0.01715</text:p>
              </table:table-cell>
              <table:table-cell office:value-type="float" office:value="0.00351866089298435">
                <text:p>0.00351866089298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75">
                <text:p>0.016575</text:p>
              </table:table-cell>
              <table:table-cell office:value-type="float" office:value="0.00368943322785917">
                <text:p>0.0036894332278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0385517471300969">
                <text:p>0.00385517471300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525">
                <text:p>0.015525</text:p>
              </table:table-cell>
              <table:table-cell office:value-type="float" office:value="0.00398763775661988">
                <text:p>0.00398763775661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5">
                <text:p>0.01505</text:p>
              </table:table-cell>
              <table:table-cell office:value-type="float" office:value="0.00411551133803745">
                <text:p>0.00411551133803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5">
                <text:p>0.014575</text:p>
              </table:table-cell>
              <table:table-cell office:value-type="float" office:value="0.00423827236399391">
                <text:p>0.00423827236399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1">
                <text:p>0.0141</text:p>
              </table:table-cell>
              <table:table-cell office:value-type="float" office:value="0.00435539774122078">
                <text:p>0.00435539774122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75">
                <text:p>0.01375</text:p>
              </table:table-cell>
              <table:table-cell office:value-type="float" office:value="0.00443778909984207">
                <text:p>0.0044377890998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4">
                <text:p>0.0134</text:p>
              </table:table-cell>
              <table:table-cell office:value-type="float" office:value="0.00451662738613073">
                <text:p>0.00451662738613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5">
                <text:p>0.01305</text:p>
              </table:table-cell>
              <table:table-cell office:value-type="float" office:value="0.00459170333227386">
                <text:p>0.00459170333227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7">
                <text:p>0.0127</text:p>
              </table:table-cell>
              <table:table-cell office:value-type="float" office:value="0.00466280767045854">
                <text:p>0.00466280767045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5">
                <text:p>0.01235</text:p>
              </table:table-cell>
              <table:table-cell office:value-type="float" office:value="0.00472973113287188">
                <text:p>0.00472973113287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0.00479226445170097">
                <text:p>0.0047922644517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5">
                <text:p>0.01165</text:p>
              </table:table-cell>
              <table:table-cell office:value-type="float" office:value="0.0048501983591329">
                <text:p>0.0048501983591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">
                <text:p>0.0113</text:p>
              </table:table-cell>
              <table:table-cell office:value-type="float" office:value="0.00490332358735477">
                <text:p>0.0049033235873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">
                <text:p>0.0109</text:p>
              </table:table-cell>
              <table:table-cell office:value-type="float" office:value="0.00495788150676315">
                <text:p>0.00495788150676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5">
                <text:p>0.0105</text:p>
              </table:table-cell>
              <table:table-cell office:value-type="float" office:value="0.00500557299647329">
                <text:p>0.00500557299647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">
                <text:p>0.0101</text:p>
              </table:table-cell>
              <table:table-cell office:value-type="float" office:value="0.00504608568004144">
                <text:p>0.00504608568004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">
                <text:p>0.0097</text:p>
              </table:table-cell>
              <table:table-cell office:value-type="float" office:value="0.00507910718102385">
                <text:p>0.00507910718102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75">
                <text:p>0.009375</text:p>
              </table:table-cell>
              <table:table-cell office:value-type="float" office:value="0.00510020554630612">
                <text:p>0.00510020554630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5">
                <text:p>0.00905</text:p>
              </table:table-cell>
              <table:table-cell office:value-type="float" office:value="0.0051159847917977">
                <text:p>0.0051159847917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25">
                <text:p>0.008725</text:p>
              </table:table-cell>
              <table:table-cell office:value-type="float" office:value="0.00512627736597345">
                <text:p>0.00512627736597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  <table:table-cell office:value-type="float" office:value="0.00513091571730827">
                <text:p>0.00513091571730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025">
                <text:p>0.008025</text:p>
              </table:table-cell>
              <table:table-cell office:value-type="float" office:value="0.00512902282673059">
                <text:p>0.0051290228267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5">
                <text:p>0.00765</text:p>
              </table:table-cell>
              <table:table-cell office:value-type="float" office:value="0.00511912166286294">
                <text:p>0.00511912166286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75">
                <text:p>0.007275</text:p>
              </table:table-cell>
              <table:table-cell office:value-type="float" office:value="0.00510095483544709">
                <text:p>0.00510095483544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  <table:table-cell office:value-type="float" office:value="0.00507426495422484">
                <text:p>0.00507426495422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75">
                <text:p>0.006575</text:p>
              </table:table-cell>
              <table:table-cell office:value-type="float" office:value="0.00504404057352749">
                <text:p>0.00504404057352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5">
                <text:p>0.00625</text:p>
              </table:table-cell>
              <table:table-cell office:value-type="float" office:value="0.00500705355220758">
                <text:p>0.00500705355220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25">
                <text:p>0.005925</text:p>
              </table:table-cell>
              <table:table-cell office:value-type="float" office:value="0.00496313633873998">
                <text:p>0.00496313633873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  <table:table-cell office:value-type="float" office:value="0.00491212138159956">
                <text:p>0.00491212138159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5">
                <text:p>0.005325</text:p>
              </table:table-cell>
              <table:table-cell office:value-type="float" office:value="0.00486328692217785">
                <text:p>0.00486328692217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5">
                <text:p>0.00505</text:p>
              </table:table-cell>
              <table:table-cell office:value-type="float" office:value="0.00480914917626259">
                <text:p>0.0048091491762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75">
                <text:p>0.004775</text:p>
              </table:table-cell>
              <table:table-cell office:value-type="float" office:value="0.00474960663676233">
                <text:p>0.0047496066367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0.0046845577965856">
                <text:p>0.0046845577965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0.00460719623576325">
                <text:p>0.00460719623576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0.00452302913642966">
                <text:p>0.00452302913642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0.00443192471477263">
                <text:p>0.00443192471477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  <table:table-cell office:value-type="float" office:value="0.00433375118697995">
                <text:p>0.0043337511869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5">
                <text:p>0.003125</text:p>
              </table:table-cell>
              <table:table-cell office:value-type="float" office:value="0.00427316633735366">
                <text:p>0.0042731663373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">
                <text:p>0.00295</text:p>
              </table:table-cell>
              <table:table-cell office:value-type="float" office:value="0.00421010502642127">
                <text:p>0.00421010502642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5">
                <text:p>0.002775</text:p>
              </table:table-cell>
              <table:table-cell office:value-type="float" office:value="0.00414454109570618">
                <text:p>0.00414454109570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0.00407644838673177">
                <text:p>0.00407644838673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75">
                <text:p>0.002375</text:p>
              </table:table-cell>
              <table:table-cell office:value-type="float" office:value="0.0039851427646341">
                <text:p>0.0039851427646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">
                <text:p>0.00215</text:p>
              </table:table-cell>
              <table:table-cell office:value-type="float" office:value="0.00388955807939146">
                <text:p>0.00388955807939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5">
                <text:p>0.001925</text:p>
              </table:table-cell>
              <table:table-cell office:value-type="float" office:value="0.00378963873470807">
                <text:p>0.0037896387347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0.00368532913428816">
                <text:p>0.00368532913428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5">
                <text:p>0.001525</text:p>
              </table:table-cell>
              <table:table-cell office:value-type="float" office:value="0.00360112861677468">
                <text:p>0.00360112861677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5">
                <text:p>0.00135</text:p>
              </table:table-cell>
              <table:table-cell office:value-type="float" office:value="0.00351421247474036">
                <text:p>0.00351421247474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75">
                <text:p>0.001175</text:p>
              </table:table-cell>
              <table:table-cell office:value-type="float" office:value="0.00342455454970859">
                <text:p>0.0034245545497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0333212868320275">
                <text:p>0.00333212868320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">
                <text:p>0.00085</text:p>
              </table:table-cell>
              <table:table-cell office:value-type="float" office:value="0.00325068362787023">
                <text:p>0.00325068362787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0.00316716929143415">
                <text:p>0.00316716929143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">
                <text:p>0.00055</text:p>
              </table:table-cell>
              <table:table-cell office:value-type="float" office:value="0.00308156920091798">
                <text:p>0.00308156920091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299386688334521">
                <text:p>0.00299386688334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5">
                <text:p>0.000325</text:p>
              </table:table-cell>
              <table:table-cell office:value-type="float" office:value="0.00294922224160743">
                <text:p>0.00294922224160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5">
                <text:p>0.00025</text:p>
              </table:table-cell>
              <table:table-cell office:value-type="float" office:value="0.0029040458657393">
                <text:p>0.0029040458657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75">
                <text:p>0.000175</text:p>
              </table:table-cell>
              <table:table-cell office:value-type="float" office:value="0.00285833569661876">
                <text:p>0.00285833569661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281208967512373">
                <text:p>0.00281208967512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281208967512373">
                <text:p>0.00281208967512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281208967512373">
                <text:p>0.00281208967512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281208967512373">
                <text:p>0.00281208967512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281208967512373">
                <text:p>0.00281208967512373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chart_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chart_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c43c78" draw:fill-color="#c43c78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033cm" svg:height="6.022cm" xlink:href=".." xlink:type="simple" chart:class="chart:scatter" chart:style-name="ch1">
        <chart:plot-area chart:style-name="ch2" table:cell-range-address="Sheet1.D35:Sheet1.E45 Sheet1.Q35:Sheet1.Q75" svg:x="0.18cm" svg:y="0.12cm" svg:width="8.673cm" svg:height="5.782cm">
          <chartooo:coordinate-region svg:x="1.463cm" svg:y="0.319cm" svg:width="6.965cm" svg:height="4.9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35:Sheet1.E45" chart:class="chart:scatter">
            <chart:domain table:cell-range-address="Sheet1.D35:Sheet1.D45"/>
            <chart:data-point chart:repeated="11"/>
          </chart:series>
          <chart:series chart:style-name="ch6" chart:values-cell-range-address="Sheet1.Q35:Sheet1.Q75" chart:class="chart:scatter">
            <chart:domain table:cell-range-address="Sheet1.P35:Sheet1.P7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  <draw:g>
                  <svg:desc>Sheet1.D35:Sheet1.D45</svg:desc>
                </draw:g>
              </table:table-cell>
              <table:table-cell office:value-type="float" office:value="0.0013">
                <text:p>0.0013</text:p>
                <draw:g>
                  <svg:desc>Sheet1.E35:Sheet1.E45</svg:desc>
                </draw:g>
              </table:table-cell>
              <table:table-cell office:value-type="float" office:value="0.0004">
                <text:p>0.0004</text:p>
                <draw:g>
                  <svg:desc>Sheet1.P35:Sheet1.P75</svg:desc>
                </draw:g>
              </table:table-cell>
              <table:table-cell office:value-type="float" office:value="0.00123663921641985">
                <text:p>0.00123663921641985</text:p>
                <draw:g>
                  <svg:desc>Sheet1.Q35:Sheet1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">
                <text:p>0.0008</text:p>
              </table:table-cell>
              <table:table-cell office:value-type="float" office:value="0.0014">
                <text:p>0.0014</text:p>
              </table:table-cell>
              <table:table-cell office:value-type="float" office:value="0.0005">
                <text:p>0.0005</text:p>
              </table:table-cell>
              <table:table-cell office:value-type="float" office:value="0.00129365566745678">
                <text:p>0.00129365566745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">
                <text:p>0.0011</text:p>
              </table:table-cell>
              <table:table-cell office:value-type="float" office:value="0.0016">
                <text:p>0.0016</text:p>
              </table:table-cell>
              <table:table-cell office:value-type="float" office:value="0.0006">
                <text:p>0.0006</text:p>
              </table:table-cell>
              <table:table-cell office:value-type="float" office:value="0.00135121386345426">
                <text:p>0.00135121386345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">
                <text:p>0.0014</text:p>
              </table:table-cell>
              <table:table-cell office:value-type="float" office:value="0.0018">
                <text:p>0.0018</text:p>
              </table:table-cell>
              <table:table-cell office:value-type="float" office:value="0.0007">
                <text:p>0.0007</text:p>
              </table:table-cell>
              <table:table-cell office:value-type="float" office:value="0.00140923869186392">
                <text:p>0.00140923869186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">
                <text:p>0.0018</text:p>
              </table:table-cell>
              <table:table-cell office:value-type="float" office:value="0.0021">
                <text:p>0.0021</text:p>
              </table:table-cell>
              <table:table-cell office:value-type="float" office:value="0.0008">
                <text:p>0.0008</text:p>
              </table:table-cell>
              <table:table-cell office:value-type="float" office:value="0.00146765504013736">
                <text:p>0.00146765504013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0875">
                <text:p>0.000875</text:p>
              </table:table-cell>
              <table:table-cell office:value-type="float" office:value="0.00151167905136067">
                <text:p>0.00151167905136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">
                <text:p>0.003</text:p>
              </table:table-cell>
              <table:table-cell office:value-type="float" office:value="0.0027">
                <text:p>0.0027</text:p>
              </table:table-cell>
              <table:table-cell office:value-type="float" office:value="0.00095">
                <text:p>0.00095</text:p>
              </table:table-cell>
              <table:table-cell office:value-type="float" office:value="0.00155584935359254">
                <text:p>0.00155584935359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">
                <text:p>0.0035</text:p>
              </table:table-cell>
              <table:table-cell office:value-type="float" office:value="0.0029">
                <text:p>0.0029</text:p>
              </table:table-cell>
              <table:table-cell office:value-type="float" office:value="0.001025">
                <text:p>0.001025</text:p>
              </table:table-cell>
              <table:table-cell office:value-type="float" office:value="0.00160013425872662">
                <text:p>0.00160013425872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">
                <text:p>0.0041</text:p>
              </table:table-cell>
              <table:table-cell office:value-type="float" office:value="0.0031">
                <text:p>0.0031</text:p>
              </table:table-cell>
              <table:table-cell office:value-type="float" office:value="0.0011">
                <text:p>0.0011</text:p>
              </table:table-cell>
              <table:table-cell office:value-type="float" office:value="0.00164450207865657">
                <text:p>0.00164450207865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5">
                <text:p>0.0045</text:p>
              </table:table-cell>
              <table:table-cell office:value-type="float" office:value="0.0032">
                <text:p>0.0032</text:p>
              </table:table-cell>
              <table:table-cell office:value-type="float" office:value="0.001175">
                <text:p>0.001175</text:p>
              </table:table-cell>
              <table:table-cell office:value-type="float" office:value="0.00168892112527604">
                <text:p>0.00168892112527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">
                <text:p>0.0049</text:p>
              </table:table-cell>
              <table:table-cell office:value-type="float" office:value="0.0033">
                <text:p>0.0033</text:p>
              </table:table-cell>
              <table:table-cell office:value-type="float" office:value="0.00125">
                <text:p>0.00125</text:p>
              </table:table-cell>
              <table:table-cell office:value-type="float" office:value="0.00173335971047867">
                <text:p>0.00173335971047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77778614615812">
                <text:p>0.00177778614615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0.00182216874420804">
                <text:p>0.00182216874420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0.00188122258017324">
                <text:p>0.00188122258017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0.00194006703561516">
                <text:p>0.0019400670356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0.0019986269979854">
                <text:p>0.0019986269979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0.0020568273547356">
                <text:p>0.0020568273547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5">
                <text:p>0.001925</text:p>
              </table:table-cell>
              <table:table-cell office:value-type="float" office:value="0.00212895767599721">
                <text:p>0.00212895767599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5">
                <text:p>0.00205</text:p>
              </table:table-cell>
              <table:table-cell office:value-type="float" office:value="0.00220026204592458">
                <text:p>0.00220026204592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5">
                <text:p>0.002175</text:p>
              </table:table-cell>
              <table:table-cell office:value-type="float" office:value="0.00227059376032165">
                <text:p>0.00227059376032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0.00233980611499234">
                <text:p>0.00233980611499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5">
                <text:p>0.002475</text:p>
              </table:table-cell>
              <table:table-cell office:value-type="float" office:value="0.00243454356240171">
                <text:p>0.0024345435624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5">
                <text:p>0.00265</text:p>
              </table:table-cell>
              <table:table-cell office:value-type="float" office:value="0.00252639696820912">
                <text:p>0.00252639696820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">
                <text:p>0.002825</text:p>
              </table:table-cell>
              <table:table-cell office:value-type="float" office:value="0.00261496377610058">
                <text:p>0.0026149637761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269984142976208">
                <text:p>0.00269984142976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5">
                <text:p>0.003125</text:p>
              </table:table-cell>
              <table:table-cell office:value-type="float" office:value="0.00275798666900149">
                <text:p>0.00275798666900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5">
                <text:p>0.00325</text:p>
              </table:table-cell>
              <table:table-cell office:value-type="float" office:value="0.00281389759662446">
                <text:p>0.00281389759662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75">
                <text:p>0.003375</text:p>
              </table:table-cell>
              <table:table-cell office:value-type="float" office:value="0.00286742750843493">
                <text:p>0.00286742750843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  <table:table-cell office:value-type="float" office:value="0.00291842970023682">
                <text:p>0.00291842970023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">
                <text:p>0.00365</text:p>
              </table:table-cell>
              <table:table-cell office:value-type="float" office:value="0.00297608918047973">
                <text:p>0.00297608918047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  <table:table-cell office:value-type="float" office:value="0.00302964398501718">
                <text:p>0.00302964398501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">
                <text:p>0.00395</text:p>
              </table:table-cell>
              <table:table-cell office:value-type="float" office:value="0.00307884060899837">
                <text:p>0.0030788406089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  <table:table-cell office:value-type="float" office:value="0.0031234255475725">
                <text:p>0.003123425547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0.00315046160492625">
                <text:p>0.00315046160492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">
                <text:p>0.0043</text:p>
              </table:table-cell>
              <table:table-cell office:value-type="float" office:value="0.00317526024295035">
                <text:p>0.00317526024295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  <table:table-cell office:value-type="float" office:value="0.00319774634909641">
                <text:p>0.00319774634909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0.00321784481081606">
                <text:p>0.00321784481081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">
                <text:p>0.0046</text:p>
              </table:table-cell>
              <table:table-cell office:value-type="float" office:value="0.0032354805155609">
                <text:p>0.0032354805155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  <table:table-cell office:value-type="float" office:value="0.00325057835078256">
                <text:p>0.00325057835078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  <table:table-cell office:value-type="float" office:value="0.00326306320393264">
                <text:p>0.00326306320393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0.00327285996246277">
                <text:p>0.00327285996246277</text:p>
              </table:table-cell>
            </table:table-row>
          </table:table-rows>
        </table:table>
      </chart:chart>
    </office:chart>
  </office:body>
</office:document-content>
</file>

<file path=chart_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chart_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chart_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35cb16" draw:fill-color="#35cb16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033cm" svg:height="6.022cm" xlink:href=".." xlink:type="simple" chart:class="chart:scatter" chart:style-name="ch1">
        <chart:plot-area chart:style-name="ch2" table:cell-range-address="Sheet1.D15:Sheet1.E32 Sheet1.U15:Sheet1.U83" svg:x="0.18cm" svg:y="0.12cm" svg:width="8.673cm" svg:height="5.782cm">
          <chartooo:coordinate-region svg:x="1.278cm" svg:y="0.32cm" svg:width="7.243cm" svg:height="4.9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15:Sheet1.E32" chart:class="chart:scatter">
            <chart:domain table:cell-range-address="Sheet1.D15:Sheet1.D32"/>
            <chart:data-point chart:repeated="18"/>
          </chart:series>
          <chart:series chart:style-name="ch6" chart:values-cell-range-address="Sheet1.U15:Sheet1.U83" chart:class="chart:scatter">
            <chart:domain table:cell-range-address="Sheet1.T15:Sheet1.T83"/>
            <chart:data-point chart:repeated="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Sheet1.D15:Sheet1.D32</svg:desc>
                </draw:g>
              </table:table-cell>
              <table:table-cell office:value-type="float" office:value="0.0018">
                <text:p>0.0018</text:p>
                <draw:g>
                  <svg:desc>Sheet1.E15:Sheet1.E32</svg:desc>
                </draw:g>
              </table:table-cell>
              <table:table-cell office:value-type="float" office:value="-0">
                <text:p>-0</text:p>
                <draw:g>
                  <svg:desc>Sheet1.T15:Sheet1.T83</svg:desc>
                </draw:g>
              </table:table-cell>
              <table:table-cell office:value-type="float" office:value="0.00205288369790491">
                <text:p>0.00205288369790491</text:p>
                <draw:g>
                  <svg:desc>Sheet1.U15:Sheet1.U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21">
                <text:p>0.002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208687482880676">
                <text:p>0.00208687482880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25">
                <text:p>0.0025</text:p>
              </table:table-cell>
              <table:table-cell office:value-type="float" office:value="0.00005">
                <text:p>0.00005</text:p>
              </table:table-cell>
              <table:table-cell office:value-type="float" office:value="0.00212060826248994">
                <text:p>0.00212060826248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">
                <text:p>0.0006</text:p>
              </table:table-cell>
              <table:table-cell office:value-type="float" office:value="0.003">
                <text:p>0.003</text:p>
              </table:table-cell>
              <table:table-cell office:value-type="float" office:value="0.000075">
                <text:p>0.000075</text:p>
              </table:table-cell>
              <table:table-cell office:value-type="float" office:value="0.00215408494889019">
                <text:p>0.00215408494889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34">
                <text:p>0.0034</text:p>
              </table:table-cell>
              <table:table-cell office:value-type="float" office:value="0.0001">
                <text:p>0.0001</text:p>
              </table:table-cell>
              <table:table-cell office:value-type="float" office:value="0.00218730583794331">
                <text:p>0.00218730583794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">
                <text:p>0.0014</text:p>
              </table:table-cell>
              <table:table-cell office:value-type="float" office:value="0.0037">
                <text:p>0.0037</text:p>
              </table:table-cell>
              <table:table-cell office:value-type="float" office:value="0.00015">
                <text:p>0.00015</text:p>
              </table:table-cell>
              <table:table-cell office:value-type="float" office:value="0.00225298402375116">
                <text:p>0.00225298402375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">
                <text:p>0.0019</text:p>
              </table:table-cell>
              <table:table-cell office:value-type="float" office:value="0.004">
                <text:p>0.004</text:p>
              </table:table-cell>
              <table:table-cell office:value-type="float" office:value="0.0002">
                <text:p>0.0002</text:p>
              </table:table-cell>
              <table:table-cell office:value-type="float" office:value="0.00231765041939964">
                <text:p>0.00231765041939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">
                <text:p>0.0024</text:p>
              </table:table-cell>
              <table:table-cell office:value-type="float" office:value="0.0042">
                <text:p>0.0042</text:p>
              </table:table-cell>
              <table:table-cell office:value-type="float" office:value="0.00025">
                <text:p>0.00025</text:p>
              </table:table-cell>
              <table:table-cell office:value-type="float" office:value="0.0023813126243749">
                <text:p>0.0023813126243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1">
                <text:p>0.0031</text:p>
              </table:table-cell>
              <table:table-cell office:value-type="float" office:value="0.0045">
                <text:p>0.0045</text:p>
              </table:table-cell>
              <table:table-cell office:value-type="float" office:value="0.0003">
                <text:p>0.0003</text:p>
              </table:table-cell>
              <table:table-cell office:value-type="float" office:value="0.00244397823816307">
                <text:p>0.00244397823816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0.0047">
                <text:p>0.0047</text:p>
              </table:table-cell>
              <table:table-cell office:value-type="float" office:value="0.000375">
                <text:p>0.000375</text:p>
              </table:table-cell>
              <table:table-cell office:value-type="float" office:value="0.0025361246742455">
                <text:p>0.0025361246742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2">
                <text:p>0.0042</text:p>
              </table:table-cell>
              <table:table-cell office:value-type="float" office:value="0.0048">
                <text:p>0.0048</text:p>
              </table:table-cell>
              <table:table-cell office:value-type="float" office:value="0.00045">
                <text:p>0.00045</text:p>
              </table:table-cell>
              <table:table-cell office:value-type="float" office:value="0.00262607152726655">
                <text:p>0.00262607152726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">
                <text:p>0.0048</text:p>
              </table:table-cell>
              <table:table-cell office:value-type="float" office:value="0.0049">
                <text:p>0.0049</text:p>
              </table:table-cell>
              <table:table-cell office:value-type="float" office:value="0.000525">
                <text:p>0.000525</text:p>
              </table:table-cell>
              <table:table-cell office:value-type="float" office:value="0.00271384444549197">
                <text:p>0.0027138444454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6">
                <text:p>0.0056</text:p>
              </table:table-cell>
              <table:table-cell office:value-type="float" office:value="0.005">
                <text:p>0.005</text:p>
              </table:table-cell>
              <table:table-cell office:value-type="float" office:value="0.0006">
                <text:p>0.0006</text:p>
              </table:table-cell>
              <table:table-cell office:value-type="float" office:value="0.0027994690771875">
                <text:p>0.00279946907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">
                <text:p>0.0061</text:p>
              </table:table-cell>
              <table:table-cell office:value-type="float" office:value="0.005">
                <text:p>0.005</text:p>
              </table:table-cell>
              <table:table-cell office:value-type="float" office:value="0.0007">
                <text:p>0.0007</text:p>
              </table:table-cell>
              <table:table-cell office:value-type="float" office:value="0.00291033780407087">
                <text:p>0.00291033780407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">
                <text:p>0.0066</text:p>
              </table:table-cell>
              <table:table-cell office:value-type="float" office:value="0.005">
                <text:p>0.005</text:p>
              </table:table-cell>
              <table:table-cell office:value-type="float" office:value="0.0008">
                <text:p>0.0008</text:p>
              </table:table-cell>
              <table:table-cell office:value-type="float" office:value="0.00301749374770713">
                <text:p>0.00301749374770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6">
                <text:p>0.0076</text:p>
              </table:table-cell>
              <table:table-cell office:value-type="float" office:value="0.005">
                <text:p>0.005</text:p>
              </table:table-cell>
              <table:table-cell office:value-type="float" office:value="0.0009">
                <text:p>0.0009</text:p>
              </table:table-cell>
              <table:table-cell office:value-type="float" office:value="0.00312099770398542">
                <text:p>0.00312099770398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3">
                <text:p>0.008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322091046879491">
                <text:p>0.00322091046879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3">
                <text:p>0.0093</text:p>
              </table:table-cell>
              <table:table-cell office:value-type="float" office:value="0.0049">
                <text:p>0.0049</text:p>
              </table:table-cell>
              <table:table-cell office:value-type="float" office:value="0.0011">
                <text:p>0.0011</text:p>
              </table:table-cell>
              <table:table-cell office:value-type="float" office:value="0.00331729283802474">
                <text:p>0.00331729283802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0.00341020560756408">
                <text:p>0.00341020560756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0.00349970957330209">
                <text:p>0.00349970957330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0.00358586553112792">
                <text:p>0.0035858655311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5">
                <text:p>0.001525</text:p>
              </table:table-cell>
              <table:table-cell office:value-type="float" office:value="0.00368894496102109">
                <text:p>0.00368894496102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5">
                <text:p>0.00165</text:p>
              </table:table-cell>
              <table:table-cell office:value-type="float" office:value="0.00378700686409929">
                <text:p>0.00378700686409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75">
                <text:p>0.001775</text:p>
              </table:table-cell>
              <table:table-cell office:value-type="float" office:value="0.00388016998233354">
                <text:p>0.00388016998233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0.00396855305769485">
                <text:p>0.00396855305769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25">
                <text:p>0.002025</text:p>
              </table:table-cell>
              <table:table-cell office:value-type="float" office:value="0.00405227483215422">
                <text:p>0.00405227483215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">
                <text:p>0.00215</text:p>
              </table:table-cell>
              <table:table-cell office:value-type="float" office:value="0.00413145404768268">
                <text:p>0.00413145404768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75">
                <text:p>0.002275</text:p>
              </table:table-cell>
              <table:table-cell office:value-type="float" office:value="0.00420620944625121">
                <text:p>0.0042062094462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0.00427665976983084">
                <text:p>0.00427665976983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5">
                <text:p>0.002575</text:p>
              </table:table-cell>
              <table:table-cell office:value-type="float" office:value="0.00436828378157377">
                <text:p>0.00436828378157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">
                <text:p>0.00275</text:p>
              </table:table-cell>
              <table:table-cell office:value-type="float" office:value="0.00445202840857006">
                <text:p>0.00445202840857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25">
                <text:p>0.002925</text:p>
              </table:table-cell>
              <table:table-cell office:value-type="float" office:value="0.00452821947878819">
                <text:p>0.0045282194787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0.00459718282019659">
                <text:p>0.0045971828201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5">
                <text:p>0.003225</text:p>
              </table:table-cell>
              <table:table-cell office:value-type="float" office:value="0.00464219769748237">
                <text:p>0.00464219769748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">
                <text:p>0.00335</text:p>
              </table:table-cell>
              <table:table-cell office:value-type="float" office:value="0.00468380993875891">
                <text:p>0.0046838099387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5">
                <text:p>0.003475</text:p>
              </table:table-cell>
              <table:table-cell office:value-type="float" office:value="0.00472213828599724">
                <text:p>0.00472213828599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0.00475730148116835">
                <text:p>0.0047573014811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">
                <text:p>0.00375</text:p>
              </table:table-cell>
              <table:table-cell office:value-type="float" office:value="0.00479548650334014">
                <text:p>0.0047954865033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0.00482948988109931">
                <text:p>0.00482948988109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">
                <text:p>0.00405</text:p>
              </table:table-cell>
              <table:table-cell office:value-type="float" office:value="0.00485951680057175">
                <text:p>0.00485951680057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0.00488577244788337">
                <text:p>0.00488577244788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">
                <text:p>0.00435</text:p>
              </table:table-cell>
              <table:table-cell office:value-type="float" office:value="0.00490846200916008">
                <text:p>0.00490846200916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0.00492779067052778">
                <text:p>0.0049277906705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">
                <text:p>0.00465</text:p>
              </table:table-cell>
              <table:table-cell office:value-type="float" office:value="0.00494396361811238">
                <text:p>0.00494396361811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  <table:table-cell office:value-type="float" office:value="0.00495718603803977">
                <text:p>0.00495718603803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00497058086427407">
                <text:p>0.00497058086427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">
                <text:p>0.0052</text:p>
              </table:table-cell>
              <table:table-cell office:value-type="float" office:value="0.00497958145045488">
                <text:p>0.00497958145045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">
                <text:p>0.0054</text:p>
              </table:table-cell>
              <table:table-cell office:value-type="float" office:value="0.00498467416369545">
                <text:p>0.00498467416369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  <table:table-cell office:value-type="float" office:value="0.00498634537110903">
                <text:p>0.00498634537110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25">
                <text:p>0.005725</text:p>
              </table:table-cell>
              <table:table-cell office:value-type="float" office:value="0.004985868502702">
                <text:p>0.004985868502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5">
                <text:p>0.00585</text:p>
              </table:table-cell>
              <table:table-cell office:value-type="float" office:value="0.00498436383770593">
                <text:p>0.00498436383770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75">
                <text:p>0.005975</text:p>
              </table:table-cell>
              <table:table-cell office:value-type="float" office:value="0.00498195011809182">
                <text:p>0.00498195011809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  <table:table-cell office:value-type="float" office:value="0.0049787460858307">
                <text:p>0.0049787460858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25">
                <text:p>0.006225</text:p>
              </table:table-cell>
              <table:table-cell office:value-type="float" office:value="0.00497487048289356">
                <text:p>0.00497487048289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5">
                <text:p>0.00635</text:p>
              </table:table-cell>
              <table:table-cell office:value-type="float" office:value="0.00497044205125143">
                <text:p>0.00497044205125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75">
                <text:p>0.006475</text:p>
              </table:table-cell>
              <table:table-cell office:value-type="float" office:value="0.0049655795328753">
                <text:p>0.0049655795328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">
                <text:p>0.0066</text:p>
              </table:table-cell>
              <table:table-cell office:value-type="float" office:value="0.00496040166973619">
                <text:p>0.0049604016697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5">
                <text:p>0.00685</text:p>
              </table:table-cell>
              <table:table-cell office:value-type="float" office:value="0.00494957487705307">
                <text:p>0.0049495748770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">
                <text:p>0.0071</text:p>
              </table:table-cell>
              <table:table-cell office:value-type="float" office:value="0.00493891160897013">
                <text:p>0.0049389116089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35">
                <text:p>0.00735</text:p>
              </table:table-cell>
              <table:table-cell office:value-type="float" office:value="0.00492936180125546">
                <text:p>0.00492936180125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  <table:table-cell office:value-type="float" office:value="0.00492187538967713">
                <text:p>0.00492187538967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75">
                <text:p>0.007775</text:p>
              </table:table-cell>
              <table:table-cell office:value-type="float" office:value="0.00491837131287723">
                <text:p>0.00491837131287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5">
                <text:p>0.00795</text:p>
              </table:table-cell>
              <table:table-cell office:value-type="float" office:value="0.00491666959667895">
                <text:p>0.0049166695966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125">
                <text:p>0.008125</text:p>
              </table:table-cell>
              <table:table-cell office:value-type="float" office:value="0.00491709606905073">
                <text:p>0.00491709606905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  <table:table-cell office:value-type="float" office:value="0.00491997655796103">
                <text:p>0.00491997655796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5">
                <text:p>0.00855</text:p>
              </table:table-cell>
              <table:table-cell office:value-type="float" office:value="0.00492899446590566">
                <text:p>0.0049289944659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8">
                <text:p>0.0088</text:p>
              </table:table-cell>
              <table:table-cell office:value-type="float" office:value="0.00494463546167341">
                <text:p>0.00494463546167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5">
                <text:p>0.00905</text:p>
              </table:table-cell>
              <table:table-cell office:value-type="float" office:value="0.00496784948103234">
                <text:p>0.00496784948103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">
                <text:p>0.0093</text:p>
              </table:table-cell>
              <table:table-cell office:value-type="float" office:value="0.00499958645975054">
                <text:p>0.00499958645975054</text:p>
              </table:table-cell>
            </table:table-row>
          </table:table-rows>
        </table:table>
      </chart:chart>
    </office:chart>
  </office:body>
</office:document-content>
</file>

<file path=chart_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chart_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chart_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033cm" svg:height="6.022cm" xlink:href=".." xlink:type="simple" chart:class="chart:scatter" chart:style-name="ch1">
        <chart:plot-area chart:style-name="ch2" table:cell-range-address="Sheet1.D2:Sheet1.E12 Sheet1.Y2:Sheet1.Y42" svg:x="0.18cm" svg:y="0.12cm" svg:width="8.673cm" svg:height="5.782cm">
          <chartooo:coordinate-region svg:x="1.463cm" svg:y="0.319cm" svg:width="6.872cm" svg:height="4.9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2" chart:class="chart:scatter">
            <chart:domain table:cell-range-address="Sheet1.D2:Sheet1.D12"/>
            <chart:data-point chart:repeated="11"/>
          </chart:series>
          <chart:series chart:style-name="ch6" chart:values-cell-range-address="Sheet1.Y2:Sheet1.Y42" chart:class="chart:scatter">
            <chart:domain table:cell-range-address="Sheet1.X2:Sheet1.X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">
                <text:p>0.0014</text:p>
                <draw:g>
                  <svg:desc>Sheet1.D2:Sheet1.D12</svg:desc>
                </draw:g>
              </table:table-cell>
              <table:table-cell office:value-type="float" office:value="0.0017">
                <text:p>0.0017</text:p>
                <draw:g>
                  <svg:desc>Sheet1.E2:Sheet1.E12</svg:desc>
                </draw:g>
              </table:table-cell>
              <table:table-cell office:value-type="float" office:value="0.0014">
                <text:p>0.0014</text:p>
                <draw:g>
                  <svg:desc>Sheet1.X2:Sheet1.X42</svg:desc>
                </draw:g>
              </table:table-cell>
              <table:table-cell office:value-type="float" office:value="0.00166811310387251">
                <text:p>0.00166811310387251</text:p>
                <draw:g>
                  <svg:desc>Sheet1.Y2:Sheet1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">
                <text:p>0.0012</text:p>
              </table:table-cell>
              <table:table-cell office:value-type="float" office:value="0.0016">
                <text:p>0.0016</text:p>
              </table:table-cell>
              <table:table-cell office:value-type="float" office:value="0.00135">
                <text:p>0.00135</text:p>
              </table:table-cell>
              <table:table-cell office:value-type="float" office:value="0.00167544989425105">
                <text:p>0.0016754498942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15">
                <text:p>0.0015</text:p>
              </table:table-cell>
              <table:table-cell office:value-type="float" office:value="0.0013">
                <text:p>0.0013</text:p>
              </table:table-cell>
              <table:table-cell office:value-type="float" office:value="0.00167372777875051">
                <text:p>0.0016737277787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">
                <text:p>0.0008</text:p>
              </table:table-cell>
              <table:table-cell office:value-type="float" office:value="0.0014">
                <text:p>0.0014</text:p>
              </table:table-cell>
              <table:table-cell office:value-type="float" office:value="0.00125">
                <text:p>0.00125</text:p>
              </table:table-cell>
              <table:table-cell office:value-type="float" office:value="0.00166394838660864">
                <text:p>0.0016639483866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">
                <text:p>0.0006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164711334706319">
                <text:p>0.00164711334706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">
                <text:p>0.0004</text:p>
              </table:table-cell>
              <table:table-cell office:value-type="float" office:value="0.0013">
                <text:p>0.0013</text:p>
              </table:table-cell>
              <table:table-cell office:value-type="float" office:value="0.00115">
                <text:p>0.00115</text:p>
              </table:table-cell>
              <table:table-cell office:value-type="float" office:value="0.00162422428935188">
                <text:p>0.00162422428935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">
                <text:p>0.0002</text:p>
              </table:table-cell>
              <table:table-cell office:value-type="float" office:value="0.0013">
                <text:p>0.0013</text:p>
              </table:table-cell>
              <table:table-cell office:value-type="float" office:value="0.0011">
                <text:p>0.0011</text:p>
              </table:table-cell>
              <table:table-cell office:value-type="float" office:value="0.00159628284271247">
                <text:p>0.00159628284271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0.0014">
                <text:p>0.0014</text:p>
              </table:table-cell>
              <table:table-cell office:value-type="float" office:value="0.00105">
                <text:p>0.00105</text:p>
              </table:table-cell>
              <table:table-cell office:value-type="float" office:value="0.0015642906363827">
                <text:p>0.0015642906363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.0016">
                <text:p>0.0016</text:p>
              </table:table-cell>
              <table:table-cell office:value-type="float" office:value="0.001">
                <text:p>0.001</text:p>
              </table:table-cell>
              <table:table-cell office:value-type="float" office:value="0.00152924929960031">
                <text:p>0.00152924929960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.0018">
                <text:p>0.0018</text:p>
              </table:table-cell>
              <table:table-cell office:value-type="float" office:value="0.00095">
                <text:p>0.00095</text:p>
              </table:table-cell>
              <table:table-cell office:value-type="float" office:value="0.00149216046160304">
                <text:p>0.00149216046160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.0019">
                <text:p>0.0019</text:p>
              </table:table-cell>
              <table:table-cell office:value-type="float" office:value="0.0009">
                <text:p>0.0009</text:p>
              </table:table-cell>
              <table:table-cell office:value-type="float" office:value="0.00145402575162864">
                <text:p>0.0014540257516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">
                <text:p>0.00085</text:p>
              </table:table-cell>
              <table:table-cell office:value-type="float" office:value="0.00141584679891484">
                <text:p>0.00141584679891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0.00137862523269938">
                <text:p>0.00137862523269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5">
                <text:p>0.00075</text:p>
              </table:table-cell>
              <table:table-cell office:value-type="float" office:value="0.00134336268222002">
                <text:p>0.00134336268222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0.00131106077671449">
                <text:p>0.0013110607767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5">
                <text:p>0.00065</text:p>
              </table:table-cell>
              <table:table-cell office:value-type="float" office:value="0.00128272114542054">
                <text:p>0.00128272114542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0.00125934541757589">
                <text:p>0.00125934541757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">
                <text:p>0.00055</text:p>
              </table:table-cell>
              <table:table-cell office:value-type="float" office:value="0.00124193522241831">
                <text:p>0.00124193522241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0.00123149218918553">
                <text:p>0.0012314921891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5">
                <text:p>0.00045</text:p>
              </table:table-cell>
              <table:table-cell office:value-type="float" office:value="0.00122901794711529">
                <text:p>0.00122901794711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123551412544534">
                <text:p>0.00123551412544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5">
                <text:p>0.00035</text:p>
              </table:table-cell>
              <table:table-cell office:value-type="float" office:value="0.00125198235341341">
                <text:p>0.00125198235341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0.00127942426025725">
                <text:p>0.00127942426025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5">
                <text:p>0.00025</text:p>
              </table:table-cell>
              <table:table-cell office:value-type="float" office:value="0.00131884147521461">
                <text:p>0.00131884147521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0.00137123562752321">
                <text:p>0.00137123562752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75">
                <text:p>0.000175</text:p>
              </table:table-cell>
              <table:table-cell office:value-type="float" office:value="0.00140261206432103">
                <text:p>0.00140261206432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5">
                <text:p>0.00015</text:p>
              </table:table-cell>
              <table:table-cell office:value-type="float" office:value="0.00143760834642081">
                <text:p>0.00143760834642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5">
                <text:p>0.000125</text:p>
              </table:table-cell>
              <table:table-cell office:value-type="float" office:value="0.00147634967747728">
                <text:p>0.0014763496774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00151896126114515">
                <text:p>0.00151896126114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5">
                <text:p>0.000075</text:p>
              </table:table-cell>
              <table:table-cell office:value-type="float" office:value="0.00156556830107914">
                <text:p>0.00156556830107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5">
                <text:p>0.00005</text:p>
              </table:table-cell>
              <table:table-cell office:value-type="float" office:value="0.00161629600093396">
                <text:p>0.00161629600093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5">
                <text:p>0.000025</text:p>
              </table:table-cell>
              <table:table-cell office:value-type="float" office:value="0.00167126956436435">
                <text:p>0.0016712695643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1730614195025">
                <text:p>0.00173061419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.001730614195025">
                <text:p>0.001730614195025</text:p>
              </table:table-cell>
            </table:table-row>
          </table:table-rows>
        </table:table>
      </chart:chart>
    </office:chart>
  </office:body>
</office:document-content>
</file>

<file path=chart_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chart_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